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33ff99"/>
    </style:style>
    <style:style style:name="ce17" style:family="table-cell" style:parent-style-name="Default">
      <style:table-cell-properties fo:background-color="transparent"/>
    </style:style>
    <style:style style:name="ce7" style:family="table-cell" style:parent-style-name="Default" style:data-style-name="N139">
      <style:table-cell-properties fo:background-color="transparent"/>
    </style:style>
    <style:style style:name="ce8" style:family="table-cell" style:parent-style-name="Default" style:data-style-name="N139">
      <style:table-cell-properties style:text-align-source="fix" style:repeat-content="false" fo:background-color="transparent"/>
      <style:paragraph-properties fo:text-align="end" fo:margin-left="0mm"/>
    </style:style>
    <style:style style:name="ce9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23">
      <style:table-cell-properties fo:background-color="transparent"/>
    </style:style>
    <style:style style:name="ce2" style:family="table-cell" style:parent-style-name="Default" style:data-style-name="N123"/>
    <style:style style:name="ce12" style:family="table-cell" style:parent-style-name="Default" style:data-style-name="N123">
      <style:table-cell-properties fo:background-color="#66ffff"/>
    </style:style>
    <style:style style:name="ce13" style:family="table-cell" style:parent-style-name="Default" style:data-style-name="N2">
      <style:table-cell-properties fo:background-color="#66ffff"/>
    </style:style>
    <style:style style:name="ce14" style:family="table-cell" style:parent-style-name="Default" style:data-style-name="N123">
      <style:table-cell-properties fo:background-color="#00cc00"/>
    </style:style>
    <style:style style:name="ce15" style:family="table-cell" style:parent-style-name="Default" style:data-style-name="N123">
      <style:table-cell-properties fo:background-color="#ff0000"/>
    </style:style>
    <style:style style:name="ce16" style:family="table-cell" style:parent-style-name="Default" style:data-style-name="N123">
      <style:table-cell-properties fo:background-color="#ff3300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019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-K 600 -k 100 --method Lasso -b generate</text:p>
          </table:table-cell>
          <table:covered-table-cell table:number-columns-repeated="3" table:style-name="ce17"/>
          <table:table-cell table:style-name="ce17"/>
          <table:table-cell table:style-name="ce17" office:value-type="string" calcext:value-type="string">
            <text:p>Sigma = 2.4</text:p>
          </table:table-cell>
          <table:table-cell table:style-name="ce17" table:number-columns-repeated="1018"/>
        </table:table-row>
        <table:table-row table:style-name="ro1">
          <table:table-cell table:style-name="ce3" office:value-type="string" calcext:value-type="string" table:number-columns-spanned="4" table:number-rows-spanned="1">
            <text:p>entropic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plain</text:p>
          </table:table-cell>
          <table:covered-table-cell table:number-columns-repeated="3" table:style-name="ce17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nup116</text:p>
          </table:table-cell>
          <table:table-cell table:style-name="ce4" table:number-columns-repeated="3"/>
          <table:table-cell table:style-name="ce5"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float" office:value="0.3854" calcext:value-type="float">
            <text:p>0.38540</text:p>
          </table:table-cell>
          <table:table-cell table:style-name="ce7" office:value-type="float" office:value="0.3612" calcext:value-type="float">
            <text:p>0.36120</text:p>
          </table:table-cell>
          <table:table-cell table:style-name="ce7" office:value-type="float" office:value="0.399" calcext:value-type="float">
            <text:p>0.3990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0.2244" calcext:value-type="float">
            <text:p>0.22440</text:p>
          </table:table-cell>
          <table:table-cell table:style-name="ce7" office:value-type="float" office:value="0.3657" calcext:value-type="float">
            <text:p>0.36570</text:p>
          </table:table-cell>
          <table:table-cell table:style-name="ce7" office:value-type="float" office:value="0.3785" calcext:value-type="float">
            <text:p>0.37850</text:p>
          </table:table-cell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0.6487" calcext:value-type="float">
            <text:p>0.64870</text:p>
          </table:table-cell>
          <table:table-cell table:style-name="ce7" office:value-type="float" office:value="0.6433" calcext:value-type="float">
            <text:p>0.64330</text:p>
          </table:table-cell>
          <table:table-cell table:style-name="ce7" office:value-type="float" office:value="0.6856" calcext:value-type="float">
            <text:p>0.68560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0.4177" calcext:value-type="float">
            <text:p>0.41770</text:p>
          </table:table-cell>
          <table:table-cell table:style-name="ce7" office:value-type="float" office:value="0.6415" calcext:value-type="float">
            <text:p>0.64150</text:p>
          </table:table-cell>
          <table:table-cell table:style-name="ce7" office:value-type="float" office:value="0.6104" calcext:value-type="float">
            <text:p>0.61040</text:p>
          </table:table-cell>
          <table:table-cell table:number-columns-repeated="101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float" office:value="0.5348" calcext:value-type="float">
            <text:p>0.53480</text:p>
          </table:table-cell>
          <table:table-cell table:style-name="ce7" office:value-type="float" office:value="0.48" calcext:value-type="float">
            <text:p>0.48000</text:p>
          </table:table-cell>
          <table:table-cell table:style-name="ce7" office:value-type="float" office:value="0.5438" calcext:value-type="float">
            <text:p>0.54380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0.354" calcext:value-type="float">
            <text:p>0.35400</text:p>
          </table:table-cell>
          <table:table-cell table:style-name="ce7" office:value-type="float" office:value="0.4808" calcext:value-type="float">
            <text:p>0.48080</text:p>
          </table:table-cell>
          <table:table-cell table:style-name="ce7" office:value-type="float" office:value="0.4952" calcext:value-type="float">
            <text:p>0.49520</text:p>
          </table:table-cell>
          <table:table-cell table:number-columns-repeated="101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float" office:value="0.5962" calcext:value-type="float">
            <text:p>0.59620</text:p>
          </table:table-cell>
          <table:table-cell table:style-name="ce7" office:value-type="float" office:value="0.4855" calcext:value-type="float">
            <text:p>0.48550</text:p>
          </table:table-cell>
          <table:table-cell table:style-name="ce7" office:value-type="float" office:value="0.5884" calcext:value-type="float">
            <text:p>0.58840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0.3788" calcext:value-type="float">
            <text:p>0.37880</text:p>
          </table:table-cell>
          <table:table-cell table:style-name="ce7" office:value-type="float" office:value="0.4911" calcext:value-type="float">
            <text:p>0.49110</text:p>
          </table:table-cell>
          <table:table-cell table:style-name="ce7" office:value-type="float" office:value="0.5315" calcext:value-type="float">
            <text:p>0.53150</text:p>
          </table:table-cell>
          <table:table-cell table:number-columns-repeated="101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float" office:value="0.4751" calcext:value-type="float">
            <text:p>0.47510</text:p>
          </table:table-cell>
          <table:table-cell table:style-name="ce8" office:value-type="string" calcext:value-type="string">
            <text:p>failed</text:p>
          </table:table-cell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float" office:value="0.4716" calcext:value-type="float">
            <text:p>0.47160</text:p>
          </table:table-cell>
          <table:table-cell table:style-name="ce8" office:value-type="string" calcext:value-type="string">
            <text:p>failed</text:p>
          </table:table-cell>
          <table:table-cell table:number-columns-repeated="101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failed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failed</text:p>
          </table:table-cell>
          <table:table-cell table:number-columns-repeated="1016"/>
        </table:table-row>
        <table:table-row table:style-name="ro1" table:number-rows-repeated="2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gb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gb1</text:p>
          </table:table-cell>
          <table:table-cell table:style-name="ce4" table:number-columns-repeated="3"/>
          <table:table-cell table:style-name="ce5"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float" office:value="0.3366" calcext:value-type="float">
            <text:p>0.33660</text:p>
          </table:table-cell>
          <table:table-cell table:style-name="ce7" office:value-type="float" office:value="0.2075" calcext:value-type="float">
            <text:p>0.20750</text:p>
          </table:table-cell>
          <table:table-cell table:style-name="ce7" office:value-type="float" office:value="0.3015" calcext:value-type="float">
            <text:p>0.3015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0.3297" calcext:value-type="float">
            <text:p>0.32970</text:p>
          </table:table-cell>
          <table:table-cell table:style-name="ce7" office:value-type="float" office:value="0.2206" calcext:value-type="float">
            <text:p>0.22060</text:p>
          </table:table-cell>
          <table:table-cell table:style-name="ce7" office:value-type="float" office:value="0.3374" calcext:value-type="float">
            <text:p>0.33740</text:p>
          </table:table-cell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0.5002" calcext:value-type="float">
            <text:p>0.50020</text:p>
          </table:table-cell>
          <table:table-cell table:style-name="ce7" office:value-type="float" office:value="0.372" calcext:value-type="float">
            <text:p>0.37200</text:p>
          </table:table-cell>
          <table:table-cell table:style-name="ce7" office:value-type="float" office:value="0.495" calcext:value-type="float">
            <text:p>0.49500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0.4734" calcext:value-type="float">
            <text:p>0.47340</text:p>
          </table:table-cell>
          <table:table-cell table:style-name="ce7" office:value-type="float" office:value="0.3709" calcext:value-type="float">
            <text:p>0.37090</text:p>
          </table:table-cell>
          <table:table-cell table:style-name="ce7" office:value-type="float" office:value="0.4906" calcext:value-type="float">
            <text:p>0.49060</text:p>
          </table:table-cell>
          <table:table-cell table:number-columns-repeated="101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float" office:value="0.4311" calcext:value-type="float">
            <text:p>0.43110</text:p>
          </table:table-cell>
          <table:table-cell table:style-name="ce7" office:value-type="float" office:value="0.3163" calcext:value-type="float">
            <text:p>0.31630</text:p>
          </table:table-cell>
          <table:table-cell table:style-name="ce7" office:value-type="float" office:value="0.4074" calcext:value-type="float">
            <text:p>0.40740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0.4126" calcext:value-type="float">
            <text:p>0.41260</text:p>
          </table:table-cell>
          <table:table-cell table:style-name="ce7" office:value-type="float" office:value="0.3173" calcext:value-type="float">
            <text:p>0.31730</text:p>
          </table:table-cell>
          <table:table-cell table:style-name="ce7" office:value-type="float" office:value="0.381" calcext:value-type="float">
            <text:p>0.38100</text:p>
          </table:table-cell>
          <table:table-cell table:number-columns-repeated="101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float" office:value="0.4156" calcext:value-type="float">
            <text:p>0.41560</text:p>
          </table:table-cell>
          <table:table-cell table:style-name="ce7" office:value-type="float" office:value="0.3368" calcext:value-type="float">
            <text:p>0.33680</text:p>
          </table:table-cell>
          <table:table-cell table:style-name="ce7" office:value-type="float" office:value="0.4105" calcext:value-type="float">
            <text:p>0.41050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0.3959" calcext:value-type="float">
            <text:p>0.39590</text:p>
          </table:table-cell>
          <table:table-cell table:style-name="ce7" office:value-type="float" office:value="0.3412" calcext:value-type="float">
            <text:p>0.34120</text:p>
          </table:table-cell>
          <table:table-cell table:style-name="ce7" office:value-type="float" office:value="0.3528" calcext:value-type="float">
            <text:p>0.35280</text:p>
          </table:table-cell>
          <table:table-cell table:number-columns-repeated="101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float" office:value="0.3338" calcext:value-type="float">
            <text:p>0.33380</text:p>
          </table:table-cell>
          <table:table-cell table:style-name="ce8" office:value-type="string" calcext:value-type="string">
            <text:p>failed</text:p>
          </table:table-cell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float" office:value="0.3388" calcext:value-type="float">
            <text:p>0.33880</text:p>
          </table:table-cell>
          <table:table-cell table:style-name="ce8" office:value-type="string" calcext:value-type="string">
            <text:p>failed</text:p>
          </table:table-cell>
          <table:table-cell table:number-columns-repeated="101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failed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failed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4"/>
          <table:table-cell office:value-type="string" calcext:value-type="string">
            <text:p>spectral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rp-cage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Trp-cage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5"/>
          <table:table-cell table:style-name="ce5" office:value-type="string" calcext:value-type="string">
            <text:p>Sigma = 0.2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.6" calcext:value-type="float">
            <text:p>4.6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99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float" office:value="0.3729" calcext:value-type="float">
            <text:p>0.37290</text:p>
          </table:table-cell>
          <table:table-cell table:style-name="ce7" office:value-type="float" office:value="0.2844" calcext:value-type="float">
            <text:p>0.28440</text:p>
          </table:table-cell>
          <table:table-cell table:style-name="ce7" office:value-type="float" office:value="0.477" calcext:value-type="float">
            <text:p>0.4770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0.2222" calcext:value-type="float">
            <text:p>0.22220</text:p>
          </table:table-cell>
          <table:table-cell table:style-name="ce7" office:value-type="float" office:value="0.2842" calcext:value-type="float">
            <text:p>0.28420</text:p>
          </table:table-cell>
          <table:table-cell table:style-name="ce7" office:value-type="float" office:value="0.269" calcext:value-type="float">
            <text:p>0.26900</text:p>
          </table:table-cell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0.6643" calcext:value-type="float">
            <text:p>0.66430</text:p>
          </table:table-cell>
          <table:table-cell table:style-name="ce7" office:value-type="float" office:value="0.4412" calcext:value-type="float">
            <text:p>0.44120</text:p>
          </table:table-cell>
          <table:table-cell table:style-name="ce7" office:value-type="float" office:value="0.7222" calcext:value-type="float">
            <text:p>0.72220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0.4391" calcext:value-type="float">
            <text:p>0.43910</text:p>
          </table:table-cell>
          <table:table-cell table:style-name="ce7" office:value-type="float" office:value="0.4342" calcext:value-type="float">
            <text:p>0.43420</text:p>
          </table:table-cell>
          <table:table-cell table:style-name="ce7" office:value-type="float" office:value="0.4447" calcext:value-type="float">
            <text:p>0.4447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1522" calcext:value-type="float">
            <text:p>0.1522</text:p>
          </table:table-cell>
          <table:table-cell office:value-type="string" calcext:value-type="string">
            <text:p>failed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3" calcext:value-type="float">
            <text:p>0.43</text:p>
          </table:table-cell>
          <table:table-cell office:value-type="float" office:value="0.3972" calcext:value-type="float">
            <text:p>0.3972</text:p>
          </table:table-cell>
          <table:table-cell table:number-columns-repeated="99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float" office:value="0.5304" calcext:value-type="float">
            <text:p>0.53040</text:p>
          </table:table-cell>
          <table:table-cell table:style-name="ce7" office:value-type="float" office:value="0.3571" calcext:value-type="float">
            <text:p>0.35710</text:p>
          </table:table-cell>
          <table:table-cell table:style-name="ce7" office:value-type="float" office:value="0.5922" calcext:value-type="float">
            <text:p>0.59220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0.3502" calcext:value-type="float">
            <text:p>0.35020</text:p>
          </table:table-cell>
          <table:table-cell table:style-name="ce7" office:value-type="float" office:value="0.3507" calcext:value-type="float">
            <text:p>0.35070</text:p>
          </table:table-cell>
          <table:table-cell table:style-name="ce7" office:value-type="float" office:value="0.3692" calcext:value-type="float">
            <text:p>0.36920</text:p>
          </table:table-cell>
          <table:table-cell table:number-columns-repeated="101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float" office:value="0.5818" calcext:value-type="float">
            <text:p>0.58180</text:p>
          </table:table-cell>
          <table:table-cell table:style-name="ce7" office:value-type="float" office:value="0.3724" calcext:value-type="float">
            <text:p>0.37240</text:p>
          </table:table-cell>
          <table:table-cell table:style-name="ce7" office:value-type="float" office:value="0.6179" calcext:value-type="float">
            <text:p>0.61790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0.3891" calcext:value-type="float">
            <text:p>0.38910</text:p>
          </table:table-cell>
          <table:table-cell table:style-name="ce7" office:value-type="float" office:value="0.3772" calcext:value-type="float">
            <text:p>0.37720</text:p>
          </table:table-cell>
          <table:table-cell table:style-name="ce7" office:value-type="float" office:value="0.3646" calcext:value-type="float">
            <text:p>0.36460</text:p>
          </table:table-cell>
          <table:table-cell table:number-columns-repeated="101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float" office:value="0.3441" calcext:value-type="float">
            <text:p>0.34410</text:p>
          </table:table-cell>
          <table:table-cell table:style-name="ce8" office:value-type="string" calcext:value-type="string">
            <text:p>failed</text:p>
          </table:table-cell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float" office:value="0.343" calcext:value-type="float">
            <text:p>0.34300</text:p>
          </table:table-cell>
          <table:table-cell table:style-name="ce8" office:value-type="string" calcext:value-type="string">
            <text:p>failed</text:p>
          </table:table-cell>
          <table:table-cell table:number-columns-repeated="101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failed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failed</text:p>
          </table:table-cell>
          <table:table-cell table:number-columns-repeated="1016"/>
        </table:table-row>
        <table:table-row table:style-name="ro1" table:number-rows-repeated="2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nsp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nsp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5"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float" office:value="0.3867" calcext:value-type="float">
            <text:p>0.38670</text:p>
          </table:table-cell>
          <table:table-cell table:style-name="ce7" office:value-type="float" office:value="0.2349" calcext:value-type="float">
            <text:p>0.23490</text:p>
          </table:table-cell>
          <table:table-cell table:style-name="ce7" office:value-type="float" office:value="0.5174" calcext:value-type="float">
            <text:p>0.5174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0.2119" calcext:value-type="float">
            <text:p>0.21190</text:p>
          </table:table-cell>
          <table:table-cell table:style-name="ce7" office:value-type="float" office:value="0.2455" calcext:value-type="float">
            <text:p>0.24550</text:p>
          </table:table-cell>
          <table:table-cell table:style-name="ce7" office:value-type="float" office:value="0.3615" calcext:value-type="float">
            <text:p>0.36150</text:p>
          </table:table-cell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0.6718" calcext:value-type="float">
            <text:p>0.67180</text:p>
          </table:table-cell>
          <table:table-cell table:style-name="ce7" office:value-type="float" office:value="0.4204" calcext:value-type="float">
            <text:p>0.42040</text:p>
          </table:table-cell>
          <table:table-cell table:style-name="ce7" office:value-type="float" office:value="0.9261" calcext:value-type="float">
            <text:p>0.92610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0.4468" calcext:value-type="float">
            <text:p>0.44680</text:p>
          </table:table-cell>
          <table:table-cell table:style-name="ce7" office:value-type="float" office:value="0.4205" calcext:value-type="float">
            <text:p>0.42050</text:p>
          </table:table-cell>
          <table:table-cell table:style-name="ce7" office:value-type="float" office:value="0.5409" calcext:value-type="float">
            <text:p>0.54090</text:p>
          </table:table-cell>
          <table:table-cell table:number-columns-repeated="101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float" office:value="0.5358" calcext:value-type="float">
            <text:p>0.53580</text:p>
          </table:table-cell>
          <table:table-cell table:style-name="ce7" office:value-type="float" office:value="0.4096" calcext:value-type="float">
            <text:p>0.40960</text:p>
          </table:table-cell>
          <table:table-cell table:style-name="ce7" office:value-type="float" office:value="0.6781" calcext:value-type="float">
            <text:p>0.67810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0.3483" calcext:value-type="float">
            <text:p>0.34830</text:p>
          </table:table-cell>
          <table:table-cell table:style-name="ce7" office:value-type="float" office:value="0.4187" calcext:value-type="float">
            <text:p>0.41870</text:p>
          </table:table-cell>
          <table:table-cell table:style-name="ce7" office:value-type="float" office:value="0.4659" calcext:value-type="float">
            <text:p>0.46590</text:p>
          </table:table-cell>
          <table:table-cell table:number-columns-repeated="101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float" office:value="0.5786" calcext:value-type="float">
            <text:p>0.57860</text:p>
          </table:table-cell>
          <table:table-cell table:style-name="ce7" office:value-type="float" office:value="0.4873" calcext:value-type="float">
            <text:p>0.48730</text:p>
          </table:table-cell>
          <table:table-cell table:style-name="ce7" office:value-type="float" office:value="0.6791" calcext:value-type="float">
            <text:p>0.67910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0.3872" calcext:value-type="float">
            <text:p>0.38720</text:p>
          </table:table-cell>
          <table:table-cell table:style-name="ce7" office:value-type="float" office:value="0.479" calcext:value-type="float">
            <text:p>0.47900</text:p>
          </table:table-cell>
          <table:table-cell table:style-name="ce7" office:value-type="float" office:value="0.5346" calcext:value-type="float">
            <text:p>0.53460</text:p>
          </table:table-cell>
          <table:table-cell table:number-columns-repeated="101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7" office:value-type="float" office:value="0.5706" calcext:value-type="float">
            <text:p>0.57060</text:p>
          </table:table-cell>
          <table:table-cell table:style-name="ce7" office:value-type="float" office:value="0.4803" calcext:value-type="float">
            <text:p>0.48030</text:p>
          </table:table-cell>
          <table:table-cell table:style-name="ce7" office:value-type="float" office:value="0.6513" calcext:value-type="float">
            <text:p>0.65130</text:p>
          </table:table-cell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failed</text:p>
          </table:table-cell>
          <table:table-cell table:style-name="ce8" office:value-type="float" office:value="0.4863" calcext:value-type="float">
            <text:p>0.48630</text:p>
          </table:table-cell>
          <table:table-cell table:style-name="ce8" office:value-type="string" calcext:value-type="string">
            <text:p>failed</text:p>
          </table:table-cell>
          <table:table-cell table:number-columns-repeated="101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7" office:value-type="float" office:value="0.551" calcext:value-type="float">
            <text:p>0.55100</text:p>
          </table:table-cell>
          <table:table-cell table:style-name="ce7" office:value-type="float" office:value="0.4988" calcext:value-type="float">
            <text:p>0.49880</text:p>
          </table:table-cell>
          <table:table-cell table:style-name="ce7" office:value-type="float" office:value="0.6114" calcext:value-type="float">
            <text:p>0.6114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failed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method" table:style-name="ta1"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number-columns-repeated="10" table:default-cell-style-name="ce17"/>
        <table:table-column table:style-name="co1" table:number-columns-repeated="1006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-K 600 -k 100 --method Lasso -b generate</text:p>
          </table:table-cell>
          <table:covered-table-cell table:number-columns-repeated="3" table:style-name="ce17"/>
          <table:table-cell table:style-name="ce17"/>
          <table:table-cell table:style-name="ce17" office:value-type="string" calcext:value-type="string">
            <text:p>Sigma = 2.4</text:p>
          </table:table-cell>
          <table:table-cell table:style-name="ce17" table:number-columns-repeated="2"/>
          <table:table-cell table:number-columns-repeated="10"/>
          <table:table-cell table:style-name="ce17" table:number-columns-repeated="985"/>
          <table:table-cell table:number-columns-repeated="21"/>
        </table:table-row>
        <table:table-row table:style-name="ro1">
          <table:table-cell table:style-name="ce3" office:value-type="string" calcext:value-type="string" table:number-columns-spanned="4" table:number-rows-spanned="1">
            <text:p>entropic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plain</text:p>
          </table:table-cell>
          <table:covered-table-cell table:number-columns-repeated="3" table:style-name="ce17"/>
          <table:table-cell table:number-columns-repeated="10"/>
          <table:table-cell table:style-name="ce17" table:number-columns-repeated="985"/>
          <table:table-cell table:number-columns-repeated="21"/>
        </table:table-row>
        <table:table-row table:style-name="ro1">
          <table:table-cell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nup116</text:p>
          </table:table-cell>
          <table:table-cell table:style-name="ce13" office:value-type="string" calcext:value-type="string">
            <text:p>spectral</text:p>
          </table:table-cell>
          <table:table-cell table:style-name="ce13" office:value-type="string" calcext:value-type="string">
            <text:p>sub space</text:p>
          </table:table-cell>
          <table:table-cell table:style-name="ce13" office:value-type="string" calcext:value-type="string">
            <text:p>mixed</text:p>
          </table:table-cell>
          <table:table-cell table:number-columns-repeated="10"/>
          <table:table-cell table:style-name="ce4" table:number-columns-repeated="985"/>
          <table:table-cell table:number-columns-repeated="2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0" office:value-type="float" office:value="0.3872" calcext:value-type="float">
            <text:p>0.3872</text:p>
          </table:table-cell>
          <table:table-cell table:style-name="ce10" office:value-type="float" office:value="0.3316" calcext:value-type="float">
            <text:p>0.3316</text:p>
          </table:table-cell>
          <table:table-cell table:style-name="ce10" office:value-type="float" office:value="0.4006" calcext:value-type="float">
            <text:p>0.400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0.2958" calcext:value-type="float">
            <text:p>0.2958</text:p>
          </table:table-cell>
          <table:table-cell table:style-name="ce10" office:value-type="float" office:value="0.3316" calcext:value-type="float">
            <text:p>0.3316</text:p>
          </table:table-cell>
          <table:table-cell table:style-name="ce10" office:value-type="float" office:value="0.4496" calcext:value-type="float">
            <text:p>0.4496</text:p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0" office:value-type="float" office:value="0.6373" calcext:value-type="float">
            <text:p>0.6373</text:p>
          </table:table-cell>
          <table:table-cell table:style-name="ce10" office:value-type="float" office:value="0.6403" calcext:value-type="float">
            <text:p>0.6403</text:p>
          </table:table-cell>
          <table:table-cell table:style-name="ce10" office:value-type="float" office:value="0.6612" calcext:value-type="float">
            <text:p>0.6612</text:p>
          </table:table-cell>
          <table:table-cell table:style-name="ce9" office:value-type="float" office:value="10" calcext:value-type="float">
            <text:p>10</text:p>
          </table:table-cell>
          <table:table-cell table:style-name="ce10" office:value-type="float" office:value="0.4391" calcext:value-type="float">
            <text:p>0.4391</text:p>
          </table:table-cell>
          <table:table-cell table:style-name="ce10" office:value-type="float" office:value="0.6403" calcext:value-type="float">
            <text:p>0.6403</text:p>
          </table:table-cell>
          <table:table-cell table:style-name="ce10" office:value-type="float" office:value="0.7761" calcext:value-type="float">
            <text:p>0.7761</text:p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.5399" calcext:value-type="float">
            <text:p>0.5399</text:p>
          </table:table-cell>
          <table:table-cell table:style-name="ce10" office:value-type="float" office:value="0.4871" calcext:value-type="float">
            <text:p>0.4871</text:p>
          </table:table-cell>
          <table:table-cell table:style-name="ce10" office:value-type="float" office:value="0.5441" calcext:value-type="float">
            <text:p>0.5441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.4344" calcext:value-type="float">
            <text:p>0.4344</text:p>
          </table:table-cell>
          <table:table-cell table:style-name="ce10" office:value-type="float" office:value="0.4882" calcext:value-type="float">
            <text:p>0.4882</text:p>
          </table:table-cell>
          <table:table-cell table:style-name="ce10" office:value-type="float" office:value="0.6103" calcext:value-type="float">
            <text:p>0.6103</text:p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0" office:value-type="float" office:value="0.5876" calcext:value-type="float">
            <text:p>0.5876</text:p>
          </table:table-cell>
          <table:table-cell table:style-name="ce10" office:value-type="float" office:value="0.4832" calcext:value-type="float">
            <text:p>0.4832</text:p>
          </table:table-cell>
          <table:table-cell table:style-name="ce10" office:value-type="float" office:value="0.6" calcext:value-type="float">
            <text:p>0.6000</text:p>
          </table:table-cell>
          <table:table-cell table:style-name="ce9" office:value-type="float" office:value="20" calcext:value-type="float">
            <text:p>20</text:p>
          </table:table-cell>
          <table:table-cell table:style-name="ce10" office:value-type="float" office:value="0.5416" calcext:value-type="float">
            <text:p>0.5416</text:p>
          </table:table-cell>
          <table:table-cell table:style-name="ce10" office:value-type="float" office:value="0.4932" calcext:value-type="float">
            <text:p>0.4932</text:p>
          </table:table-cell>
          <table:table-cell table:style-name="ce10" office:value-type="float" office:value="0.7019" calcext:value-type="float">
            <text:p>0.7019</text:p>
          </table:table-cell>
          <table:table-cell table:number-columns-repeated="1016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10" office:value-type="float" office:value="0.5688" calcext:value-type="float">
            <text:p>0.5688</text:p>
          </table:table-cell>
          <table:table-cell table:style-name="ce10" office:value-type="float" office:value="0.4747" calcext:value-type="float">
            <text:p>0.4747</text:p>
          </table:table-cell>
          <table:table-cell table:style-name="ce10" office:value-type="float" office:value="0.5577" calcext:value-type="float">
            <text:p>0.5577</text:p>
          </table:table-cell>
          <table:table-cell table:style-name="ce9" office:value-type="float" office:value="50" calcext:value-type="float">
            <text:p>50</text:p>
          </table:table-cell>
          <table:table-cell table:style-name="ce10" office:value-type="float" office:value="0.5638" calcext:value-type="float">
            <text:p>0.5638</text:p>
          </table:table-cell>
          <table:table-cell table:style-name="ce10" office:value-type="float" office:value="0.4819" calcext:value-type="float">
            <text:p>0.4819</text:p>
          </table:table-cell>
          <table:table-cell table:style-name="ce10" office:value-type="float" office:value="0.6365" calcext:value-type="float">
            <text:p>0.6365</text:p>
          </table:table-cell>
          <table:table-cell table:number-columns-repeated="1016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0.5486" calcext:value-type="float">
            <text:p>0.5486</text:p>
          </table:table-cell>
          <table:table-cell table:style-name="ce10" office:value-type="float" office:value="0.478" calcext:value-type="float">
            <text:p>0.4780</text:p>
          </table:table-cell>
          <table:table-cell table:style-name="ce10" office:value-type="float" office:value="0.5072" calcext:value-type="float">
            <text:p>0.5072</text:p>
          </table:table-cell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0.5597" calcext:value-type="float">
            <text:p>0.5597</text:p>
          </table:table-cell>
          <table:table-cell table:style-name="ce10" office:value-type="float" office:value="0.4746" calcext:value-type="float">
            <text:p>0.4746</text:p>
          </table:table-cell>
          <table:table-cell table:style-name="ce10" office:value-type="float" office:value="0.6173" calcext:value-type="float">
            <text:p>0.6173</text:p>
          </table:table-cell>
          <table:table-cell table:number-columns-repeated="1016"/>
        </table:table-row>
        <table:table-row table:style-name="ro1" table:number-rows-repeated="2">
          <table:table-cell table:style-name="ce9"/>
          <table:table-cell table:style-name="ce2" table:number-columns-repeated="3"/>
          <table:table-cell table:style-name="ce9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9" office:value-type="string" calcext:value-type="string">
            <text:p>gb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style-name="ce9" office:value-type="string" calcext:value-type="string">
            <text:p>gb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"/>
          <table:table-cell table:style-name="ce4" table:number-columns-repeated="985"/>
          <table:table-cell table:number-columns-repeated="2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0" office:value-type="float" office:value="0.329" calcext:value-type="float">
            <text:p>0.3290</text:p>
          </table:table-cell>
          <table:table-cell table:style-name="ce10" office:value-type="float" office:value="0.2017" calcext:value-type="float">
            <text:p>0.2017</text:p>
          </table:table-cell>
          <table:table-cell table:style-name="ce10" office:value-type="float" office:value="0.298" calcext:value-type="float">
            <text:p>0.2980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0.3293" calcext:value-type="float">
            <text:p>0.3293</text:p>
          </table:table-cell>
          <table:table-cell table:style-name="ce10" office:value-type="float" office:value="0.2017" calcext:value-type="float">
            <text:p>0.2017</text:p>
          </table:table-cell>
          <table:table-cell table:style-name="ce10" office:value-type="float" office:value="0.298" calcext:value-type="float">
            <text:p>0.2980</text:p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0" office:value-type="float" office:value="0.4936" calcext:value-type="float">
            <text:p>0.4936</text:p>
          </table:table-cell>
          <table:table-cell table:style-name="ce10" office:value-type="float" office:value="0.3688" calcext:value-type="float">
            <text:p>0.3688</text:p>
          </table:table-cell>
          <table:table-cell table:style-name="ce10" office:value-type="float" office:value="0.4651" calcext:value-type="float">
            <text:p>0.4651</text:p>
          </table:table-cell>
          <table:table-cell table:style-name="ce9" office:value-type="float" office:value="10" calcext:value-type="float">
            <text:p>10</text:p>
          </table:table-cell>
          <table:table-cell table:style-name="ce10" office:value-type="float" office:value="0.4936" calcext:value-type="float">
            <text:p>0.4936</text:p>
          </table:table-cell>
          <table:table-cell table:style-name="ce10" office:value-type="float" office:value="0.3688" calcext:value-type="float">
            <text:p>0.3688</text:p>
          </table:table-cell>
          <table:table-cell table:style-name="ce10" office:value-type="float" office:value="0.4651" calcext:value-type="float">
            <text:p>0.4651</text:p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.4141" calcext:value-type="float">
            <text:p>0.4141</text:p>
          </table:table-cell>
          <table:table-cell table:style-name="ce10" office:value-type="float" office:value="0.3023" calcext:value-type="float">
            <text:p>0.3023</text:p>
          </table:table-cell>
          <table:table-cell table:style-name="ce10" office:value-type="float" office:value="0.401" calcext:value-type="float">
            <text:p>0.4010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.4144" calcext:value-type="float">
            <text:p>0.4144</text:p>
          </table:table-cell>
          <table:table-cell table:style-name="ce10" office:value-type="float" office:value="0.3022" calcext:value-type="float">
            <text:p>0.3022</text:p>
          </table:table-cell>
          <table:table-cell table:style-name="ce10" office:value-type="float" office:value="0.401" calcext:value-type="float">
            <text:p>0.4010</text:p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0" office:value-type="float" office:value="0.4538" calcext:value-type="float">
            <text:p>0.4538</text:p>
          </table:table-cell>
          <table:table-cell table:style-name="ce10" office:value-type="float" office:value="0.335" calcext:value-type="float">
            <text:p>0.3350</text:p>
          </table:table-cell>
          <table:table-cell table:style-name="ce10" office:value-type="float" office:value="0.402" calcext:value-type="float">
            <text:p>0.4020</text:p>
          </table:table-cell>
          <table:table-cell table:style-name="ce9" office:value-type="float" office:value="20" calcext:value-type="float">
            <text:p>20</text:p>
          </table:table-cell>
          <table:table-cell table:style-name="ce10" office:value-type="float" office:value="0.4502" calcext:value-type="float">
            <text:p>0.4502</text:p>
          </table:table-cell>
          <table:table-cell table:style-name="ce10" office:value-type="float" office:value="0.3257" calcext:value-type="float">
            <text:p>0.3257</text:p>
          </table:table-cell>
          <table:table-cell table:style-name="ce10" office:value-type="float" office:value="0.4024" calcext:value-type="float">
            <text:p>0.4024</text:p>
          </table:table-cell>
          <table:table-cell table:number-columns-repeated="1016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10" office:value-type="float" office:value="0.3878" calcext:value-type="float">
            <text:p>0.3878</text:p>
          </table:table-cell>
          <table:table-cell table:style-name="ce10" office:value-type="float" office:value="0.3371" calcext:value-type="float">
            <text:p>0.3371</text:p>
          </table:table-cell>
          <table:table-cell table:style-name="ce10" office:value-type="float" office:value="0.3655" calcext:value-type="float">
            <text:p>0.3655</text:p>
          </table:table-cell>
          <table:table-cell table:style-name="ce9" office:value-type="float" office:value="50" calcext:value-type="float">
            <text:p>50</text:p>
          </table:table-cell>
          <table:table-cell table:style-name="ce10" office:value-type="float" office:value="0.3895" calcext:value-type="float">
            <text:p>0.3895</text:p>
          </table:table-cell>
          <table:table-cell table:style-name="ce10" office:value-type="float" office:value="0.3373" calcext:value-type="float">
            <text:p>0.3373</text:p>
          </table:table-cell>
          <table:table-cell table:style-name="ce10" office:value-type="float" office:value="0.3654" calcext:value-type="float">
            <text:p>0.3654</text:p>
          </table:table-cell>
          <table:table-cell table:number-columns-repeated="1016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0.3813" calcext:value-type="float">
            <text:p>0.3813</text:p>
          </table:table-cell>
          <table:table-cell table:style-name="ce10" office:value-type="float" office:value="0.3653" calcext:value-type="float">
            <text:p>0.3653</text:p>
          </table:table-cell>
          <table:table-cell table:style-name="ce10" office:value-type="float" office:value="0.3783" calcext:value-type="float">
            <text:p>0.3783</text:p>
          </table:table-cell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0.3827" calcext:value-type="float">
            <text:p>0.3827</text:p>
          </table:table-cell>
          <table:table-cell table:style-name="ce10" office:value-type="float" office:value="0.3645" calcext:value-type="float">
            <text:p>0.3645</text:p>
          </table:table-cell>
          <table:table-cell table:style-name="ce10" office:value-type="float" office:value="0.3783" calcext:value-type="float">
            <text:p>0.3783</text:p>
          </table:table-cell>
          <table:table-cell table:number-columns-repeated="1016"/>
        </table:table-row>
        <table:table-row table:style-name="ro1" table:number-rows-repeated="2">
          <table:table-cell table:style-name="ce9"/>
          <table:table-cell table:style-name="ce2" table:number-columns-repeated="3"/>
          <table:table-cell table:style-name="ce9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9" office:value-type="string" calcext:value-type="string">
            <text:p>Trp-cage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style-name="ce9" office:value-type="string" calcext:value-type="string">
            <text:p>Trp-cage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"/>
          <table:table-cell table:style-name="ce4" table:number-columns-repeated="985"/>
          <table:table-cell table:number-columns-repeated="2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0" office:value-type="float" office:value="0.3872" calcext:value-type="float">
            <text:p>0.3872</text:p>
          </table:table-cell>
          <table:table-cell table:style-name="ce10" office:value-type="float" office:value="0.2459" calcext:value-type="float">
            <text:p>0.2459</text:p>
          </table:table-cell>
          <table:table-cell table:style-name="ce10" office:value-type="float" office:value="0.4555" calcext:value-type="float">
            <text:p>0.455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0.2958" calcext:value-type="float">
            <text:p>0.2958</text:p>
          </table:table-cell>
          <table:table-cell table:style-name="ce10" office:value-type="float" office:value="0.2459" calcext:value-type="float">
            <text:p>0.2459</text:p>
          </table:table-cell>
          <table:table-cell table:style-name="ce10" office:value-type="float" office:value="0.4036" calcext:value-type="float">
            <text:p>0.4036</text:p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0" office:value-type="float" office:value="0.6364" calcext:value-type="float">
            <text:p>0.6364</text:p>
          </table:table-cell>
          <table:table-cell table:style-name="ce10" office:value-type="float" office:value="0.394" calcext:value-type="float">
            <text:p>0.3940</text:p>
          </table:table-cell>
          <table:table-cell table:style-name="ce10" office:value-type="float" office:value="0.6858" calcext:value-type="float">
            <text:p>0.6858</text:p>
          </table:table-cell>
          <table:table-cell table:style-name="ce9" office:value-type="float" office:value="10" calcext:value-type="float">
            <text:p>10</text:p>
          </table:table-cell>
          <table:table-cell table:style-name="ce10" office:value-type="float" office:value="0.4703" calcext:value-type="float">
            <text:p>0.4703</text:p>
          </table:table-cell>
          <table:table-cell table:style-name="ce10" office:value-type="float" office:value="0.394" calcext:value-type="float">
            <text:p>0.3940</text:p>
          </table:table-cell>
          <table:table-cell table:style-name="ce10" office:value-type="float" office:value="0.7092" calcext:value-type="float">
            <text:p>0.7092</text:p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.5399" calcext:value-type="float">
            <text:p>0.5399</text:p>
          </table:table-cell>
          <table:table-cell table:style-name="ce10" office:value-type="float" office:value="0.327" calcext:value-type="float">
            <text:p>0.3270</text:p>
          </table:table-cell>
          <table:table-cell table:style-name="ce10" office:value-type="float" office:value="0.5935" calcext:value-type="float">
            <text:p>0.5935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.4343" calcext:value-type="float">
            <text:p>0.4343</text:p>
          </table:table-cell>
          <table:table-cell table:style-name="ce10" office:value-type="float" office:value="0.3266" calcext:value-type="float">
            <text:p>0.3266</text:p>
          </table:table-cell>
          <table:table-cell table:style-name="ce10" office:value-type="float" office:value="0.529" calcext:value-type="float">
            <text:p>0.5290</text:p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0" office:value-type="float" office:value="0.5855" calcext:value-type="float">
            <text:p>0.5855</text:p>
          </table:table-cell>
          <table:table-cell table:style-name="ce10" office:value-type="float" office:value="0.3555" calcext:value-type="float">
            <text:p>0.3555</text:p>
          </table:table-cell>
          <table:table-cell table:style-name="ce10" office:value-type="float" office:value="0.6203" calcext:value-type="float">
            <text:p>0.6203</text:p>
          </table:table-cell>
          <table:table-cell table:style-name="ce9" office:value-type="float" office:value="20" calcext:value-type="float">
            <text:p>20</text:p>
          </table:table-cell>
          <table:table-cell table:style-name="ce10" office:value-type="float" office:value="0.5379" calcext:value-type="float">
            <text:p>0.5379</text:p>
          </table:table-cell>
          <table:table-cell table:style-name="ce10" office:value-type="float" office:value="0.3545" calcext:value-type="float">
            <text:p>0.3545</text:p>
          </table:table-cell>
          <table:table-cell table:style-name="ce10" office:value-type="float" office:value="0.6073" calcext:value-type="float">
            <text:p>0.6073</text:p>
          </table:table-cell>
          <table:table-cell table:number-columns-repeated="1016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10" office:value-type="float" office:value="0.5707" calcext:value-type="float">
            <text:p>0.5707</text:p>
          </table:table-cell>
          <table:table-cell table:style-name="ce10" office:value-type="float" office:value="0.353" calcext:value-type="float">
            <text:p>0.3530</text:p>
          </table:table-cell>
          <table:table-cell table:style-name="ce10" office:value-type="float" office:value="0.5843" calcext:value-type="float">
            <text:p>0.5843</text:p>
          </table:table-cell>
          <table:table-cell table:style-name="ce9" office:value-type="float" office:value="50" calcext:value-type="float">
            <text:p>50</text:p>
          </table:table-cell>
          <table:table-cell table:style-name="ce10" office:value-type="float" office:value="0.5718" calcext:value-type="float">
            <text:p>0.5718</text:p>
          </table:table-cell>
          <table:table-cell table:style-name="ce10" office:value-type="float" office:value="0.4772" calcext:value-type="float">
            <text:p>0.4772</text:p>
          </table:table-cell>
          <table:table-cell table:style-name="ce10" office:value-type="float" office:value="0.598" calcext:value-type="float">
            <text:p>0.5980</text:p>
          </table:table-cell>
          <table:table-cell table:number-columns-repeated="1016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0.5517" calcext:value-type="float">
            <text:p>0.5517</text:p>
          </table:table-cell>
          <table:table-cell table:style-name="ce10" office:value-type="float" office:value="0.3826" calcext:value-type="float">
            <text:p>0.3826</text:p>
          </table:table-cell>
          <table:table-cell table:style-name="ce10" office:value-type="float" office:value="0.5682" calcext:value-type="float">
            <text:p>0.5682</text:p>
          </table:table-cell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0.561" calcext:value-type="float">
            <text:p>0.5610</text:p>
          </table:table-cell>
          <table:table-cell table:style-name="ce10" office:value-type="float" office:value="0.3824" calcext:value-type="float">
            <text:p>0.3824</text:p>
          </table:table-cell>
          <table:table-cell table:style-name="ce10" office:value-type="float" office:value="0.6053" calcext:value-type="float">
            <text:p>0.6053</text:p>
          </table:table-cell>
          <table:table-cell table:number-columns-repeated="1016"/>
        </table:table-row>
        <table:table-row table:style-name="ro1" table:number-rows-repeated="2">
          <table:table-cell table:style-name="ce9"/>
          <table:table-cell table:style-name="ce2" table:number-columns-repeated="3"/>
          <table:table-cell table:style-name="ce9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9" office:value-type="string" calcext:value-type="string">
            <text:p>nsp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style-name="ce9" office:value-type="string" calcext:value-type="string">
            <text:p>nsp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"/>
          <table:table-cell table:style-name="ce4" table:number-columns-repeated="985"/>
          <table:table-cell table:number-columns-repeated="2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0" office:value-type="float" office:value="0.3888" calcext:value-type="float">
            <text:p>0.3888</text:p>
          </table:table-cell>
          <table:table-cell table:style-name="ce10" office:value-type="float" office:value="0.2343" calcext:value-type="float">
            <text:p>0.2343</text:p>
          </table:table-cell>
          <table:table-cell table:style-name="ce10" office:value-type="float" office:value="0.4664" calcext:value-type="float">
            <text:p>0.4664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0.2947" calcext:value-type="float">
            <text:p>0.2947</text:p>
          </table:table-cell>
          <table:table-cell table:style-name="ce10" office:value-type="float" office:value="0.2339" calcext:value-type="float">
            <text:p>0.2339</text:p>
          </table:table-cell>
          <table:table-cell table:style-name="ce10" office:value-type="float" office:value="0.3426" calcext:value-type="float">
            <text:p>0.3426</text:p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0" office:value-type="float" office:value="0.6362" calcext:value-type="float">
            <text:p>0.6362</text:p>
          </table:table-cell>
          <table:table-cell table:style-name="ce10" office:value-type="float" office:value="0.4195" calcext:value-type="float">
            <text:p>0.4195</text:p>
          </table:table-cell>
          <table:table-cell table:style-name="ce10" office:value-type="float" office:value="0.8428" calcext:value-type="float">
            <text:p>0.8428</text:p>
          </table:table-cell>
          <table:table-cell table:style-name="ce9" office:value-type="float" office:value="10" calcext:value-type="float">
            <text:p>10</text:p>
          </table:table-cell>
          <table:table-cell table:style-name="ce10" office:value-type="float" office:value="0.4703" calcext:value-type="float">
            <text:p>0.4703</text:p>
          </table:table-cell>
          <table:table-cell table:style-name="ce10" office:value-type="float" office:value="0.4199" calcext:value-type="float">
            <text:p>0.4199</text:p>
          </table:table-cell>
          <table:table-cell table:style-name="ce10" office:value-type="float" office:value="0.5469" calcext:value-type="float">
            <text:p>0.5469</text:p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.5359" calcext:value-type="float">
            <text:p>0.5359</text:p>
          </table:table-cell>
          <table:table-cell table:style-name="ce10" office:value-type="float" office:value="0.4095" calcext:value-type="float">
            <text:p>0.4095</text:p>
          </table:table-cell>
          <table:table-cell table:style-name="ce10" office:value-type="float" office:value="0.6646" calcext:value-type="float">
            <text:p>0.6646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.4344" calcext:value-type="float">
            <text:p>0.4344</text:p>
          </table:table-cell>
          <table:table-cell table:style-name="ce10" office:value-type="float" office:value="0.4055" calcext:value-type="float">
            <text:p>0.4055</text:p>
          </table:table-cell>
          <table:table-cell table:style-name="ce10" office:value-type="float" office:value="0.4459" calcext:value-type="float">
            <text:p>0.4459</text:p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0" office:value-type="float" office:value="0.5731" calcext:value-type="float">
            <text:p>0.5731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7034" calcext:value-type="float">
            <text:p>0.7034</text:p>
          </table:table-cell>
          <table:table-cell table:style-name="ce9" office:value-type="float" office:value="20" calcext:value-type="float">
            <text:p>20</text:p>
          </table:table-cell>
          <table:table-cell table:style-name="ce10" office:value-type="float" office:value="0.5375" calcext:value-type="float">
            <text:p>0.5375</text:p>
          </table:table-cell>
          <table:table-cell table:style-name="ce10" office:value-type="float" office:value="0.5057" calcext:value-type="float">
            <text:p>0.5057</text:p>
          </table:table-cell>
          <table:table-cell table:style-name="ce10" office:value-type="float" office:value="0.5534" calcext:value-type="float">
            <text:p>0.5534</text:p>
          </table:table-cell>
          <table:table-cell table:number-columns-repeated="1016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10" office:value-type="float" office:value="0.5706" calcext:value-type="float">
            <text:p>0.5706</text:p>
          </table:table-cell>
          <table:table-cell table:style-name="ce10" office:value-type="float" office:value="0.4803" calcext:value-type="float">
            <text:p>0.4803</text:p>
          </table:table-cell>
          <table:table-cell table:style-name="ce10" office:value-type="float" office:value="0.6513" calcext:value-type="float">
            <text:p>0.6513</text:p>
          </table:table-cell>
          <table:table-cell table:style-name="ce9" office:value-type="float" office:value="50" calcext:value-type="float">
            <text:p>50</text:p>
          </table:table-cell>
          <table:table-cell table:style-name="ce10" office:value-type="float" office:value="0.5709" calcext:value-type="float">
            <text:p>0.5709</text:p>
          </table:table-cell>
          <table:table-cell table:style-name="ce10" office:value-type="float" office:value="0.4882" calcext:value-type="float">
            <text:p>0.4882</text:p>
          </table:table-cell>
          <table:table-cell table:style-name="ce10" office:value-type="float" office:value="0.547" calcext:value-type="float">
            <text:p>0.5470</text:p>
          </table:table-cell>
          <table:table-cell table:number-columns-repeated="1016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0.551" calcext:value-type="float">
            <text:p>0.5510</text:p>
          </table:table-cell>
          <table:table-cell table:style-name="ce10" office:value-type="float" office:value="0.4988" calcext:value-type="float">
            <text:p>0.4988</text:p>
          </table:table-cell>
          <table:table-cell table:style-name="ce10" office:value-type="float" office:value="0.6114" calcext:value-type="float">
            <text:p>0.6114</text:p>
          </table:table-cell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0.5635" calcext:value-type="float">
            <text:p>0.5635</text:p>
          </table:table-cell>
          <table:table-cell table:style-name="ce10" office:value-type="float" office:value="0.5083" calcext:value-type="float">
            <text:p>0.5083</text:p>
          </table:table-cell>
          <table:table-cell table:style-name="ce10" office:value-type="float" office:value="0.5522" calcext:value-type="float">
            <text:p>0.5522</text:p>
          </table:table-cell>
          <table:table-cell table:number-columns-repeated="1016"/>
        </table:table-row>
        <table:table-row table:style-name="ro1" table:number-rows-repeated="8">
          <table:table-cell table:style-name="ce17" table:number-columns-repeated="8"/>
          <table:table-cell table:number-columns-repeated="10"/>
          <table:table-cell table:style-name="ce17" table:number-columns-repeated="985"/>
          <table:table-cell table:number-columns-repeated="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x_20" table:style-name="ta1">
        <table:table-column table:style-name="co1" table:default-cell-style-name="ce9"/>
        <table:table-column table:style-name="co1" table:default-cell-style-name="ce10"/>
        <table:table-column table:style-name="co1" table:default-cell-style-name="ce14"/>
        <table:table-column table:style-name="co1" table:default-cell-style-name="ce10"/>
        <table:table-column table:style-name="co1" table:default-cell-style-name="ce9"/>
        <table:table-column table:style-name="co1" table:default-cell-style-name="ce10"/>
        <table:table-column table:style-name="co1" table:default-cell-style-name="ce14"/>
        <table:table-column table:style-name="co1" table:default-cell-style-name="ce10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-K 600 -k 100 --method Lasso -b generate</text:p>
          </table:table-cell>
          <table:covered-table-cell table:number-columns-repeated="3" table:style-name="ce17"/>
          <table:table-cell table:style-name="ce17"/>
          <table:table-cell table:style-name="ce17" office:value-type="string" calcext:value-type="string">
            <text:p>Sigma = 2.4</text:p>
          </table:table-cell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entropic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plain</text:p>
          </table:table-cell>
          <table:covered-table-cell table:number-columns-repeated="3" table:style-name="ce17"/>
          <table:table-cell table:number-columns-repeated="1016"/>
        </table:table-row>
        <table:table-row table:style-name="ro1"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7" calcext:value-type="float">
            <text:p>0.3888</text:p>
          </table:table-cell>
          <table:table-cell table:style-name="ce10" office:value-type="float" office:value="0.387184273664" calcext:value-type="float">
            <text:p>0.3872</text:p>
          </table:table-cell>
          <table:table-cell office:value-type="float" office:value="0.387184273664" calcext:value-type="float">
            <text:p>0.3872</text:p>
          </table:table-cell>
          <table:table-cell office:value-type="float" office:value="8" calcext:value-type="float">
            <text:p>8</text:p>
          </table:table-cell>
          <table:table-cell office:value-type="float" office:value="0.29493" calcext:value-type="float">
            <text:p>0.2949</text:p>
          </table:table-cell>
          <table:table-cell table:style-name="ce10" office:value-type="float" office:value="0.294983953732" calcext:value-type="float">
            <text:p>0.2950</text:p>
          </table:table-cell>
          <table:table-cell table:style-name="ce16" office:value-type="float" office:value="0.29582815438" calcext:value-type="float">
            <text:p>0.295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389" calcext:value-type="float">
            <text:p>0.6339</text:p>
          </table:table-cell>
          <table:table-cell table:style-name="ce10" office:value-type="float" office:value="0.633894678207" calcext:value-type="float">
            <text:p>0.6339</text:p>
          </table:table-cell>
          <table:table-cell office:value-type="float" office:value="0.633894678207" calcext:value-type="float">
            <text:p>0.6339</text:p>
          </table:table-cell>
          <table:table-cell office:value-type="float" office:value="10" calcext:value-type="float">
            <text:p>10</text:p>
          </table:table-cell>
          <table:table-cell office:value-type="float" office:value="0.47023" calcext:value-type="float">
            <text:p>0.4702</text:p>
          </table:table-cell>
          <table:table-cell table:style-name="ce16" office:value-type="float" office:value="0.470815073831" calcext:value-type="float">
            <text:p>0.4708</text:p>
          </table:table-cell>
          <table:table-cell table:style-name="ce16" office:value-type="float" office:value="0.477814873999" calcext:value-type="float">
            <text:p>0.477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583" calcext:value-type="float">
            <text:p>0.5358</text:p>
          </table:table-cell>
          <table:table-cell table:style-name="ce10" office:value-type="float" office:value="0.540209180846" calcext:value-type="float">
            <text:p>0.5402</text:p>
          </table:table-cell>
          <table:table-cell office:value-type="float" office:value="0.539901520195" calcext:value-type="float">
            <text:p>0.5399</text:p>
          </table:table-cell>
          <table:table-cell office:value-type="float" office:value="15" calcext:value-type="float">
            <text:p>15</text:p>
          </table:table-cell>
          <table:table-cell office:value-type="float" office:value="0.43376" calcext:value-type="float">
            <text:p>0.4338</text:p>
          </table:table-cell>
          <table:table-cell table:style-name="ce10" office:value-type="float" office:value="0.434515966642" calcext:value-type="float">
            <text:p>0.4345</text:p>
          </table:table-cell>
          <table:table-cell table:style-name="ce16" office:value-type="float" office:value="0.434411252347" calcext:value-type="float">
            <text:p>0.434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661" calcext:value-type="float">
            <text:p>0.5766</text:p>
          </table:table-cell>
          <table:table-cell office:value-type="float" office:value="0.58834651645" calcext:value-type="float">
            <text:p>0.5883</text:p>
          </table:table-cell>
          <table:table-cell office:value-type="float" office:value="0.585731184848" calcext:value-type="float">
            <text:p>0.5857</text:p>
          </table:table-cell>
          <table:table-cell office:value-type="float" office:value="20" calcext:value-type="float">
            <text:p>20</text:p>
          </table:table-cell>
          <table:table-cell office:value-type="float" office:value="0.52843" calcext:value-type="float">
            <text:p>0.5284</text:p>
          </table:table-cell>
          <table:table-cell office:value-type="float" office:value="0.542856008885" calcext:value-type="float">
            <text:p>0.5429</text:p>
          </table:table-cell>
          <table:table-cell table:style-name="ce16" office:value-type="float" office:value="0.538258451754" calcext:value-type="float">
            <text:p>0.538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8119" calcext:value-type="float">
            <text:p>0.5812</text:p>
          </table:table-cell>
          <table:table-cell office:value-type="float" office:value="0.574534984877" calcext:value-type="float">
            <text:p>0.5745</text:p>
          </table:table-cell>
          <table:table-cell office:value-type="float" office:value="0.569956153626" calcext:value-type="float">
            <text:p>0.5700</text:p>
          </table:table-cell>
          <table:table-cell office:value-type="float" office:value="50" calcext:value-type="float">
            <text:p>50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572972363027" calcext:value-type="float">
            <text:p>0.5730</text:p>
          </table:table-cell>
          <table:table-cell table:style-name="ce16" office:value-type="float" office:value="0.564358332235" calcext:value-type="float">
            <text:p>0.5644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266" calcext:value-type="float">
            <text:p>0.5527</text:p>
          </table:table-cell>
          <table:table-cell office:value-type="float" office:value="0.552551704138" calcext:value-type="float">
            <text:p>0.5526</text:p>
          </table:table-cell>
          <table:table-cell office:value-type="float" office:value="0.55138316709" calcext:value-type="float">
            <text:p>0.5514</text:p>
          </table:table-cell>
          <table:table-cell office:value-type="float" office:value="100" calcext:value-type="float">
            <text:p>100</text:p>
          </table:table-cell>
          <table:table-cell office:value-type="float" office:value="0.55324" calcext:value-type="float">
            <text:p>0.5532</text:p>
          </table:table-cell>
          <table:table-cell office:value-type="float" office:value="0.559678463585" calcext:value-type="float">
            <text:p>0.5597</text:p>
          </table:table-cell>
          <table:table-cell office:value-type="float" office:value="0.562333741667" calcext:value-type="float">
            <text:p>0.5623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gb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gb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871" calcext:value-type="float">
            <text:p>0.3287</text:p>
          </table:table-cell>
          <table:table-cell table:number-columns-repeated="2" office:value-type="float" office:value="0.329328542181" calcext:value-type="float">
            <text:p>0.3293</text:p>
          </table:table-cell>
          <table:table-cell office:value-type="float" office:value="8" calcext:value-type="float">
            <text:p>8</text:p>
          </table:table-cell>
          <table:table-cell office:value-type="float" office:value="0.3287" calcext:value-type="float">
            <text:p>0.3287</text:p>
          </table:table-cell>
          <table:table-cell table:style-name="ce10" office:value-type="float" office:value="0.329328542181" calcext:value-type="float">
            <text:p>0.3293</text:p>
          </table:table-cell>
          <table:table-cell office:value-type="float" office:value="0.329328542181" calcext:value-type="float">
            <text:p>0.329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365" calcext:value-type="float">
            <text:p>0.4937</text:p>
          </table:table-cell>
          <table:table-cell table:number-columns-repeated="2" office:value-type="float" office:value="0.493649659653" calcext:value-type="float">
            <text:p>0.4936</text:p>
          </table:table-cell>
          <table:table-cell office:value-type="float" office:value="10" calcext:value-type="float">
            <text:p>10</text:p>
          </table:table-cell>
          <table:table-cell office:value-type="float" office:value="0.49365" calcext:value-type="float">
            <text:p>0.4937</text:p>
          </table:table-cell>
          <table:table-cell table:number-columns-repeated="2" office:value-type="float" office:value="0.493649659653" calcext:value-type="float">
            <text:p>0.493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648" calcext:value-type="float">
            <text:p>0.4365</text:p>
          </table:table-cell>
          <table:table-cell office:value-type="float" office:value="0.433428165422" calcext:value-type="float">
            <text:p>0.4334</text:p>
          </table:table-cell>
          <table:table-cell office:value-type="float" office:value="0.433897381047" calcext:value-type="float">
            <text:p>0.4339</text:p>
          </table:table-cell>
          <table:table-cell office:value-type="float" office:value="15" calcext:value-type="float">
            <text:p>15</text:p>
          </table:table-cell>
          <table:table-cell office:value-type="float" office:value="0.43641" calcext:value-type="float">
            <text:p>0.4364</text:p>
          </table:table-cell>
          <table:table-cell office:value-type="float" office:value="0.433307459794" calcext:value-type="float">
            <text:p>0.4333</text:p>
          </table:table-cell>
          <table:table-cell office:value-type="float" office:value="0.414193642288" calcext:value-type="float">
            <text:p>0.414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05" calcext:value-type="float">
            <text:p>0.4505</text:p>
          </table:table-cell>
          <table:table-cell office:value-type="float" office:value="0.448183027571" calcext:value-type="float">
            <text:p>0.4482</text:p>
          </table:table-cell>
          <table:table-cell office:value-type="float" office:value="0.450389162129" calcext:value-type="float">
            <text:p>0.4504</text:p>
          </table:table-cell>
          <table:table-cell office:value-type="float" office:value="20" calcext:value-type="float">
            <text:p>20</text:p>
          </table:table-cell>
          <table:table-cell office:value-type="float" office:value="0.45935" calcext:value-type="float">
            <text:p>0.4594</text:p>
          </table:table-cell>
          <table:table-cell office:value-type="float" office:value="0.449174737323" calcext:value-type="float">
            <text:p>0.4492</text:p>
          </table:table-cell>
          <table:table-cell office:value-type="float" office:value="0.448862249464" calcext:value-type="float">
            <text:p>0.4489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8695" calcext:value-type="float">
            <text:p>0.3870</text:p>
          </table:table-cell>
          <table:table-cell table:style-name="ce10" office:value-type="float" office:value="0.389601671215" calcext:value-type="float">
            <text:p>0.3896</text:p>
          </table:table-cell>
          <table:table-cell office:value-type="float" office:value="0.390002745361" calcext:value-type="float">
            <text:p>0.3900</text:p>
          </table:table-cell>
          <table:table-cell office:value-type="float" office:value="50" calcext:value-type="float">
            <text:p>50</text:p>
          </table:table-cell>
          <table:table-cell office:value-type="float" office:value="0.38535" calcext:value-type="float">
            <text:p>0.3854</text:p>
          </table:table-cell>
          <table:table-cell table:style-name="ce10" office:value-type="float" office:value="0.388584611539" calcext:value-type="float">
            <text:p>0.3886</text:p>
          </table:table-cell>
          <table:table-cell office:value-type="float" office:value="0.392117248786" calcext:value-type="float">
            <text:p>0.3921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321" calcext:value-type="float">
            <text:p>0.3832</text:p>
          </table:table-cell>
          <table:table-cell table:style-name="ce10" office:value-type="float" office:value="0.382072048889" calcext:value-type="float">
            <text:p>0.3821</text:p>
          </table:table-cell>
          <table:table-cell office:value-type="float" office:value="0.381588005473" calcext:value-type="float">
            <text:p>0.3816</text:p>
          </table:table-cell>
          <table:table-cell office:value-type="float" office:value="100" calcext:value-type="float">
            <text:p>100</text:p>
          </table:table-cell>
          <table:table-cell office:value-type="float" office:value="0.38642" calcext:value-type="float">
            <text:p>0.3864</text:p>
          </table:table-cell>
          <table:table-cell table:style-name="ce10" office:value-type="float" office:value="0.379843714954" calcext:value-type="float">
            <text:p>0.3798</text:p>
          </table:table-cell>
          <table:table-cell office:value-type="float" office:value="0.382616068169" calcext:value-type="float">
            <text:p>0.3826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rp-cage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Trp-cage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7" calcext:value-type="float">
            <text:p>0.3888</text:p>
          </table:table-cell>
          <table:table-cell table:number-columns-repeated="2" office:value-type="float" office:value="0.387184273664" calcext:value-type="float">
            <text:p>0.3872</text:p>
          </table:table-cell>
          <table:table-cell office:value-type="float" office:value="8" calcext:value-type="float">
            <text:p>8</text:p>
          </table:table-cell>
          <table:table-cell office:value-type="float" office:value="0.29577" calcext:value-type="float">
            <text:p>0.2958</text:p>
          </table:table-cell>
          <table:table-cell table:style-name="ce10" office:value-type="float" office:value="0.294983953732" calcext:value-type="float">
            <text:p>0.2950</text:p>
          </table:table-cell>
          <table:table-cell table:style-name="ce15" office:value-type="float" office:value="0.29582815438" calcext:value-type="float">
            <text:p>0.295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389" calcext:value-type="float">
            <text:p>0.6339</text:p>
          </table:table-cell>
          <table:table-cell table:number-columns-repeated="2" office:value-type="float" office:value="0.633894678207" calcext:value-type="float">
            <text:p>0.6339</text:p>
          </table:table-cell>
          <table:table-cell office:value-type="float" office:value="10" calcext:value-type="float">
            <text:p>10</text:p>
          </table:table-cell>
          <table:table-cell office:value-type="float" office:value="0.47781" calcext:value-type="float">
            <text:p>0.4778</text:p>
          </table:table-cell>
          <table:table-cell office:value-type="float" office:value="0.47178081902" calcext:value-type="float">
            <text:p>0.4718</text:p>
          </table:table-cell>
          <table:table-cell table:style-name="ce15" office:value-type="float" office:value="0.472566860585" calcext:value-type="float">
            <text:p>0.472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587" calcext:value-type="float">
            <text:p>0.5359</text:p>
          </table:table-cell>
          <table:table-cell office:value-type="float" office:value="0.543104126379" calcext:value-type="float">
            <text:p>0.5431</text:p>
          </table:table-cell>
          <table:table-cell office:value-type="float" office:value="0.539901520195" calcext:value-type="float">
            <text:p>0.5399</text:p>
          </table:table-cell>
          <table:table-cell office:value-type="float" office:value="15" calcext:value-type="float">
            <text:p>15</text:p>
          </table:table-cell>
          <table:table-cell office:value-type="float" office:value="0.43474" calcext:value-type="float">
            <text:p>0.4347</text:p>
          </table:table-cell>
          <table:table-cell office:value-type="float" office:value="0.435717858806" calcext:value-type="float">
            <text:p>0.4357</text:p>
          </table:table-cell>
          <table:table-cell table:style-name="ce15" office:value-type="float" office:value="0.434515966642" calcext:value-type="float">
            <text:p>0.434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541" calcext:value-type="float">
            <text:p>0.5854</text:p>
          </table:table-cell>
          <table:table-cell office:value-type="float" office:value="0.578542711412" calcext:value-type="float">
            <text:p>0.5785</text:p>
          </table:table-cell>
          <table:table-cell office:value-type="float" office:value="0.581520426421" calcext:value-type="float">
            <text:p>0.5815</text:p>
          </table:table-cell>
          <table:table-cell office:value-type="float" office:value="20" calcext:value-type="float">
            <text:p>20</text:p>
          </table:table-cell>
          <table:table-cell office:value-type="float" office:value="0.52123" calcext:value-type="float">
            <text:p>0.5212</text:p>
          </table:table-cell>
          <table:table-cell office:value-type="float" office:value="0.540297540496" calcext:value-type="float">
            <text:p>0.5403</text:p>
          </table:table-cell>
          <table:table-cell table:style-name="ce15" office:value-type="float" office:value="0.535242825289" calcext:value-type="float">
            <text:p>0.5352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7332" calcext:value-type="float">
            <text:p>0.5733</text:p>
          </table:table-cell>
          <table:table-cell office:value-type="float" office:value="0.568318456115" calcext:value-type="float">
            <text:p>0.5683</text:p>
          </table:table-cell>
          <table:table-cell office:value-type="float" office:value="0.568751462495" calcext:value-type="float">
            <text:p>0.5688</text:p>
          </table:table-cell>
          <table:table-cell office:value-type="float" office:value="50" calcext:value-type="float">
            <text:p>50</text:p>
          </table:table-cell>
          <table:table-cell office:value-type="float" office:value="0.56621" calcext:value-type="float">
            <text:p>0.5662</text:p>
          </table:table-cell>
          <table:table-cell office:value-type="float" office:value="0.565322907774" calcext:value-type="float">
            <text:p>0.5653</text:p>
          </table:table-cell>
          <table:table-cell office:value-type="float" office:value="0.56797789089" calcext:value-type="float">
            <text:p>0.5680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071" calcext:value-type="float">
            <text:p>0.5507</text:p>
          </table:table-cell>
          <table:table-cell office:value-type="float" office:value="0.551605544747" calcext:value-type="float">
            <text:p>0.5516</text:p>
          </table:table-cell>
          <table:table-cell office:value-type="float" office:value="0.552894684583" calcext:value-type="float">
            <text:p>0.5529</text:p>
          </table:table-cell>
          <table:table-cell office:value-type="float" office:value="100" calcext:value-type="float">
            <text:p>100</text:p>
          </table:table-cell>
          <table:table-cell office:value-type="float" office:value="0.55329" calcext:value-type="float">
            <text:p>0.5533</text:p>
          </table:table-cell>
          <table:table-cell office:value-type="float" office:value="0.565478719279" calcext:value-type="float">
            <text:p>0.5655</text:p>
          </table:table-cell>
          <table:table-cell office:value-type="float" office:value="0.565340559477" calcext:value-type="float">
            <text:p>0.5653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sp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nsp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387184273664" calcext:value-type="float">
            <text:p>0.3872</text:p>
          </table:table-cell>
          <table:table-cell table:style-name="ce15" office:value-type="float" office:value="0.387184273664" calcext:value-type="float">
            <text:p>0.3872</text:p>
          </table:table-cell>
          <table:table-cell office:value-type="float" office:value="8" calcext:value-type="float">
            <text:p>8</text:p>
          </table:table-cell>
          <table:table-cell office:value-type="float" office:value="0.295771945932" calcext:value-type="float">
            <text:p>0.2958</text:p>
          </table:table-cell>
          <table:table-cell table:style-name="ce10" office:value-type="float" office:value="0.294769400285" calcext:value-type="float">
            <text:p>0.2948</text:p>
          </table:table-cell>
          <table:table-cell office:value-type="float" office:value="0.294983953732" calcext:value-type="float">
            <text:p>0.295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6525734315" calcext:value-type="float">
            <text:p>0.6365</text:p>
          </table:table-cell>
          <table:table-cell office:value-type="float" office:value="0.634070297597" calcext:value-type="float">
            <text:p>0.6341</text:p>
          </table:table-cell>
          <table:table-cell table:style-name="ce15" office:value-type="float" office:value="0.634070297597" calcext:value-type="float">
            <text:p>0.6341</text:p>
          </table:table-cell>
          <table:table-cell office:value-type="float" office:value="10" calcext:value-type="float">
            <text:p>10</text:p>
          </table:table-cell>
          <table:table-cell office:value-type="float" office:value="0.477814873999" calcext:value-type="float">
            <text:p>0.4778</text:p>
          </table:table-cell>
          <table:table-cell table:style-name="ce10" office:value-type="float" office:value="0.469980075412" calcext:value-type="float">
            <text:p>0.4700</text:p>
          </table:table-cell>
          <table:table-cell table:style-name="ce15" office:value-type="float" office:value="0.470815073831" calcext:value-type="float">
            <text:p>0.470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5871725076" calcext:value-type="float">
            <text:p>0.5359</text:p>
          </table:table-cell>
          <table:table-cell office:value-type="float" office:value="0.539806579267" calcext:value-type="float">
            <text:p>0.5398</text:p>
          </table:table-cell>
          <table:table-cell table:style-name="ce15" office:value-type="float" office:value="0.539806579267" calcext:value-type="float">
            <text:p>0.5398</text:p>
          </table:table-cell>
          <table:table-cell office:value-type="float" office:value="15" calcext:value-type="float">
            <text:p>15</text:p>
          </table:table-cell>
          <table:table-cell office:value-type="float" office:value="0.433775000062" calcext:value-type="float">
            <text:p>0.4338</text:p>
          </table:table-cell>
          <table:table-cell table:style-name="ce10" office:value-type="float" office:value="0.4345006425" calcext:value-type="float">
            <text:p>0.4345</text:p>
          </table:table-cell>
          <table:table-cell office:value-type="float" office:value="0.434371718078" calcext:value-type="float">
            <text:p>0.434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8631662544" calcext:value-type="float">
            <text:p>0.5786</text:p>
          </table:table-cell>
          <table:table-cell table:style-name="ce10" office:value-type="float" office:value="0.581549141753" calcext:value-type="float">
            <text:p>0.5815</text:p>
          </table:table-cell>
          <table:table-cell table:style-name="ce15" office:value-type="float" office:value="0.595519750423" calcext:value-type="float">
            <text:p>0.5955</text:p>
          </table:table-cell>
          <table:table-cell office:value-type="float" office:value="20" calcext:value-type="float">
            <text:p>20</text:p>
          </table:table-cell>
          <table:table-cell office:value-type="float" office:value="0.528247861808" calcext:value-type="float">
            <text:p>0.5282</text:p>
          </table:table-cell>
          <table:table-cell table:style-name="ce10" office:value-type="float" office:value="0.540026967236" calcext:value-type="float">
            <text:p>0.5400</text:p>
          </table:table-cell>
          <table:table-cell office:value-type="float" office:value="0.537847717287" calcext:value-type="float">
            <text:p>0.5378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70355399911" calcext:value-type="float">
            <text:p>0.5704</text:p>
          </table:table-cell>
          <table:table-cell table:style-name="ce10" office:value-type="float" office:value="0.570110404888" calcext:value-type="float">
            <text:p>0.5701</text:p>
          </table:table-cell>
          <table:table-cell office:value-type="float" office:value="0.571151384256" calcext:value-type="float">
            <text:p>0.5712</text:p>
          </table:table-cell>
          <table:table-cell office:value-type="float" office:value="50" calcext:value-type="float">
            <text:p>50</text:p>
          </table:table-cell>
          <table:table-cell office:value-type="float" office:value="0.562779696849" calcext:value-type="float">
            <text:p>0.5628</text:p>
          </table:table-cell>
          <table:table-cell office:value-type="float" office:value="0.568231459033" calcext:value-type="float">
            <text:p>0.5682</text:p>
          </table:table-cell>
          <table:table-cell office:value-type="float" office:value="0.567180382455" calcext:value-type="float">
            <text:p>0.5672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6336754024" calcext:value-type="float">
            <text:p>0.5563</text:p>
          </table:table-cell>
          <table:table-cell table:style-name="ce10" office:value-type="float" office:value="0.55132781476" calcext:value-type="float">
            <text:p>0.5513</text:p>
          </table:table-cell>
          <table:table-cell office:value-type="float" office:value="0.553866547015" calcext:value-type="float">
            <text:p>0.5539</text:p>
          </table:table-cell>
          <table:table-cell office:value-type="float" office:value="100" calcext:value-type="float">
            <text:p>100</text:p>
          </table:table-cell>
          <table:table-cell office:value-type="float" office:value="0.55402517312" calcext:value-type="float">
            <text:p>0.5540</text:p>
          </table:table-cell>
          <table:table-cell table:style-name="ce10" office:value-type="float" office:value="0.56386262578" calcext:value-type="float">
            <text:p>0.5639</text:p>
          </table:table-cell>
          <table:table-cell office:value-type="float" office:value="0.56189925848" calcext:value-type="float">
            <text:p>0.5619</text:p>
          </table:table-cell>
          <table:table-cell table:number-columns-repeated="1016"/>
        </table:table-row>
      </table:table>
      <table:table table:name="max_80" table:style-name="ta1">
        <table:table-column table:style-name="co1" table:default-cell-style-name="ce9"/>
        <table:table-column table:style-name="co1" table:number-columns-repeated="3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-K 600 -k 100 --method Lasso -b generate</text:p>
          </table:table-cell>
          <table:covered-table-cell table:number-columns-repeated="3" table:style-name="ce17"/>
          <table:table-cell table:style-name="ce17"/>
          <table:table-cell table:style-name="ce17" office:value-type="string" calcext:value-type="string">
            <text:p>Sigma = 2.4</text:p>
          </table:table-cell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entropic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plain</text:p>
          </table:table-cell>
          <table:covered-table-cell table:number-columns-repeated="3" table:style-name="ce17"/>
          <table:table-cell table:number-columns-repeated="1016"/>
        </table:table-row>
        <table:table-row table:style-name="ro1"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331643578195" calcext:value-type="float">
            <text:p>0.3316</text:p>
          </table:table-cell>
          <table:table-cell office:value-type="float" office:value="0.400668818504" calcext:value-type="float">
            <text:p>0.4007</text:p>
          </table:table-cell>
          <table:table-cell office:value-type="string" calcext:value-type="string">
            <text:p>8</text:p>
          </table:table-cell>
          <table:table-cell office:value-type="float" office:value="0.295771945932" calcext:value-type="float">
            <text:p>0.2958</text:p>
          </table:table-cell>
          <table:table-cell office:value-type="float" office:value="0.331643578195" calcext:value-type="float">
            <text:p>0.3316</text:p>
          </table:table-cell>
          <table:table-cell office:value-type="float" office:value="0.449629950667" calcext:value-type="float">
            <text:p>0.4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5882940865" calcext:value-type="float">
            <text:p>0.6359</text:p>
          </table:table-cell>
          <table:table-cell office:value-type="float" office:value="0.643705889742" calcext:value-type="float">
            <text:p>0.6437</text:p>
          </table:table-cell>
          <table:table-cell office:value-type="float" office:value="0.661239407744" calcext:value-type="float">
            <text:p>0.6612</text:p>
          </table:table-cell>
          <table:table-cell office:value-type="string" calcext:value-type="string">
            <text:p>10</text:p>
          </table:table-cell>
          <table:table-cell office:value-type="float" office:value="0.472566860585" calcext:value-type="float">
            <text:p>0.4726</text:p>
          </table:table-cell>
          <table:table-cell office:value-type="float" office:value="0.64290804131" calcext:value-type="float">
            <text:p>0.6429</text:p>
          </table:table-cell>
          <table:table-cell office:value-type="float" office:value="0.776053773817" calcext:value-type="float">
            <text:p>0.77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37538992622" calcext:value-type="float">
            <text:p>0.5375</text:p>
          </table:table-cell>
          <table:table-cell office:value-type="float" office:value="0.487329633141" calcext:value-type="float">
            <text:p>0.4873</text:p>
          </table:table-cell>
          <table:table-cell office:value-type="float" office:value="0.542200649409" calcext:value-type="float">
            <text:p>0.5422</text:p>
          </table:table-cell>
          <table:table-cell office:value-type="string" calcext:value-type="string">
            <text:p>15</text:p>
          </table:table-cell>
          <table:table-cell office:value-type="float" office:value="0.43373062763" calcext:value-type="float">
            <text:p>0.4337</text:p>
          </table:table-cell>
          <table:table-cell office:value-type="float" office:value="0.486949494687" calcext:value-type="float">
            <text:p>0.4869</text:p>
          </table:table-cell>
          <table:table-cell office:value-type="float" office:value="0.608241139164" calcext:value-type="float">
            <text:p>0.60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99150586761" calcext:value-type="float">
            <text:p>0.5992</text:p>
          </table:table-cell>
          <table:table-cell office:value-type="float" office:value="0.487762060922" calcext:value-type="float">
            <text:p>0.4878</text:p>
          </table:table-cell>
          <table:table-cell office:value-type="float" office:value="0.600119246887" calcext:value-type="float">
            <text:p>0.6001</text:p>
          </table:table-cell>
          <table:table-cell office:value-type="string" calcext:value-type="string">
            <text:p>20</text:p>
          </table:table-cell>
          <table:table-cell office:value-type="float" office:value="0.53228752072" calcext:value-type="float">
            <text:p>0.5323</text:p>
          </table:table-cell>
          <table:table-cell office:value-type="float" office:value="0.489981486695" calcext:value-type="float">
            <text:p>0.4900</text:p>
          </table:table-cell>
          <table:table-cell office:value-type="float" office:value="0.690835793327" calcext:value-type="float">
            <text:p>0.6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76243743811" calcext:value-type="float">
            <text:p>0.5762</text:p>
          </table:table-cell>
          <table:table-cell office:value-type="float" office:value="0.48673637139" calcext:value-type="float">
            <text:p>0.4867</text:p>
          </table:table-cell>
          <table:table-cell office:value-type="float" office:value="0.558764508066" calcext:value-type="float">
            <text:p>0.5588</text:p>
          </table:table-cell>
          <table:table-cell office:value-type="string" calcext:value-type="string">
            <text:p>50</text:p>
          </table:table-cell>
          <table:table-cell office:value-type="float" office:value="0.561228928386" calcext:value-type="float">
            <text:p>0.5612</text:p>
          </table:table-cell>
          <table:table-cell office:value-type="float" office:value="0.489351231798" calcext:value-type="float">
            <text:p>0.4894</text:p>
          </table:table-cell>
          <table:table-cell office:value-type="float" office:value="0.631233396463" calcext:value-type="float">
            <text:p>0.63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57887108792" calcext:value-type="float">
            <text:p>0.5579</text:p>
          </table:table-cell>
          <table:table-cell office:value-type="float" office:value="0.482542538654" calcext:value-type="float">
            <text:p>0.4825</text:p>
          </table:table-cell>
          <table:table-cell office:value-type="float" office:value="0.513133033131" calcext:value-type="float">
            <text:p>0.5131</text:p>
          </table:table-cell>
          <table:table-cell office:value-type="string" calcext:value-type="string">
            <text:p>100</text:p>
          </table:table-cell>
          <table:table-cell office:value-type="float" office:value="0.554108883201" calcext:value-type="float">
            <text:p>0.5541</text:p>
          </table:table-cell>
          <table:table-cell office:value-type="float" office:value="0.479966258536" calcext:value-type="float">
            <text:p>0.4800</text:p>
          </table:table-cell>
          <table:table-cell office:value-type="float" office:value="0.613375850699" calcext:value-type="float">
            <text:p>0.613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b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gb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28695523466" calcext:value-type="float">
            <text:p>0.3287</text:p>
          </table:table-cell>
          <table:table-cell office:value-type="float" office:value="0.201920963458" calcext:value-type="float">
            <text:p>0.2019</text:p>
          </table:table-cell>
          <table:table-cell office:value-type="float" office:value="0.296863690332" calcext:value-type="float">
            <text:p>0.2969</text:p>
          </table:table-cell>
          <table:table-cell office:value-type="string" calcext:value-type="string">
            <text:p>8</text:p>
          </table:table-cell>
          <table:table-cell office:value-type="float" office:value="0.328706779363" calcext:value-type="float">
            <text:p>0.3287</text:p>
          </table:table-cell>
          <table:table-cell office:value-type="float" office:value="0.201920963458" calcext:value-type="float">
            <text:p>0.2019</text:p>
          </table:table-cell>
          <table:table-cell office:value-type="float" office:value="0.296863690332" calcext:value-type="float">
            <text:p>0.2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493649659653" calcext:value-type="float">
            <text:p>0.4936</text:p>
          </table:table-cell>
          <table:table-cell office:value-type="float" office:value="0.368771311831" calcext:value-type="float">
            <text:p>0.3688</text:p>
          </table:table-cell>
          <table:table-cell office:value-type="float" office:value="0.465129175399" calcext:value-type="float">
            <text:p>0.4651</text:p>
          </table:table-cell>
          <table:table-cell office:value-type="string" calcext:value-type="string">
            <text:p>10</text:p>
          </table:table-cell>
          <table:table-cell office:value-type="float" office:value="0.493649659653" calcext:value-type="float">
            <text:p>0.4936</text:p>
          </table:table-cell>
          <table:table-cell office:value-type="float" office:value="0.368801041545" calcext:value-type="float">
            <text:p>0.3688</text:p>
          </table:table-cell>
          <table:table-cell office:value-type="float" office:value="0.465129175399" calcext:value-type="float">
            <text:p>0.46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436449331056" calcext:value-type="float">
            <text:p>0.4364</text:p>
          </table:table-cell>
          <table:table-cell office:value-type="float" office:value="0.30755902588" calcext:value-type="float">
            <text:p>0.3076</text:p>
          </table:table-cell>
          <table:table-cell office:value-type="float" office:value="0.405529572626" calcext:value-type="float">
            <text:p>0.4055</text:p>
          </table:table-cell>
          <table:table-cell office:value-type="string" calcext:value-type="string">
            <text:p>15</text:p>
          </table:table-cell>
          <table:table-cell office:value-type="float" office:value="0.436601385897" calcext:value-type="float">
            <text:p>0.4366</text:p>
          </table:table-cell>
          <table:table-cell office:value-type="float" office:value="0.307696499167" calcext:value-type="float">
            <text:p>0.3077</text:p>
          </table:table-cell>
          <table:table-cell office:value-type="float" office:value="0.405529572626" calcext:value-type="float">
            <text:p>0.40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458404928829" calcext:value-type="float">
            <text:p>0.4584</text:p>
          </table:table-cell>
          <table:table-cell office:value-type="float" office:value="0.338069924257" calcext:value-type="float">
            <text:p>0.3381</text:p>
          </table:table-cell>
          <table:table-cell office:value-type="float" office:value="0.408598803622" calcext:value-type="float">
            <text:p>0.4086</text:p>
          </table:table-cell>
          <table:table-cell office:value-type="string" calcext:value-type="string">
            <text:p>20</text:p>
          </table:table-cell>
          <table:table-cell office:value-type="float" office:value="0.457207661006" calcext:value-type="float">
            <text:p>0.4572</text:p>
          </table:table-cell>
          <table:table-cell office:value-type="float" office:value="0.334624087446" calcext:value-type="float">
            <text:p>0.3346</text:p>
          </table:table-cell>
          <table:table-cell office:value-type="float" office:value="0.40845511898" calcext:value-type="float">
            <text:p>0.40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392503710876" calcext:value-type="float">
            <text:p>0.3925</text:p>
          </table:table-cell>
          <table:table-cell office:value-type="float" office:value="0.337633977195" calcext:value-type="float">
            <text:p>0.3376</text:p>
          </table:table-cell>
          <table:table-cell office:value-type="float" office:value="0.367113873989" calcext:value-type="float">
            <text:p>0.3671</text:p>
          </table:table-cell>
          <table:table-cell office:value-type="string" calcext:value-type="string">
            <text:p>50</text:p>
          </table:table-cell>
          <table:table-cell office:value-type="float" office:value="0.389865987775" calcext:value-type="float">
            <text:p>0.3899</text:p>
          </table:table-cell>
          <table:table-cell office:value-type="float" office:value="0.334542480871" calcext:value-type="float">
            <text:p>0.3345</text:p>
          </table:table-cell>
          <table:table-cell office:value-type="float" office:value="0.369204318505" calcext:value-type="float">
            <text:p>0.36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388599067139" calcext:value-type="float">
            <text:p>0.3886</text:p>
          </table:table-cell>
          <table:table-cell office:value-type="float" office:value="0.370788947254" calcext:value-type="float">
            <text:p>0.3708</text:p>
          </table:table-cell>
          <table:table-cell office:value-type="float" office:value="0.386182835616" calcext:value-type="float">
            <text:p>0.3862</text:p>
          </table:table-cell>
          <table:table-cell office:value-type="string" calcext:value-type="string">
            <text:p>100</text:p>
          </table:table-cell>
          <table:table-cell office:value-type="float" office:value="0.387368319472" calcext:value-type="float">
            <text:p>0.3874</text:p>
          </table:table-cell>
          <table:table-cell office:value-type="float" office:value="0.375341612725" calcext:value-type="float">
            <text:p>0.3753</text:p>
          </table:table-cell>
          <table:table-cell office:value-type="float" office:value="0.385806560286" calcext:value-type="float">
            <text:p>0.385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p-cage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Trp-cage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246814191815" calcext:value-type="float">
            <text:p>0.2468</text:p>
          </table:table-cell>
          <table:table-cell office:value-type="float" office:value="0.456844910658" calcext:value-type="float">
            <text:p>0.4568</text:p>
          </table:table-cell>
          <table:table-cell office:value-type="string" calcext:value-type="string">
            <text:p>8</text:p>
          </table:table-cell>
          <table:table-cell office:value-type="float" office:value="0.295771945932" calcext:value-type="float">
            <text:p>0.2958</text:p>
          </table:table-cell>
          <table:table-cell office:value-type="float" office:value="0.246814191815" calcext:value-type="float">
            <text:p>0.2468</text:p>
          </table:table-cell>
          <table:table-cell office:value-type="float" office:value="0.403878647643" calcext:value-type="float">
            <text:p>0.4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3894678207" calcext:value-type="float">
            <text:p>0.6339</text:p>
          </table:table-cell>
          <table:table-cell office:value-type="float" office:value="0.393992131018" calcext:value-type="float">
            <text:p>0.3940</text:p>
          </table:table-cell>
          <table:table-cell office:value-type="float" office:value="0.68592904084" calcext:value-type="float">
            <text:p>0.6859</text:p>
          </table:table-cell>
          <table:table-cell office:value-type="string" calcext:value-type="string">
            <text:p>10</text:p>
          </table:table-cell>
          <table:table-cell office:value-type="float" office:value="0.477814873999" calcext:value-type="float">
            <text:p>0.4778</text:p>
          </table:table-cell>
          <table:table-cell office:value-type="float" office:value="0.393992131018" calcext:value-type="float">
            <text:p>0.3940</text:p>
          </table:table-cell>
          <table:table-cell office:value-type="float" office:value="0.709613087433" calcext:value-type="float">
            <text:p>0.70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37160578624" calcext:value-type="float">
            <text:p>0.5372</text:p>
          </table:table-cell>
          <table:table-cell office:value-type="float" office:value="0.329418210671" calcext:value-type="float">
            <text:p>0.3294</text:p>
          </table:table-cell>
          <table:table-cell office:value-type="float" office:value="0.591875518622" calcext:value-type="float">
            <text:p>0.5919</text:p>
          </table:table-cell>
          <table:table-cell office:value-type="string" calcext:value-type="string">
            <text:p>15</text:p>
          </table:table-cell>
          <table:table-cell office:value-type="float" office:value="0.434491320651" calcext:value-type="float">
            <text:p>0.4345</text:p>
          </table:table-cell>
          <table:table-cell office:value-type="float" office:value="0.328977459643" calcext:value-type="float">
            <text:p>0.3290</text:p>
          </table:table-cell>
          <table:table-cell office:value-type="float" office:value="0.531576570151" calcext:value-type="float">
            <text:p>0.5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8958780598" calcext:value-type="float">
            <text:p>0.5896</text:p>
          </table:table-cell>
          <table:table-cell office:value-type="float" office:value="0.357098232424" calcext:value-type="float">
            <text:p>0.3571</text:p>
          </table:table-cell>
          <table:table-cell office:value-type="float" office:value="0.626276149152" calcext:value-type="float">
            <text:p>0.6263</text:p>
          </table:table-cell>
          <table:table-cell office:value-type="string" calcext:value-type="string">
            <text:p>20</text:p>
          </table:table-cell>
          <table:table-cell office:value-type="float" office:value="0.534729361968" calcext:value-type="float">
            <text:p>0.5347</text:p>
          </table:table-cell>
          <table:table-cell office:value-type="float" office:value="0.35321565658" calcext:value-type="float">
            <text:p>0.3532</text:p>
          </table:table-cell>
          <table:table-cell office:value-type="float" office:value="0.597713822628" calcext:value-type="float">
            <text:p>0.59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78789140722" calcext:value-type="float">
            <text:p>0.5788</text:p>
          </table:table-cell>
          <table:table-cell office:value-type="float" office:value="0.359186499403" calcext:value-type="float">
            <text:p>0.3592</text:p>
          </table:table-cell>
          <table:table-cell office:value-type="float" office:value="0.584397549134" calcext:value-type="float">
            <text:p>0.5844</text:p>
          </table:table-cell>
          <table:table-cell office:value-type="string" calcext:value-type="string">
            <text:p>50</text:p>
          </table:table-cell>
          <table:table-cell office:value-type="float" office:value="0.565799628926" calcext:value-type="float">
            <text:p>0.5658</text:p>
          </table:table-cell>
          <table:table-cell office:value-type="float" office:value="0.356427519252" calcext:value-type="float">
            <text:p>0.3564</text:p>
          </table:table-cell>
          <table:table-cell office:value-type="float" office:value="0.603148713436" calcext:value-type="float">
            <text:p>0.60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55352087512" calcext:value-type="float">
            <text:p>0.5554</text:p>
          </table:table-cell>
          <table:table-cell office:value-type="float" office:value="0.390926972408" calcext:value-type="float">
            <text:p>0.3909</text:p>
          </table:table-cell>
          <table:table-cell office:value-type="float" office:value="0.577027759875" calcext:value-type="float">
            <text:p>0.5770</text:p>
          </table:table-cell>
          <table:table-cell office:value-type="string" calcext:value-type="string">
            <text:p>100</text:p>
          </table:table-cell>
          <table:table-cell office:value-type="float" office:value="0.55798335433" calcext:value-type="float">
            <text:p>0.5580</text:p>
          </table:table-cell>
          <table:table-cell office:value-type="float" office:value="0.390486696872" calcext:value-type="float">
            <text:p>0.3905</text:p>
          </table:table-cell>
          <table:table-cell office:value-type="float" office:value="0.605956870814" calcext:value-type="float">
            <text:p>0.606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sp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nsp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234508717922" calcext:value-type="float">
            <text:p>0.2345</text:p>
          </table:table-cell>
          <table:table-cell office:value-type="float" office:value="0.466419758896" calcext:value-type="float">
            <text:p>0.4664</text:p>
          </table:table-cell>
          <table:table-cell office:value-type="string" calcext:value-type="string">
            <text:p>8</text:p>
          </table:table-cell>
          <table:table-cell office:value-type="float" office:value="0.295771945932" calcext:value-type="float">
            <text:p>0.2958</text:p>
          </table:table-cell>
          <table:table-cell office:value-type="float" office:value="0.234508717922" calcext:value-type="float">
            <text:p>0.2345</text:p>
          </table:table-cell>
          <table:table-cell office:value-type="float" office:value="0.343079844431" calcext:value-type="float">
            <text:p>0.3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3894678207" calcext:value-type="float">
            <text:p>0.6339</text:p>
          </table:table-cell>
          <table:table-cell office:value-type="float" office:value="0.420027501877" calcext:value-type="float">
            <text:p>0.4200</text:p>
          </table:table-cell>
          <table:table-cell office:value-type="float" office:value="0.842833929439" calcext:value-type="float">
            <text:p>0.8428</text:p>
          </table:table-cell>
          <table:table-cell office:value-type="string" calcext:value-type="string">
            <text:p>10</text:p>
          </table:table-cell>
          <table:table-cell office:value-type="float" office:value="0.477814873999" calcext:value-type="float">
            <text:p>0.4778</text:p>
          </table:table-cell>
          <table:table-cell office:value-type="float" office:value="0.420027501877" calcext:value-type="float">
            <text:p>0.4200</text:p>
          </table:table-cell>
          <table:table-cell office:value-type="float" office:value="0.546884393801" calcext:value-type="float">
            <text:p>0.54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37207352534" calcext:value-type="float">
            <text:p>0.5372</text:p>
          </table:table-cell>
          <table:table-cell office:value-type="float" office:value="0.414133226216" calcext:value-type="float">
            <text:p>0.4141</text:p>
          </table:table-cell>
          <table:table-cell office:value-type="float" office:value="0.662591568057" calcext:value-type="float">
            <text:p>0.6626</text:p>
          </table:table-cell>
          <table:table-cell office:value-type="string" calcext:value-type="string">
            <text:p>15</text:p>
          </table:table-cell>
          <table:table-cell office:value-type="float" office:value="0.433693423702" calcext:value-type="float">
            <text:p>0.4337</text:p>
          </table:table-cell>
          <table:table-cell office:value-type="float" office:value="0.406549647021" calcext:value-type="float">
            <text:p>0.4065</text:p>
          </table:table-cell>
          <table:table-cell office:value-type="float" office:value="0.443225096424" calcext:value-type="float">
            <text:p>0.44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84495960449" calcext:value-type="float">
            <text:p>0.5845</text:p>
          </table:table-cell>
          <table:table-cell office:value-type="float" office:value="0.506669082694" calcext:value-type="float">
            <text:p>0.5067</text:p>
          </table:table-cell>
          <table:table-cell office:value-type="float" office:value="0.703704456911" calcext:value-type="float">
            <text:p>0.7037</text:p>
          </table:table-cell>
          <table:table-cell office:value-type="string" calcext:value-type="string">
            <text:p>20</text:p>
          </table:table-cell>
          <table:table-cell office:value-type="float" office:value="0.531694286549" calcext:value-type="float">
            <text:p>0.5317</text:p>
          </table:table-cell>
          <table:table-cell office:value-type="float" office:value="0.50390118792" calcext:value-type="float">
            <text:p>0.5039</text:p>
          </table:table-cell>
          <table:table-cell office:value-type="float" office:value="0.545140793384" calcext:value-type="float">
            <text:p>0.54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73902301424" calcext:value-type="float">
            <text:p>0.5739</text:p>
          </table:table-cell>
          <table:table-cell office:value-type="float" office:value="0.487290236749" calcext:value-type="float">
            <text:p>0.4873</text:p>
          </table:table-cell>
          <table:table-cell office:value-type="float" office:value="0.653037373595" calcext:value-type="float">
            <text:p>0.6530</text:p>
          </table:table-cell>
          <table:table-cell office:value-type="string" calcext:value-type="string">
            <text:p>50</text:p>
          </table:table-cell>
          <table:table-cell office:value-type="float" office:value="0.569848968636" calcext:value-type="float">
            <text:p>0.5698</text:p>
          </table:table-cell>
          <table:table-cell office:value-type="float" office:value="0.489007331625" calcext:value-type="float">
            <text:p>0.4890</text:p>
          </table:table-cell>
          <table:table-cell office:value-type="float" office:value="0.540481514008" calcext:value-type="float">
            <text:p>0.5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58683591586" calcext:value-type="float">
            <text:p>0.5587</text:p>
          </table:table-cell>
          <table:table-cell office:value-type="float" office:value="0.505651517737" calcext:value-type="float">
            <text:p>0.5057</text:p>
          </table:table-cell>
          <table:table-cell office:value-type="float" office:value="0.611644678645" calcext:value-type="float">
            <text:p>0.6116</text:p>
          </table:table-cell>
          <table:table-cell office:value-type="string" calcext:value-type="string">
            <text:p>100</text:p>
          </table:table-cell>
          <table:table-cell office:value-type="float" office:value="0.557919221317" calcext:value-type="float">
            <text:p>0.5579</text:p>
          </table:table-cell>
          <table:table-cell office:value-type="float" office:value="0.502834661479" calcext:value-type="float">
            <text:p>0.5028</text:p>
          </table:table-cell>
          <table:table-cell office:value-type="float" office:value="0.547027667429" calcext:value-type="float">
            <text:p>0.5470</text:p>
          </table:table-cell>
          <table:table-cell table:number-columns-repeated="1016"/>
        </table:table-row>
      </table:table>
      <table:table table:name="min_20" table:style-name="ta1">
        <table:table-column table:style-name="co1" table:default-cell-style-name="ce9"/>
        <table:table-column table:style-name="co1" table:number-columns-repeated="3" table:default-cell-style-name="ce10"/>
        <table:table-column table:style-name="co1" table:default-cell-style-name="ce9"/>
        <table:table-column table:style-name="co1" table:number-columns-repeated="3" table:default-cell-style-name="ce10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-K 600 -k 100 --method Lasso -b generate</text:p>
          </table:table-cell>
          <table:covered-table-cell table:number-columns-repeated="3" table:style-name="ce17"/>
          <table:table-cell table:style-name="ce17"/>
          <table:table-cell table:style-name="ce17" office:value-type="string" calcext:value-type="string">
            <text:p>Sigma = 2.4</text:p>
          </table:table-cell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entropic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plain</text:p>
          </table:table-cell>
          <table:covered-table-cell table:number-columns-repeated="3" table:style-name="ce17"/>
          <table:table-cell table:number-columns-repeated="1016"/>
        </table:table-row>
        <table:table-row table:style-name="ro1"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65890371" calcext:value-type="float">
            <text:p>0.3888</text:p>
          </table:table-cell>
          <table:table-cell table:number-columns-repeated="2" office:value-type="float" office:value="0.387184273664" calcext:value-type="float">
            <text:p>0.3872</text:p>
          </table:table-cell>
          <table:table-cell office:value-type="float" office:value="8" calcext:value-type="float">
            <text:p>8</text:p>
          </table:table-cell>
          <table:table-cell office:value-type="float" office:value="0.294402406706" calcext:value-type="float">
            <text:p>0.2944</text:p>
          </table:table-cell>
          <table:table-cell table:number-columns-repeated="2" office:value-type="float" office:value="0.294456724204" calcext:value-type="float">
            <text:p>0.294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2023531458" calcext:value-type="float">
            <text:p>0.6320</text:p>
          </table:table-cell>
          <table:table-cell office:value-type="float" office:value="0.631010342494" calcext:value-type="float">
            <text:p>0.6310</text:p>
          </table:table-cell>
          <table:table-cell office:value-type="float" office:value="0.631736021172" calcext:value-type="float">
            <text:p>0.6317</text:p>
          </table:table-cell>
          <table:table-cell office:value-type="float" office:value="10" calcext:value-type="float">
            <text:p>10</text:p>
          </table:table-cell>
          <table:table-cell office:value-type="float" office:value="0.469850823829" calcext:value-type="float">
            <text:p>0.4699</text:p>
          </table:table-cell>
          <table:table-cell office:value-type="float" office:value="0.462332169204" calcext:value-type="float">
            <text:p>0.4623</text:p>
          </table:table-cell>
          <table:table-cell office:value-type="float" office:value="0.469857195196" calcext:value-type="float">
            <text:p>0.469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2004489357" calcext:value-type="float">
            <text:p>0.5220</text:p>
          </table:table-cell>
          <table:table-cell office:value-type="float" office:value="0.538270574303" calcext:value-type="float">
            <text:p>0.5383</text:p>
          </table:table-cell>
          <table:table-cell office:value-type="float" office:value="0.539404206294" calcext:value-type="float">
            <text:p>0.5394</text:p>
          </table:table-cell>
          <table:table-cell office:value-type="float" office:value="15" calcext:value-type="float">
            <text:p>15</text:p>
          </table:table-cell>
          <table:table-cell office:value-type="float" office:value="0.417359805707" calcext:value-type="float">
            <text:p>0.4174</text:p>
          </table:table-cell>
          <table:table-cell office:value-type="float" office:value="0.419512553302" calcext:value-type="float">
            <text:p>0.4195</text:p>
          </table:table-cell>
          <table:table-cell office:value-type="float" office:value="0.433939972261" calcext:value-type="float">
            <text:p>0.4339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4607141498" calcext:value-type="float">
            <text:p>0.5646</text:p>
          </table:table-cell>
          <table:table-cell office:value-type="float" office:value="0.574707423548" calcext:value-type="float">
            <text:p>0.5747</text:p>
          </table:table-cell>
          <table:table-cell office:value-type="float" office:value="0.577105070511" calcext:value-type="float">
            <text:p>0.5771</text:p>
          </table:table-cell>
          <table:table-cell office:value-type="float" office:value="20" calcext:value-type="float">
            <text:p>20</text:p>
          </table:table-cell>
          <table:table-cell office:value-type="float" office:value="0.491043140756" calcext:value-type="float">
            <text:p>0.4910</text:p>
          </table:table-cell>
          <table:table-cell office:value-type="float" office:value="0.504374500612" calcext:value-type="float">
            <text:p>0.5044</text:p>
          </table:table-cell>
          <table:table-cell office:value-type="float" office:value="0.510457319866" calcext:value-type="float">
            <text:p>0.510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0698591893" calcext:value-type="float">
            <text:p>0.5607</text:p>
          </table:table-cell>
          <table:table-cell office:value-type="float" office:value="0.559874270226" calcext:value-type="float">
            <text:p>0.5599</text:p>
          </table:table-cell>
          <table:table-cell office:value-type="float" office:value="0.555668727851" calcext:value-type="float">
            <text:p>0.5557</text:p>
          </table:table-cell>
          <table:table-cell office:value-type="float" office:value="50" calcext:value-type="float">
            <text:p>50</text:p>
          </table:table-cell>
          <table:table-cell office:value-type="float" office:value="0.554425395946" calcext:value-type="float">
            <text:p>0.5544</text:p>
          </table:table-cell>
          <table:table-cell office:value-type="float" office:value="0.557291495431" calcext:value-type="float">
            <text:p>0.5573</text:p>
          </table:table-cell>
          <table:table-cell office:value-type="float" office:value="0.556405050774" calcext:value-type="float">
            <text:p>0.5564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5643491624" calcext:value-type="float">
            <text:p>0.5456</text:p>
          </table:table-cell>
          <table:table-cell office:value-type="float" office:value="0.546552903176" calcext:value-type="float">
            <text:p>0.5466</text:p>
          </table:table-cell>
          <table:table-cell office:value-type="float" office:value="0.535945217119" calcext:value-type="float">
            <text:p>0.5359</text:p>
          </table:table-cell>
          <table:table-cell office:value-type="float" office:value="100" calcext:value-type="float">
            <text:p>100</text:p>
          </table:table-cell>
          <table:table-cell office:value-type="float" office:value="0.546929620428" calcext:value-type="float">
            <text:p>0.5469</text:p>
          </table:table-cell>
          <table:table-cell office:value-type="float" office:value="0.555922409093" calcext:value-type="float">
            <text:p>0.5559</text:p>
          </table:table-cell>
          <table:table-cell office:value-type="float" office:value="0.555266174332" calcext:value-type="float">
            <text:p>0.5553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gb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gb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7174774783" calcext:value-type="float">
            <text:p>0.3272</text:p>
          </table:table-cell>
          <table:table-cell office:value-type="float" office:value="0.328688248628" calcext:value-type="float">
            <text:p>0.3287</text:p>
          </table:table-cell>
          <table:table-cell office:value-type="float" office:value="0.328699572546" calcext:value-type="float">
            <text:p>0.3287</text:p>
          </table:table-cell>
          <table:table-cell office:value-type="float" office:value="8" calcext:value-type="float">
            <text:p>8</text:p>
          </table:table-cell>
          <table:table-cell office:value-type="float" office:value="0.32802160348" calcext:value-type="float">
            <text:p>0.3280</text:p>
          </table:table-cell>
          <table:table-cell office:value-type="float" office:value="0.328688248628" calcext:value-type="float">
            <text:p>0.3287</text:p>
          </table:table-cell>
          <table:table-cell office:value-type="float" office:value="0.327584896945" calcext:value-type="float">
            <text:p>0.327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491815280641" calcext:value-type="float">
            <text:p>0.4918</text:p>
          </table:table-cell>
          <table:table-cell office:value-type="float" office:value="0.492194339603" calcext:value-type="float">
            <text:p>0.4922</text:p>
          </table:table-cell>
          <table:table-cell office:value-type="float" office:value="10" calcext:value-type="float">
            <text:p>10</text:p>
          </table:table-cell>
          <table:table-cell office:value-type="float" office:value="0.491815280641" calcext:value-type="float">
            <text:p>0.4918</text:p>
          </table:table-cell>
          <table:table-cell table:number-columns-repeated="2" office:value-type="float" office:value="0.492194339603" calcext:value-type="float">
            <text:p>0.492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6363252161" calcext:value-type="float">
            <text:p>0.4164</text:p>
          </table:table-cell>
          <table:table-cell office:value-type="float" office:value="0.415688350684" calcext:value-type="float">
            <text:p>0.4157</text:p>
          </table:table-cell>
          <table:table-cell office:value-type="float" office:value="0.413935897139" calcext:value-type="float">
            <text:p>0.4139</text:p>
          </table:table-cell>
          <table:table-cell office:value-type="float" office:value="15" calcext:value-type="float">
            <text:p>15</text:p>
          </table:table-cell>
          <table:table-cell office:value-type="float" office:value="0.416314781725" calcext:value-type="float">
            <text:p>0.4163</text:p>
          </table:table-cell>
          <table:table-cell office:value-type="float" office:value="0.41414049678" calcext:value-type="float">
            <text:p>0.4141</text:p>
          </table:table-cell>
          <table:table-cell office:value-type="float" office:value="0.413329908353" calcext:value-type="float">
            <text:p>0.413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9852062643" calcext:value-type="float">
            <text:p>0.4299</text:p>
          </table:table-cell>
          <table:table-cell office:value-type="float" office:value="0.425259209026" calcext:value-type="float">
            <text:p>0.4253</text:p>
          </table:table-cell>
          <table:table-cell office:value-type="float" office:value="0.443864322054" calcext:value-type="float">
            <text:p>0.4439</text:p>
          </table:table-cell>
          <table:table-cell office:value-type="float" office:value="20" calcext:value-type="float">
            <text:p>20</text:p>
          </table:table-cell>
          <table:table-cell office:value-type="float" office:value="0.428691243098" calcext:value-type="float">
            <text:p>0.4287</text:p>
          </table:table-cell>
          <table:table-cell office:value-type="float" office:value="0.445827627149" calcext:value-type="float">
            <text:p>0.4458</text:p>
          </table:table-cell>
          <table:table-cell office:value-type="float" office:value="0.444841133471" calcext:value-type="float">
            <text:p>0.4448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83736513197" calcext:value-type="float">
            <text:p>0.3837</text:p>
          </table:table-cell>
          <table:table-cell office:value-type="float" office:value="0.382275555673" calcext:value-type="float">
            <text:p>0.3823</text:p>
          </table:table-cell>
          <table:table-cell office:value-type="float" office:value="0.38482778945" calcext:value-type="float">
            <text:p>0.3848</text:p>
          </table:table-cell>
          <table:table-cell office:value-type="float" office:value="50" calcext:value-type="float">
            <text:p>50</text:p>
          </table:table-cell>
          <table:table-cell office:value-type="float" office:value="0.383113632747" calcext:value-type="float">
            <text:p>0.3831</text:p>
          </table:table-cell>
          <table:table-cell office:value-type="float" office:value="0.383498093664" calcext:value-type="float">
            <text:p>0.3835</text:p>
          </table:table-cell>
          <table:table-cell office:value-type="float" office:value="0.380091109985" calcext:value-type="float">
            <text:p>0.3801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0601521559" calcext:value-type="float">
            <text:p>0.3806</text:p>
          </table:table-cell>
          <table:table-cell office:value-type="float" office:value="0.372500515145" calcext:value-type="float">
            <text:p>0.3725</text:p>
          </table:table-cell>
          <table:table-cell office:value-type="float" office:value="0.376130720864" calcext:value-type="float">
            <text:p>0.3761</text:p>
          </table:table-cell>
          <table:table-cell office:value-type="float" office:value="100" calcext:value-type="float">
            <text:p>100</text:p>
          </table:table-cell>
          <table:table-cell office:value-type="float" office:value="0.379855536852" calcext:value-type="float">
            <text:p>0.3799</text:p>
          </table:table-cell>
          <table:table-cell office:value-type="float" office:value="0.374949122342" calcext:value-type="float">
            <text:p>0.3749</text:p>
          </table:table-cell>
          <table:table-cell office:value-type="float" office:value="0.375327641414" calcext:value-type="float">
            <text:p>0.3753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rp-cage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Trp-cage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65890371" calcext:value-type="float">
            <text:p>0.3888</text:p>
          </table:table-cell>
          <table:table-cell table:number-columns-repeated="2" office:value-type="float" office:value="0.387184273664" calcext:value-type="float">
            <text:p>0.3872</text:p>
          </table:table-cell>
          <table:table-cell office:value-type="float" office:value="8" calcext:value-type="float">
            <text:p>8</text:p>
          </table:table-cell>
          <table:table-cell office:value-type="float" office:value="0.294402406706" calcext:value-type="float">
            <text:p>0.2944</text:p>
          </table:table-cell>
          <table:table-cell table:number-columns-repeated="2" office:value-type="float" office:value="0.294456724204" calcext:value-type="float">
            <text:p>0.294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1852758272" calcext:value-type="float">
            <text:p>0.6319</text:p>
          </table:table-cell>
          <table:table-cell office:value-type="float" office:value="0.631736021172" calcext:value-type="float">
            <text:p>0.6317</text:p>
          </table:table-cell>
          <table:table-cell office:value-type="float" office:value="0.631543992299" calcext:value-type="float">
            <text:p>0.6315</text:p>
          </table:table-cell>
          <table:table-cell office:value-type="float" office:value="10" calcext:value-type="float">
            <text:p>10</text:p>
          </table:table-cell>
          <table:table-cell office:value-type="float" office:value="0.469953496883" calcext:value-type="float">
            <text:p>0.4700</text:p>
          </table:table-cell>
          <table:table-cell office:value-type="float" office:value="0.468437783088" calcext:value-type="float">
            <text:p>0.4684</text:p>
          </table:table-cell>
          <table:table-cell office:value-type="float" office:value="0.469850823829" calcext:value-type="float">
            <text:p>0.469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5825233955" calcext:value-type="float">
            <text:p>0.5358</text:p>
          </table:table-cell>
          <table:table-cell office:value-type="float" office:value="0.527046998848" calcext:value-type="float">
            <text:p>0.5270</text:p>
          </table:table-cell>
          <table:table-cell office:value-type="float" office:value="0.538270574303" calcext:value-type="float">
            <text:p>0.5383</text:p>
          </table:table-cell>
          <table:table-cell office:value-type="float" office:value="15" calcext:value-type="float">
            <text:p>15</text:p>
          </table:table-cell>
          <table:table-cell office:value-type="float" office:value="0.433533025241" calcext:value-type="float">
            <text:p>0.4335</text:p>
          </table:table-cell>
          <table:table-cell office:value-type="float" office:value="0.434044617285" calcext:value-type="float">
            <text:p>0.4340</text:p>
          </table:table-cell>
          <table:table-cell office:value-type="float" office:value="0.433939972261" calcext:value-type="float">
            <text:p>0.4339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8593210516" calcext:value-type="float">
            <text:p>0.5686</text:p>
          </table:table-cell>
          <table:table-cell office:value-type="float" office:value="0.573699765547" calcext:value-type="float">
            <text:p>0.5737</text:p>
          </table:table-cell>
          <table:table-cell office:value-type="float" office:value="0.576097382587" calcext:value-type="float">
            <text:p>0.5761</text:p>
          </table:table-cell>
          <table:table-cell office:value-type="float" office:value="20" calcext:value-type="float">
            <text:p>20</text:p>
          </table:table-cell>
          <table:table-cell office:value-type="float" office:value="0.500839869529" calcext:value-type="float">
            <text:p>0.5008</text:p>
          </table:table-cell>
          <table:table-cell office:value-type="float" office:value="0.510883064118" calcext:value-type="float">
            <text:p>0.5109</text:p>
          </table:table-cell>
          <table:table-cell office:value-type="float" office:value="0.513405171539" calcext:value-type="float">
            <text:p>0.5134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5245378276" calcext:value-type="float">
            <text:p>0.5652</text:p>
          </table:table-cell>
          <table:table-cell office:value-type="float" office:value="0.553641951593" calcext:value-type="float">
            <text:p>0.5536</text:p>
          </table:table-cell>
          <table:table-cell office:value-type="float" office:value="0.560510835349" calcext:value-type="float">
            <text:p>0.5605</text:p>
          </table:table-cell>
          <table:table-cell office:value-type="float" office:value="50" calcext:value-type="float">
            <text:p>50</text:p>
          </table:table-cell>
          <table:table-cell office:value-type="float" office:value="0.556102620781" calcext:value-type="float">
            <text:p>0.5561</text:p>
          </table:table-cell>
          <table:table-cell office:value-type="float" office:value="0.558909289913" calcext:value-type="float">
            <text:p>0.5589</text:p>
          </table:table-cell>
          <table:table-cell office:value-type="float" office:value="0.560577254857" calcext:value-type="float">
            <text:p>0.5606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0003769983" calcext:value-type="float">
            <text:p>0.5400</text:p>
          </table:table-cell>
          <table:table-cell office:value-type="float" office:value="0.543764997451" calcext:value-type="float">
            <text:p>0.5438</text:p>
          </table:table-cell>
          <table:table-cell office:value-type="float" office:value="0.541301928294" calcext:value-type="float">
            <text:p>0.5413</text:p>
          </table:table-cell>
          <table:table-cell office:value-type="float" office:value="100" calcext:value-type="float">
            <text:p>100</text:p>
          </table:table-cell>
          <table:table-cell office:value-type="float" office:value="0.54789700654" calcext:value-type="float">
            <text:p>0.5479</text:p>
          </table:table-cell>
          <table:table-cell office:value-type="float" office:value="0.55554520427" calcext:value-type="float">
            <text:p>0.5555</text:p>
          </table:table-cell>
          <table:table-cell office:value-type="float" office:value="0.552648067446" calcext:value-type="float">
            <text:p>0.5526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sp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nsp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65890371" calcext:value-type="float">
            <text:p>0.3888</text:p>
          </table:table-cell>
          <table:table-cell table:number-columns-repeated="2" office:value-type="float" office:value="0.387184273664" calcext:value-type="float">
            <text:p>0.3872</text:p>
          </table:table-cell>
          <table:table-cell office:value-type="float" office:value="8" calcext:value-type="float">
            <text:p>8</text:p>
          </table:table-cell>
          <table:table-cell office:value-type="float" office:value="0.294402406706" calcext:value-type="float">
            <text:p>0.2944</text:p>
          </table:table-cell>
          <table:table-cell table:number-columns-repeated="2" office:value-type="float" office:value="0.294456724204" calcext:value-type="float">
            <text:p>0.294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1852758272" calcext:value-type="float">
            <text:p>0.6319</text:p>
          </table:table-cell>
          <table:table-cell office:value-type="float" office:value="0.631244126754" calcext:value-type="float">
            <text:p>0.6312</text:p>
          </table:table-cell>
          <table:table-cell office:value-type="float" office:value="0.631852758272" calcext:value-type="float">
            <text:p>0.6319</text:p>
          </table:table-cell>
          <table:table-cell office:value-type="float" office:value="10" calcext:value-type="float">
            <text:p>10</text:p>
          </table:table-cell>
          <table:table-cell office:value-type="float" office:value="0.469953496883" calcext:value-type="float">
            <text:p>0.4700</text:p>
          </table:table-cell>
          <table:table-cell office:value-type="float" office:value="0.461938917289" calcext:value-type="float">
            <text:p>0.4619</text:p>
          </table:table-cell>
          <table:table-cell office:value-type="float" office:value="0.469824200995" calcext:value-type="float">
            <text:p>0.469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46415971" calcext:value-type="float">
            <text:p>0.5346</text:p>
          </table:table-cell>
          <table:table-cell table:number-columns-repeated="2" office:value-type="float" office:value="0.526065233858" calcext:value-type="float">
            <text:p>0.5261</text:p>
          </table:table-cell>
          <table:table-cell office:value-type="float" office:value="15" calcext:value-type="float">
            <text:p>15</text:p>
          </table:table-cell>
          <table:table-cell office:value-type="float" office:value="0.417452784552" calcext:value-type="float">
            <text:p>0.4175</text:p>
          </table:table-cell>
          <table:table-cell office:value-type="float" office:value="0.420018360619" calcext:value-type="float">
            <text:p>0.4200</text:p>
          </table:table-cell>
          <table:table-cell office:value-type="float" office:value="0.433951185523" calcext:value-type="float">
            <text:p>0.434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6134789912" calcext:value-type="float">
            <text:p>0.5661</text:p>
          </table:table-cell>
          <table:table-cell office:value-type="float" office:value="0.572492045607" calcext:value-type="float">
            <text:p>0.5725</text:p>
          </table:table-cell>
          <table:table-cell office:value-type="float" office:value="0.57212691917" calcext:value-type="float">
            <text:p>0.5721</text:p>
          </table:table-cell>
          <table:table-cell office:value-type="float" office:value="20" calcext:value-type="float">
            <text:p>20</text:p>
          </table:table-cell>
          <table:table-cell office:value-type="float" office:value="0.502222285608" calcext:value-type="float">
            <text:p>0.5022</text:p>
          </table:table-cell>
          <table:table-cell office:value-type="float" office:value="0.510327756889" calcext:value-type="float">
            <text:p>0.5103</text:p>
          </table:table-cell>
          <table:table-cell office:value-type="float" office:value="0.507301564673" calcext:value-type="float">
            <text:p>0.507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1276494852" calcext:value-type="float">
            <text:p>0.5613</text:p>
          </table:table-cell>
          <table:table-cell office:value-type="float" office:value="0.55583710146" calcext:value-type="float">
            <text:p>0.5558</text:p>
          </table:table-cell>
          <table:table-cell office:value-type="float" office:value="0.561406011443" calcext:value-type="float">
            <text:p>0.5614</text:p>
          </table:table-cell>
          <table:table-cell office:value-type="float" office:value="50" calcext:value-type="float">
            <text:p>50</text:p>
          </table:table-cell>
          <table:table-cell office:value-type="float" office:value="0.557193308467" calcext:value-type="float">
            <text:p>0.5572</text:p>
          </table:table-cell>
          <table:table-cell office:value-type="float" office:value="0.5522449922" calcext:value-type="float">
            <text:p>0.5522</text:p>
          </table:table-cell>
          <table:table-cell office:value-type="float" office:value="0.553530690103" calcext:value-type="float">
            <text:p>0.553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393133337" calcext:value-type="float">
            <text:p>0.5439</text:p>
          </table:table-cell>
          <table:table-cell office:value-type="float" office:value="0.540905966805" calcext:value-type="float">
            <text:p>0.5409</text:p>
          </table:table-cell>
          <table:table-cell office:value-type="float" office:value="0.538014925856" calcext:value-type="float">
            <text:p>0.5380</text:p>
          </table:table-cell>
          <table:table-cell office:value-type="float" office:value="100" calcext:value-type="float">
            <text:p>100</text:p>
          </table:table-cell>
          <table:table-cell office:value-type="float" office:value="0.547033400218" calcext:value-type="float">
            <text:p>0.5470</text:p>
          </table:table-cell>
          <table:table-cell office:value-type="float" office:value="0.54820725693" calcext:value-type="float">
            <text:p>0.5482</text:p>
          </table:table-cell>
          <table:table-cell office:value-type="float" office:value="0.557539744888" calcext:value-type="float">
            <text:p>0.5575</text:p>
          </table:table-cell>
          <table:table-cell table:number-columns-repeated="1016"/>
        </table:table-row>
      </table:table>
      <table:table table:name="min_80" table:style-name="ta1">
        <table:table-column table:style-name="co1" table:default-cell-style-name="ce9"/>
        <table:table-column table:style-name="co1" table:number-columns-repeated="3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-K 600 -k 100 --method Lasso -b generate</text:p>
          </table:table-cell>
          <table:covered-table-cell table:number-columns-repeated="3" table:style-name="ce17"/>
          <table:table-cell table:style-name="ce17"/>
          <table:table-cell table:style-name="ce17" office:value-type="string" calcext:value-type="string">
            <text:p>Sigma = 2.4</text:p>
          </table:table-cell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entropic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plain</text:p>
          </table:table-cell>
          <table:covered-table-cell table:number-columns-repeated="3" table:style-name="ce17"/>
          <table:table-cell table:number-columns-repeated="1016"/>
        </table:table-row>
        <table:table-row table:style-name="ro1"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330502670976" calcext:value-type="float">
            <text:p>0.3305</text:p>
          </table:table-cell>
          <table:table-cell office:value-type="float" office:value="0.400668818504" calcext:value-type="float">
            <text:p>0.4007</text:p>
          </table:table-cell>
          <table:table-cell office:value-type="string" calcext:value-type="string">
            <text:p>8</text:p>
          </table:table-cell>
          <table:table-cell office:value-type="float" office:value="0.294402406706" calcext:value-type="float">
            <text:p>0.2944</text:p>
          </table:table-cell>
          <table:table-cell office:value-type="float" office:value="0.330262849756" calcext:value-type="float">
            <text:p>0.3303</text:p>
          </table:table-cell>
          <table:table-cell office:value-type="float" office:value="0.449629950667" calcext:value-type="float">
            <text:p>0.4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0403855106" calcext:value-type="float">
            <text:p>0.6304</text:p>
          </table:table-cell>
          <table:table-cell office:value-type="float" office:value="0.63954303786" calcext:value-type="float">
            <text:p>0.6395</text:p>
          </table:table-cell>
          <table:table-cell office:value-type="float" office:value="0.661239407744" calcext:value-type="float">
            <text:p>0.6612</text:p>
          </table:table-cell>
          <table:table-cell office:value-type="string" calcext:value-type="string">
            <text:p>10</text:p>
          </table:table-cell>
          <table:table-cell office:value-type="float" office:value="0.468437783088" calcext:value-type="float">
            <text:p>0.4684</text:p>
          </table:table-cell>
          <table:table-cell office:value-type="float" office:value="0.63954303786" calcext:value-type="float">
            <text:p>0.6395</text:p>
          </table:table-cell>
          <table:table-cell office:value-type="float" office:value="0.775164580296" calcext:value-type="float">
            <text:p>0.77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21806441654" calcext:value-type="float">
            <text:p>0.5218</text:p>
          </table:table-cell>
          <table:table-cell office:value-type="float" office:value="0.478466675601" calcext:value-type="float">
            <text:p>0.4785</text:p>
          </table:table-cell>
          <table:table-cell office:value-type="float" office:value="0.539996046149" calcext:value-type="float">
            <text:p>0.5400</text:p>
          </table:table-cell>
          <table:table-cell office:value-type="string" calcext:value-type="string">
            <text:p>15</text:p>
          </table:table-cell>
          <table:table-cell office:value-type="float" office:value="0.417935692135" calcext:value-type="float">
            <text:p>0.4179</text:p>
          </table:table-cell>
          <table:table-cell office:value-type="float" office:value="0.479202702314" calcext:value-type="float">
            <text:p>0.4792</text:p>
          </table:table-cell>
          <table:table-cell office:value-type="float" office:value="0.59648778005" calcext:value-type="float">
            <text:p>0.59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6382179344" calcext:value-type="float">
            <text:p>0.5638</text:p>
          </table:table-cell>
          <table:table-cell office:value-type="float" office:value="0.473437822944" calcext:value-type="float">
            <text:p>0.4734</text:p>
          </table:table-cell>
          <table:table-cell office:value-type="float" office:value="0.597436775748" calcext:value-type="float">
            <text:p>0.5974</text:p>
          </table:table-cell>
          <table:table-cell office:value-type="string" calcext:value-type="string">
            <text:p>20</text:p>
          </table:table-cell>
          <table:table-cell office:value-type="float" office:value="0.491564901019" calcext:value-type="float">
            <text:p>0.4916</text:p>
          </table:table-cell>
          <table:table-cell office:value-type="float" office:value="0.471982400416" calcext:value-type="float">
            <text:p>0.4720</text:p>
          </table:table-cell>
          <table:table-cell office:value-type="float" office:value="0.685367010643" calcext:value-type="float">
            <text:p>0.68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57019881705" calcext:value-type="float">
            <text:p>0.5570</text:p>
          </table:table-cell>
          <table:table-cell office:value-type="float" office:value="0.464591638429" calcext:value-type="float">
            <text:p>0.4646</text:p>
          </table:table-cell>
          <table:table-cell office:value-type="float" office:value="0.551381424827" calcext:value-type="float">
            <text:p>0.5514</text:p>
          </table:table-cell>
          <table:table-cell office:value-type="string" calcext:value-type="string">
            <text:p>50</text:p>
          </table:table-cell>
          <table:table-cell office:value-type="float" office:value="0.550797203621" calcext:value-type="float">
            <text:p>0.5508</text:p>
          </table:table-cell>
          <table:table-cell office:value-type="float" office:value="0.464953441225" calcext:value-type="float">
            <text:p>0.4650</text:p>
          </table:table-cell>
          <table:table-cell office:value-type="float" office:value="0.624699101757" calcext:value-type="float">
            <text:p>0.6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39691017425" calcext:value-type="float">
            <text:p>0.5397</text:p>
          </table:table-cell>
          <table:table-cell office:value-type="float" office:value="0.463399236796" calcext:value-type="float">
            <text:p>0.4634</text:p>
          </table:table-cell>
          <table:table-cell office:value-type="float" office:value="0.506596235552" calcext:value-type="float">
            <text:p>0.5066</text:p>
          </table:table-cell>
          <table:table-cell office:value-type="string" calcext:value-type="string">
            <text:p>100</text:p>
          </table:table-cell>
          <table:table-cell office:value-type="float" office:value="0.542967025881" calcext:value-type="float">
            <text:p>0.5430</text:p>
          </table:table-cell>
          <table:table-cell office:value-type="float" office:value="0.468219840187" calcext:value-type="float">
            <text:p>0.4682</text:p>
          </table:table-cell>
          <table:table-cell office:value-type="float" office:value="0.601001567357" calcext:value-type="float">
            <text:p>0.601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b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gb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27174774783" calcext:value-type="float">
            <text:p>0.3272</text:p>
          </table:table-cell>
          <table:table-cell office:value-type="float" office:value="0.201683306255" calcext:value-type="float">
            <text:p>0.2017</text:p>
          </table:table-cell>
          <table:table-cell office:value-type="float" office:value="0.2968444585" calcext:value-type="float">
            <text:p>0.2968</text:p>
          </table:table-cell>
          <table:table-cell office:value-type="string" calcext:value-type="string">
            <text:p>8</text:p>
          </table:table-cell>
          <table:table-cell office:value-type="float" office:value="0.327174774783" calcext:value-type="float">
            <text:p>0.3272</text:p>
          </table:table-cell>
          <table:table-cell office:value-type="float" office:value="0.20150705578" calcext:value-type="float">
            <text:p>0.2015</text:p>
          </table:table-cell>
          <table:table-cell office:value-type="float" office:value="0.2968444585" calcext:value-type="float">
            <text:p>0.2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491815280641" calcext:value-type="float">
            <text:p>0.4918</text:p>
          </table:table-cell>
          <table:table-cell office:value-type="float" office:value="0.368282130236" calcext:value-type="float">
            <text:p>0.3683</text:p>
          </table:table-cell>
          <table:table-cell office:value-type="float" office:value="0.465129175399" calcext:value-type="float">
            <text:p>0.4651</text:p>
          </table:table-cell>
          <table:table-cell office:value-type="string" calcext:value-type="string">
            <text:p>10</text:p>
          </table:table-cell>
          <table:table-cell office:value-type="float" office:value="0.491815280641" calcext:value-type="float">
            <text:p>0.4918</text:p>
          </table:table-cell>
          <table:table-cell office:value-type="float" office:value="0.368282130236" calcext:value-type="float">
            <text:p>0.3683</text:p>
          </table:table-cell>
          <table:table-cell office:value-type="float" office:value="0.465129175399" calcext:value-type="float">
            <text:p>0.46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41529584167" calcext:value-type="float">
            <text:p>0.4153</text:p>
          </table:table-cell>
          <table:table-cell office:value-type="float" office:value="0.295797542521" calcext:value-type="float">
            <text:p>0.2958</text:p>
          </table:table-cell>
          <table:table-cell office:value-type="float" office:value="0.405501381566" calcext:value-type="float">
            <text:p>0.4055</text:p>
          </table:table-cell>
          <table:table-cell office:value-type="string" calcext:value-type="string">
            <text:p>15</text:p>
          </table:table-cell>
          <table:table-cell office:value-type="float" office:value="0.415310249576" calcext:value-type="float">
            <text:p>0.4153</text:p>
          </table:table-cell>
          <table:table-cell office:value-type="float" office:value="0.295482485957" calcext:value-type="float">
            <text:p>0.2955</text:p>
          </table:table-cell>
          <table:table-cell office:value-type="float" office:value="0.405529572626" calcext:value-type="float">
            <text:p>0.40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429096529398" calcext:value-type="float">
            <text:p>0.4291</text:p>
          </table:table-cell>
          <table:table-cell office:value-type="float" office:value="0.309555993679" calcext:value-type="float">
            <text:p>0.3096</text:p>
          </table:table-cell>
          <table:table-cell office:value-type="float" office:value="0.40657047701" calcext:value-type="float">
            <text:p>0.4066</text:p>
          </table:table-cell>
          <table:table-cell office:value-type="string" calcext:value-type="string">
            <text:p>20</text:p>
          </table:table-cell>
          <table:table-cell office:value-type="float" office:value="0.428315879063" calcext:value-type="float">
            <text:p>0.4283</text:p>
          </table:table-cell>
          <table:table-cell office:value-type="float" office:value="0.301842223438" calcext:value-type="float">
            <text:p>0.3018</text:p>
          </table:table-cell>
          <table:table-cell office:value-type="float" office:value="0.40662387337" calcext:value-type="float">
            <text:p>0.40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382316181085" calcext:value-type="float">
            <text:p>0.3823</text:p>
          </table:table-cell>
          <table:table-cell office:value-type="float" office:value="0.325622154937" calcext:value-type="float">
            <text:p>0.3256</text:p>
          </table:table-cell>
          <table:table-cell office:value-type="float" office:value="0.360260333652" calcext:value-type="float">
            <text:p>0.3603</text:p>
          </table:table-cell>
          <table:table-cell office:value-type="string" calcext:value-type="string">
            <text:p>50</text:p>
          </table:table-cell>
          <table:table-cell office:value-type="float" office:value="0.379917330152" calcext:value-type="float">
            <text:p>0.3799</text:p>
          </table:table-cell>
          <table:table-cell office:value-type="float" office:value="0.325820014727" calcext:value-type="float">
            <text:p>0.3258</text:p>
          </table:table-cell>
          <table:table-cell office:value-type="float" office:value="0.356124183335" calcext:value-type="float">
            <text:p>0.35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375681067036" calcext:value-type="float">
            <text:p>0.3757</text:p>
          </table:table-cell>
          <table:table-cell office:value-type="float" office:value="0.361609312249" calcext:value-type="float">
            <text:p>0.3616</text:p>
          </table:table-cell>
          <table:table-cell office:value-type="float" office:value="0.380207170036" calcext:value-type="float">
            <text:p>0.3802</text:p>
          </table:table-cell>
          <table:table-cell office:value-type="string" calcext:value-type="string">
            <text:p>100</text:p>
          </table:table-cell>
          <table:table-cell office:value-type="float" office:value="0.377601482444" calcext:value-type="float">
            <text:p>0.3776</text:p>
          </table:table-cell>
          <table:table-cell office:value-type="float" office:value="0.355927065096" calcext:value-type="float">
            <text:p>0.3559</text:p>
          </table:table-cell>
          <table:table-cell office:value-type="float" office:value="0.379292347324" calcext:value-type="float">
            <text:p>0.379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p-cage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Trp-cage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246814191815" calcext:value-type="float">
            <text:p>0.2468</text:p>
          </table:table-cell>
          <table:table-cell office:value-type="float" office:value="0.456844910658" calcext:value-type="float">
            <text:p>0.4568</text:p>
          </table:table-cell>
          <table:table-cell office:value-type="string" calcext:value-type="string">
            <text:p>8</text:p>
          </table:table-cell>
          <table:table-cell office:value-type="float" office:value="0.294402406706" calcext:value-type="float">
            <text:p>0.2944</text:p>
          </table:table-cell>
          <table:table-cell office:value-type="float" office:value="0.246814191815" calcext:value-type="float">
            <text:p>0.2468</text:p>
          </table:table-cell>
          <table:table-cell office:value-type="float" office:value="0.389618430564" calcext:value-type="float">
            <text:p>0.38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054951594" calcext:value-type="float">
            <text:p>0.6305</text:p>
          </table:table-cell>
          <table:table-cell office:value-type="float" office:value="0.393703671386" calcext:value-type="float">
            <text:p>0.3937</text:p>
          </table:table-cell>
          <table:table-cell office:value-type="float" office:value="0.684913586313" calcext:value-type="float">
            <text:p>0.6849</text:p>
          </table:table-cell>
          <table:table-cell office:value-type="string" calcext:value-type="string">
            <text:p>10</text:p>
          </table:table-cell>
          <table:table-cell office:value-type="float" office:value="0.462386254096" calcext:value-type="float">
            <text:p>0.4624</text:p>
          </table:table-cell>
          <table:table-cell office:value-type="float" office:value="0.393703671386" calcext:value-type="float">
            <text:p>0.3937</text:p>
          </table:table-cell>
          <table:table-cell office:value-type="float" office:value="0.708693053195" calcext:value-type="float">
            <text:p>0.70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22882288265" calcext:value-type="float">
            <text:p>0.5229</text:p>
          </table:table-cell>
          <table:table-cell office:value-type="float" office:value="0.320509858045" calcext:value-type="float">
            <text:p>0.3205</text:p>
          </table:table-cell>
          <table:table-cell office:value-type="float" office:value="0.591875518622" calcext:value-type="float">
            <text:p>0.5919</text:p>
          </table:table-cell>
          <table:table-cell office:value-type="string" calcext:value-type="string">
            <text:p>15</text:p>
          </table:table-cell>
          <table:table-cell office:value-type="float" office:value="0.433221218391" calcext:value-type="float">
            <text:p>0.4332</text:p>
          </table:table-cell>
          <table:table-cell office:value-type="float" office:value="0.317881201514" calcext:value-type="float">
            <text:p>0.3179</text:p>
          </table:table-cell>
          <table:table-cell office:value-type="float" office:value="0.524489869102" calcext:value-type="float">
            <text:p>0.52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62583827739" calcext:value-type="float">
            <text:p>0.5626</text:p>
          </table:table-cell>
          <table:table-cell office:value-type="float" office:value="0.343113999136" calcext:value-type="float">
            <text:p>0.3431</text:p>
          </table:table-cell>
          <table:table-cell office:value-type="float" office:value="0.617966378579" calcext:value-type="float">
            <text:p>0.6180</text:p>
          </table:table-cell>
          <table:table-cell office:value-type="string" calcext:value-type="string">
            <text:p>20</text:p>
          </table:table-cell>
          <table:table-cell office:value-type="float" office:value="0.49468256621" calcext:value-type="float">
            <text:p>0.4947</text:p>
          </table:table-cell>
          <table:table-cell office:value-type="float" office:value="0.344860006126" calcext:value-type="float">
            <text:p>0.3449</text:p>
          </table:table-cell>
          <table:table-cell office:value-type="float" office:value="0.592473617898" calcext:value-type="float">
            <text:p>0.59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57553569962" calcext:value-type="float">
            <text:p>0.5576</text:p>
          </table:table-cell>
          <table:table-cell office:value-type="float" office:value="0.347499293749" calcext:value-type="float">
            <text:p>0.3475</text:p>
          </table:table-cell>
          <table:table-cell office:value-type="float" office:value="0.572278999109" calcext:value-type="float">
            <text:p>0.5723</text:p>
          </table:table-cell>
          <table:table-cell office:value-type="string" calcext:value-type="string">
            <text:p>50</text:p>
          </table:table-cell>
          <table:table-cell office:value-type="float" office:value="0.549068846791" calcext:value-type="float">
            <text:p>0.5491</text:p>
          </table:table-cell>
          <table:table-cell office:value-type="float" office:value="0.346795309067" calcext:value-type="float">
            <text:p>0.3468</text:p>
          </table:table-cell>
          <table:table-cell office:value-type="float" office:value="0.595905063864" calcext:value-type="float">
            <text:p>0.59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38736662992" calcext:value-type="float">
            <text:p>0.5387</text:p>
          </table:table-cell>
          <table:table-cell office:value-type="float" office:value="0.379172688325" calcext:value-type="float">
            <text:p>0.3792</text:p>
          </table:table-cell>
          <table:table-cell office:value-type="float" office:value="0.568312671797" calcext:value-type="float">
            <text:p>0.5683</text:p>
          </table:table-cell>
          <table:table-cell office:value-type="string" calcext:value-type="string">
            <text:p>100</text:p>
          </table:table-cell>
          <table:table-cell office:value-type="float" office:value="0.547781921023" calcext:value-type="float">
            <text:p>0.5478</text:p>
          </table:table-cell>
          <table:table-cell office:value-type="float" office:value="0.379708079609" calcext:value-type="float">
            <text:p>0.3797</text:p>
          </table:table-cell>
          <table:table-cell office:value-type="float" office:value="0.595550448399" calcext:value-type="float">
            <text:p>0.595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sp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office:value-type="string" calcext:value-type="string">
            <text:p>nsp1</text:p>
          </table:table-cell>
          <table:table-cell table:style-name="ce12" office:value-type="string" calcext:value-type="string">
            <text:p>spectral</text:p>
          </table:table-cell>
          <table:table-cell table:style-name="ce12" office:value-type="string" calcext:value-type="string">
            <text:p>sub space</text:p>
          </table:table-cell>
          <table:table-cell table:style-name="ce12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233502823719" calcext:value-type="float">
            <text:p>0.2335</text:p>
          </table:table-cell>
          <table:table-cell office:value-type="float" office:value="0.466419758896" calcext:value-type="float">
            <text:p>0.4664</text:p>
          </table:table-cell>
          <table:table-cell office:value-type="string" calcext:value-type="string">
            <text:p>8</text:p>
          </table:table-cell>
          <table:table-cell office:value-type="float" office:value="0.294402406706" calcext:value-type="float">
            <text:p>0.2944</text:p>
          </table:table-cell>
          <table:table-cell office:value-type="float" office:value="0.233401678832" calcext:value-type="float">
            <text:p>0.2334</text:p>
          </table:table-cell>
          <table:table-cell office:value-type="float" office:value="0.343079844431" calcext:value-type="float">
            <text:p>0.3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054951594" calcext:value-type="float">
            <text:p>0.6305</text:p>
          </table:table-cell>
          <table:table-cell office:value-type="float" office:value="0.418550295333" calcext:value-type="float">
            <text:p>0.4186</text:p>
          </table:table-cell>
          <table:table-cell office:value-type="float" office:value="0.842756538967" calcext:value-type="float">
            <text:p>0.8428</text:p>
          </table:table-cell>
          <table:table-cell office:value-type="string" calcext:value-type="string">
            <text:p>10</text:p>
          </table:table-cell>
          <table:table-cell office:value-type="float" office:value="0.46035781344" calcext:value-type="float">
            <text:p>0.4604</text:p>
          </table:table-cell>
          <table:table-cell office:value-type="float" office:value="0.418483856841" calcext:value-type="float">
            <text:p>0.4185</text:p>
          </table:table-cell>
          <table:table-cell office:value-type="float" office:value="0.546884393801" calcext:value-type="float">
            <text:p>0.54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25656792093" calcext:value-type="float">
            <text:p>0.5257</text:p>
          </table:table-cell>
          <table:table-cell office:value-type="float" office:value="0.392761652738" calcext:value-type="float">
            <text:p>0.3928</text:p>
          </table:table-cell>
          <table:table-cell office:value-type="float" office:value="0.662534280234" calcext:value-type="float">
            <text:p>0.6625</text:p>
          </table:table-cell>
          <table:table-cell office:value-type="string" calcext:value-type="string">
            <text:p>15</text:p>
          </table:table-cell>
          <table:table-cell office:value-type="float" office:value="0.4173487412" calcext:value-type="float">
            <text:p>0.4173</text:p>
          </table:table-cell>
          <table:table-cell office:value-type="float" office:value="0.39055631084" calcext:value-type="float">
            <text:p>0.3906</text:p>
          </table:table-cell>
          <table:table-cell office:value-type="float" office:value="0.442819927224" calcext:value-type="float">
            <text:p>0.44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66827293828" calcext:value-type="float">
            <text:p>0.5668</text:p>
          </table:table-cell>
          <table:table-cell office:value-type="float" office:value="0.465623059643" calcext:value-type="float">
            <text:p>0.4656</text:p>
          </table:table-cell>
          <table:table-cell office:value-type="float" office:value="0.697235259666" calcext:value-type="float">
            <text:p>0.6972</text:p>
          </table:table-cell>
          <table:table-cell office:value-type="string" calcext:value-type="string">
            <text:p>20</text:p>
          </table:table-cell>
          <table:table-cell office:value-type="float" office:value="0.491997223942" calcext:value-type="float">
            <text:p>0.4920</text:p>
          </table:table-cell>
          <table:table-cell office:value-type="float" office:value="0.472113007271" calcext:value-type="float">
            <text:p>0.4721</text:p>
          </table:table-cell>
          <table:table-cell office:value-type="float" office:value="0.534502452537" calcext:value-type="float">
            <text:p>0.5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56822380414" calcext:value-type="float">
            <text:p>0.5568</text:p>
          </table:table-cell>
          <table:table-cell office:value-type="float" office:value="0.461502184124" calcext:value-type="float">
            <text:p>0.4615</text:p>
          </table:table-cell>
          <table:table-cell office:value-type="float" office:value="0.643221888145" calcext:value-type="float">
            <text:p>0.6432</text:p>
          </table:table-cell>
          <table:table-cell office:value-type="string" calcext:value-type="string">
            <text:p>50</text:p>
          </table:table-cell>
          <table:table-cell office:value-type="float" office:value="0.548837975172" calcext:value-type="float">
            <text:p>0.5488</text:p>
          </table:table-cell>
          <table:table-cell office:value-type="float" office:value="0.470680127898" calcext:value-type="float">
            <text:p>0.4707</text:p>
          </table:table-cell>
          <table:table-cell office:value-type="float" office:value="0.530546112694" calcext:value-type="float">
            <text:p>0.53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418149066" calcext:value-type="float">
            <text:p>0.5418</text:p>
          </table:table-cell>
          <table:table-cell office:value-type="float" office:value="0.488058376696" calcext:value-type="float">
            <text:p>0.4881</text:p>
          </table:table-cell>
          <table:table-cell office:value-type="float" office:value="0.600764469577" calcext:value-type="float">
            <text:p>0.6008</text:p>
          </table:table-cell>
          <table:table-cell office:value-type="string" calcext:value-type="string">
            <text:p>100</text:p>
          </table:table-cell>
          <table:table-cell office:value-type="float" office:value="0.546715979208" calcext:value-type="float">
            <text:p>0.5467</text:p>
          </table:table-cell>
          <table:table-cell office:value-type="float" office:value="0.491083886331" calcext:value-type="float">
            <text:p>0.4911</text:p>
          </table:table-cell>
          <table:table-cell office:value-type="float" office:value="0.538455911501" calcext:value-type="float">
            <text:p>0.5385</text:p>
          </table:table-cell>
          <table:table-cell table:number-columns-repeated="1016"/>
        </table:table-row>
      </table:table>
      <table:table table:name="avg_20" table:style-name="ta1">
        <table:table-column table:style-name="co1" table:default-cell-style-name="ce9"/>
        <table:table-column table:style-name="co1" table:number-columns-repeated="3" table:default-cell-style-name="ce7"/>
        <table:table-column table:style-name="co1" table:default-cell-style-name="ce9"/>
        <table:table-column table:style-name="co1" table:number-columns-repeated="3" table:default-cell-style-name="ce7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-K 600 -k 100 --method Lasso -b generate</text:p>
          </table:table-cell>
          <table:covered-table-cell table:number-columns-repeated="3" table:style-name="ce17"/>
          <table:table-cell table:style-name="ce17"/>
          <table:table-cell table:style-name="ce17" office:value-type="string" calcext:value-type="string">
            <text:p>Sigma = 2.4</text:p>
          </table:table-cell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entropic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plain</text:p>
          </table:table-cell>
          <table:covered-table-cell table:number-columns-repeated="3" table:style-name="ce17"/>
          <table:table-cell table:number-columns-repeated="1016"/>
        </table:table-row>
        <table:table-row table:style-name="ro1"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65890371" calcext:value-type="float">
            <text:p>0.38877</text:p>
          </table:table-cell>
          <table:table-cell table:number-columns-repeated="2" office:value-type="float" office:value="0.387184273664" calcext:value-type="float">
            <text:p>0.38718</text:p>
          </table:table-cell>
          <table:table-cell office:value-type="float" office:value="8" calcext:value-type="float">
            <text:p>8</text:p>
          </table:table-cell>
          <table:table-cell office:value-type="float" office:value="0.294691439691" calcext:value-type="float">
            <text:p>0.29469</text:p>
          </table:table-cell>
          <table:table-cell office:value-type="float" office:value="0.294687240542" calcext:value-type="float">
            <text:p>0.29469</text:p>
          </table:table-cell>
          <table:table-cell office:value-type="float" office:value="0.295130366707" calcext:value-type="float">
            <text:p>0.2951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3122725791" calcext:value-type="float">
            <text:p>0.63312</text:p>
          </table:table-cell>
          <table:table-cell office:value-type="float" office:value="0.632126813741" calcext:value-type="float">
            <text:p>0.63213</text:p>
          </table:table-cell>
          <table:table-cell office:value-type="float" office:value="0.6334629468" calcext:value-type="float">
            <text:p>0.63346</text:p>
          </table:table-cell>
          <table:table-cell office:value-type="float" office:value="10" calcext:value-type="float">
            <text:p>10</text:p>
          </table:table-cell>
          <table:table-cell office:value-type="float" office:value="0.470003452523" calcext:value-type="float">
            <text:p>0.47000</text:p>
          </table:table-cell>
          <table:table-cell office:value-type="float" office:value="0.468705727551" calcext:value-type="float">
            <text:p>0.46871</text:p>
          </table:table-cell>
          <table:table-cell office:value-type="float" office:value="0.471713496064" calcext:value-type="float">
            <text:p>0.4717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2842038602" calcext:value-type="float">
            <text:p>0.53284</text:p>
          </table:table-cell>
          <table:table-cell office:value-type="float" office:value="0.53957989859" calcext:value-type="float">
            <text:p>0.53958</text:p>
          </table:table-cell>
          <table:table-cell office:value-type="float" office:value="0.539683585942" calcext:value-type="float">
            <text:p>0.53968</text:p>
          </table:table-cell>
          <table:table-cell office:value-type="float" office:value="15" calcext:value-type="float">
            <text:p>15</text:p>
          </table:table-cell>
          <table:table-cell office:value-type="float" office:value="0.430339429546" calcext:value-type="float">
            <text:p>0.43034</text:p>
          </table:table-cell>
          <table:table-cell office:value-type="float" office:value="0.431311903308" calcext:value-type="float">
            <text:p>0.43131</text:p>
          </table:table-cell>
          <table:table-cell office:value-type="float" office:value="0.434164687833" calcext:value-type="float">
            <text:p>0.4341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3045716049" calcext:value-type="float">
            <text:p>0.57305</text:p>
          </table:table-cell>
          <table:table-cell office:value-type="float" office:value="0.580522234882" calcext:value-type="float">
            <text:p>0.58052</text:p>
          </table:table-cell>
          <table:table-cell office:value-type="float" office:value="0.579897916267" calcext:value-type="float">
            <text:p>0.57990</text:p>
          </table:table-cell>
          <table:table-cell office:value-type="float" office:value="20" calcext:value-type="float">
            <text:p>20</text:p>
          </table:table-cell>
          <table:table-cell office:value-type="float" office:value="0.505601533683" calcext:value-type="float">
            <text:p>0.50560</text:p>
          </table:table-cell>
          <table:table-cell office:value-type="float" office:value="0.526590250427" calcext:value-type="float">
            <text:p>0.52659</text:p>
          </table:table-cell>
          <table:table-cell office:value-type="float" office:value="0.523433552425" calcext:value-type="float">
            <text:p>0.5234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7246140973" calcext:value-type="float">
            <text:p>0.56725</text:p>
          </table:table-cell>
          <table:table-cell office:value-type="float" office:value="0.565299176076" calcext:value-type="float">
            <text:p>0.56530</text:p>
          </table:table-cell>
          <table:table-cell office:value-type="float" office:value="0.56505492423" calcext:value-type="float">
            <text:p>0.56505</text:p>
          </table:table-cell>
          <table:table-cell office:value-type="float" office:value="50" calcext:value-type="float">
            <text:p>50</text:p>
          </table:table-cell>
          <table:table-cell office:value-type="float" office:value="0.559390205214" calcext:value-type="float">
            <text:p>0.55939</text:p>
          </table:table-cell>
          <table:table-cell office:value-type="float" office:value="0.564510179753" calcext:value-type="float">
            <text:p>0.56451</text:p>
          </table:table-cell>
          <table:table-cell office:value-type="float" office:value="0.559801874023" calcext:value-type="float">
            <text:p>0.55980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8806085537" calcext:value-type="float">
            <text:p>0.54881</text:p>
          </table:table-cell>
          <table:table-cell office:value-type="float" office:value="0.548885700114" calcext:value-type="float">
            <text:p>0.54889</text:p>
          </table:table-cell>
          <table:table-cell office:value-type="float" office:value="0.543124633052" calcext:value-type="float">
            <text:p>0.54312</text:p>
          </table:table-cell>
          <table:table-cell office:value-type="float" office:value="100" calcext:value-type="float">
            <text:p>100</text:p>
          </table:table-cell>
          <table:table-cell office:value-type="float" office:value="0.551012608536" calcext:value-type="float">
            <text:p>0.55101</text:p>
          </table:table-cell>
          <table:table-cell office:value-type="float" office:value="0.558062855756" calcext:value-type="float">
            <text:p>0.55806</text:p>
          </table:table-cell>
          <table:table-cell office:value-type="float" office:value="0.558001522363" calcext:value-type="float">
            <text:p>0.558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gb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gb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8258840912" calcext:value-type="float">
            <text:p>0.32826</text:p>
          </table:table-cell>
          <table:table-cell office:value-type="float" office:value="0.328818572122" calcext:value-type="float">
            <text:p>0.32882</text:p>
          </table:table-cell>
          <table:table-cell office:value-type="float" office:value="0.329202748254" calcext:value-type="float">
            <text:p>0.32920</text:p>
          </table:table-cell>
          <table:table-cell office:value-type="float" office:value="8" calcext:value-type="float">
            <text:p>8</text:p>
          </table:table-cell>
          <table:table-cell office:value-type="float" office:value="0.328295660674" calcext:value-type="float">
            <text:p>0.32830</text:p>
          </table:table-cell>
          <table:table-cell office:value-type="float" office:value="0.328820836906" calcext:value-type="float">
            <text:p>0.32882</text:p>
          </table:table-cell>
          <table:table-cell office:value-type="float" office:value="0.328154296329" calcext:value-type="float">
            <text:p>0.3281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3282783851" calcext:value-type="float">
            <text:p>0.49328</text:p>
          </table:table-cell>
          <table:table-cell office:value-type="float" office:value="0.492624844038" calcext:value-type="float">
            <text:p>0.49262</text:p>
          </table:table-cell>
          <table:table-cell office:value-type="float" office:value="0.493358595643" calcext:value-type="float">
            <text:p>0.49336</text:p>
          </table:table-cell>
          <table:table-cell office:value-type="float" office:value="10" calcext:value-type="float">
            <text:p>10</text:p>
          </table:table-cell>
          <table:table-cell office:value-type="float" office:value="0.492915908048" calcext:value-type="float">
            <text:p>0.49292</text:p>
          </table:table-cell>
          <table:table-cell office:value-type="float" office:value="0.493067531633" calcext:value-type="float">
            <text:p>0.49307</text:p>
          </table:table-cell>
          <table:table-cell office:value-type="float" office:value="0.493358595643" calcext:value-type="float">
            <text:p>0.4933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28269957566" calcext:value-type="float">
            <text:p>0.42827</text:p>
          </table:table-cell>
          <table:table-cell office:value-type="float" office:value="0.429526274146" calcext:value-type="float">
            <text:p>0.42953</text:p>
          </table:table-cell>
          <table:table-cell office:value-type="float" office:value="0.421661929706" calcext:value-type="float">
            <text:p>0.42166</text:p>
          </table:table-cell>
          <table:table-cell office:value-type="float" office:value="15" calcext:value-type="float">
            <text:p>15</text:p>
          </table:table-cell>
          <table:table-cell office:value-type="float" office:value="0.420408116362" calcext:value-type="float">
            <text:p>0.42041</text:p>
          </table:table-cell>
          <table:table-cell office:value-type="float" office:value="0.418035194131" calcext:value-type="float">
            <text:p>0.41804</text:p>
          </table:table-cell>
          <table:table-cell office:value-type="float" office:value="0.413804855543" calcext:value-type="float">
            <text:p>0.4138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2089304531" calcext:value-type="float">
            <text:p>0.44209</text:p>
          </table:table-cell>
          <table:table-cell office:value-type="float" office:value="0.438358370028" calcext:value-type="float">
            <text:p>0.43836</text:p>
          </table:table-cell>
          <table:table-cell office:value-type="float" office:value="0.44722117159" calcext:value-type="float">
            <text:p>0.44722</text:p>
          </table:table-cell>
          <table:table-cell office:value-type="float" office:value="20" calcext:value-type="float">
            <text:p>20</text:p>
          </table:table-cell>
          <table:table-cell office:value-type="float" office:value="0.446400641383" calcext:value-type="float">
            <text:p>0.44640</text:p>
          </table:table-cell>
          <table:table-cell office:value-type="float" office:value="0.447515466303" calcext:value-type="float">
            <text:p>0.44752</text:p>
          </table:table-cell>
          <table:table-cell office:value-type="float" office:value="0.446386289556" calcext:value-type="float">
            <text:p>0.44639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85556419445" calcext:value-type="float">
            <text:p>0.38556</text:p>
          </table:table-cell>
          <table:table-cell office:value-type="float" office:value="0.385516588574" calcext:value-type="float">
            <text:p>0.38552</text:p>
          </table:table-cell>
          <table:table-cell office:value-type="float" office:value="0.387343155435" calcext:value-type="float">
            <text:p>0.38734</text:p>
          </table:table-cell>
          <table:table-cell office:value-type="float" office:value="50" calcext:value-type="float">
            <text:p>50</text:p>
          </table:table-cell>
          <table:table-cell office:value-type="float" office:value="0.384632374868" calcext:value-type="float">
            <text:p>0.38463</text:p>
          </table:table-cell>
          <table:table-cell office:value-type="float" office:value="0.386052545875" calcext:value-type="float">
            <text:p>0.38605</text:p>
          </table:table-cell>
          <table:table-cell office:value-type="float" office:value="0.386925421947" calcext:value-type="float">
            <text:p>0.38693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1661365036" calcext:value-type="float">
            <text:p>0.38166</text:p>
          </table:table-cell>
          <table:table-cell office:value-type="float" office:value="0.376865892953" calcext:value-type="float">
            <text:p>0.37687</text:p>
          </table:table-cell>
          <table:table-cell office:value-type="float" office:value="0.378274405509" calcext:value-type="float">
            <text:p>0.37827</text:p>
          </table:table-cell>
          <table:table-cell office:value-type="float" office:value="100" calcext:value-type="float">
            <text:p>100</text:p>
          </table:table-cell>
          <table:table-cell office:value-type="float" office:value="0.382268673893" calcext:value-type="float">
            <text:p>0.38227</text:p>
          </table:table-cell>
          <table:table-cell office:value-type="float" office:value="0.377579489669" calcext:value-type="float">
            <text:p>0.37758</text:p>
          </table:table-cell>
          <table:table-cell office:value-type="float" office:value="0.378335047259" calcext:value-type="float">
            <text:p>0.37834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rp-cage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Trp-cage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65890371" calcext:value-type="float">
            <text:p>0.38877</text:p>
          </table:table-cell>
          <table:table-cell table:number-columns-repeated="2" office:value-type="float" office:value="0.387184273664" calcext:value-type="float">
            <text:p>0.38718</text:p>
          </table:table-cell>
          <table:table-cell office:value-type="float" office:value="8" calcext:value-type="float">
            <text:p>8</text:p>
          </table:table-cell>
          <table:table-cell office:value-type="float" office:value="0.294948029957" calcext:value-type="float">
            <text:p>0.29495</text:p>
          </table:table-cell>
          <table:table-cell office:value-type="float" office:value="0.294878507826" calcext:value-type="float">
            <text:p>0.29488</text:p>
          </table:table-cell>
          <table:table-cell office:value-type="float" office:value="0.295005296274" calcext:value-type="float">
            <text:p>0.2950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3462800504" calcext:value-type="float">
            <text:p>0.63346</text:p>
          </table:table-cell>
          <table:table-cell office:value-type="float" office:value="0.633122290991" calcext:value-type="float">
            <text:p>0.63312</text:p>
          </table:table-cell>
          <table:table-cell office:value-type="float" office:value="0.633424541025" calcext:value-type="float">
            <text:p>0.63342</text:p>
          </table:table-cell>
          <table:table-cell office:value-type="float" office:value="10" calcext:value-type="float">
            <text:p>10</text:p>
          </table:table-cell>
          <table:table-cell office:value-type="float" office:value="0.471531088012" calcext:value-type="float">
            <text:p>0.47153</text:p>
          </table:table-cell>
          <table:table-cell office:value-type="float" office:value="0.470130220525" calcext:value-type="float">
            <text:p>0.47013</text:p>
          </table:table-cell>
          <table:table-cell office:value-type="float" office:value="0.470466266424" calcext:value-type="float">
            <text:p>0.4704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5843830404" calcext:value-type="float">
            <text:p>0.53584</text:p>
          </table:table-cell>
          <table:table-cell office:value-type="float" office:value="0.537852686197" calcext:value-type="float">
            <text:p>0.53785</text:p>
          </table:table-cell>
          <table:table-cell office:value-type="float" office:value="0.539537354646" calcext:value-type="float">
            <text:p>0.53954</text:p>
          </table:table-cell>
          <table:table-cell office:value-type="float" office:value="15" calcext:value-type="float">
            <text:p>15</text:p>
          </table:table-cell>
          <table:table-cell office:value-type="float" office:value="0.43380602199" calcext:value-type="float">
            <text:p>0.43381</text:p>
          </table:table-cell>
          <table:table-cell office:value-type="float" office:value="0.434672081812" calcext:value-type="float">
            <text:p>0.43467</text:p>
          </table:table-cell>
          <table:table-cell office:value-type="float" office:value="0.434253754297" calcext:value-type="float">
            <text:p>0.4342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6989270141" calcext:value-type="float">
            <text:p>0.57699</text:p>
          </table:table-cell>
          <table:table-cell office:value-type="float" office:value="0.575880994295" calcext:value-type="float">
            <text:p>0.57588</text:p>
          </table:table-cell>
          <table:table-cell office:value-type="float" office:value="0.578593453129" calcext:value-type="float">
            <text:p>0.57859</text:p>
          </table:table-cell>
          <table:table-cell office:value-type="float" office:value="20" calcext:value-type="float">
            <text:p>20</text:p>
          </table:table-cell>
          <table:table-cell office:value-type="float" office:value="0.509960285364" calcext:value-type="float">
            <text:p>0.50996</text:p>
          </table:table-cell>
          <table:table-cell office:value-type="float" office:value="0.531379201708" calcext:value-type="float">
            <text:p>0.53138</text:p>
          </table:table-cell>
          <table:table-cell office:value-type="float" office:value="0.525576451801" calcext:value-type="float">
            <text:p>0.52558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9472334137" calcext:value-type="float">
            <text:p>0.56947</text:p>
          </table:table-cell>
          <table:table-cell office:value-type="float" office:value="0.56438070629" calcext:value-type="float">
            <text:p>0.56438</text:p>
          </table:table-cell>
          <table:table-cell office:value-type="float" office:value="0.563053373233" calcext:value-type="float">
            <text:p>0.56305</text:p>
          </table:table-cell>
          <table:table-cell office:value-type="float" office:value="50" calcext:value-type="float">
            <text:p>50</text:p>
          </table:table-cell>
          <table:table-cell office:value-type="float" office:value="0.559388673064" calcext:value-type="float">
            <text:p>0.55939</text:p>
          </table:table-cell>
          <table:table-cell office:value-type="float" office:value="0.562822017233" calcext:value-type="float">
            <text:p>0.56282</text:p>
          </table:table-cell>
          <table:table-cell office:value-type="float" office:value="0.56347314497" calcext:value-type="float">
            <text:p>0.56347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6518253666" calcext:value-type="float">
            <text:p>0.54652</text:p>
          </table:table-cell>
          <table:table-cell office:value-type="float" office:value="0.547914996421" calcext:value-type="float">
            <text:p>0.54791</text:p>
          </table:table-cell>
          <table:table-cell office:value-type="float" office:value="0.546483720504" calcext:value-type="float">
            <text:p>0.54648</text:p>
          </table:table-cell>
          <table:table-cell office:value-type="float" office:value="100" calcext:value-type="float">
            <text:p>100</text:p>
          </table:table-cell>
          <table:table-cell office:value-type="float" office:value="0.551051670774" calcext:value-type="float">
            <text:p>0.55105</text:p>
          </table:table-cell>
          <table:table-cell office:value-type="float" office:value="0.559962727662" calcext:value-type="float">
            <text:p>0.55996</text:p>
          </table:table-cell>
          <table:table-cell office:value-type="float" office:value="0.558059430954" calcext:value-type="float">
            <text:p>0.55806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sp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nsp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65890371" calcext:value-type="float">
            <text:p>0.38877</text:p>
          </table:table-cell>
          <table:table-cell table:number-columns-repeated="2" office:value-type="float" office:value="0.387184273664" calcext:value-type="float">
            <text:p>0.38718</text:p>
          </table:table-cell>
          <table:table-cell office:value-type="float" office:value="8" calcext:value-type="float">
            <text:p>8</text:p>
          </table:table-cell>
          <table:table-cell office:value-type="float" office:value="0.295055445043" calcext:value-type="float">
            <text:p>0.29506</text:p>
          </table:table-cell>
          <table:table-cell office:value-type="float" office:value="0.294581794637" calcext:value-type="float">
            <text:p>0.29458</text:p>
          </table:table-cell>
          <table:table-cell office:value-type="float" office:value="0.294749775758" calcext:value-type="float">
            <text:p>0.2947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3614782376" calcext:value-type="float">
            <text:p>0.63361</text:p>
          </table:table-cell>
          <table:table-cell office:value-type="float" office:value="0.632521170626" calcext:value-type="float">
            <text:p>0.63252</text:p>
          </table:table-cell>
          <table:table-cell office:value-type="float" office:value="0.632919486485" calcext:value-type="float">
            <text:p>0.63292</text:p>
          </table:table-cell>
          <table:table-cell office:value-type="float" office:value="10" calcext:value-type="float">
            <text:p>10</text:p>
          </table:table-cell>
          <table:table-cell office:value-type="float" office:value="0.472215467826" calcext:value-type="float">
            <text:p>0.47222</text:p>
          </table:table-cell>
          <table:table-cell office:value-type="float" office:value="0.466811096523" calcext:value-type="float">
            <text:p>0.46681</text:p>
          </table:table-cell>
          <table:table-cell office:value-type="float" office:value="0.470159811935" calcext:value-type="float">
            <text:p>0.4701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5527898503" calcext:value-type="float">
            <text:p>0.53553</text:p>
          </table:table-cell>
          <table:table-cell table:number-columns-repeated="2" office:value-type="float" office:value="0.537058310185" calcext:value-type="float">
            <text:p>0.53706</text:p>
          </table:table-cell>
          <table:table-cell office:value-type="float" office:value="15" calcext:value-type="float">
            <text:p>15</text:p>
          </table:table-cell>
          <table:table-cell office:value-type="float" office:value="0.430347573978" calcext:value-type="float">
            <text:p>0.43035</text:p>
          </table:table-cell>
          <table:table-cell office:value-type="float" office:value="0.431409999943" calcext:value-type="float">
            <text:p>0.43141</text:p>
          </table:table-cell>
          <table:table-cell office:value-type="float" office:value="0.43414751387" calcext:value-type="float">
            <text:p>0.4341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1302580938" calcext:value-type="float">
            <text:p>0.57130</text:p>
          </table:table-cell>
          <table:table-cell office:value-type="float" office:value="0.576300039478" calcext:value-type="float">
            <text:p>0.57630</text:p>
          </table:table-cell>
          <table:table-cell office:value-type="float" office:value="0.580017247026" calcext:value-type="float">
            <text:p>0.58002</text:p>
          </table:table-cell>
          <table:table-cell office:value-type="float" office:value="20" calcext:value-type="float">
            <text:p>20</text:p>
          </table:table-cell>
          <table:table-cell office:value-type="float" office:value="0.520861812587" calcext:value-type="float">
            <text:p>0.52086</text:p>
          </table:table-cell>
          <table:table-cell office:value-type="float" office:value="0.528934376638" calcext:value-type="float">
            <text:p>0.52893</text:p>
          </table:table-cell>
          <table:table-cell office:value-type="float" office:value="0.524413142256" calcext:value-type="float">
            <text:p>0.52441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546580947" calcext:value-type="float">
            <text:p>0.56547</text:p>
          </table:table-cell>
          <table:table-cell office:value-type="float" office:value="0.563229537359" calcext:value-type="float">
            <text:p>0.56323</text:p>
          </table:table-cell>
          <table:table-cell office:value-type="float" office:value="0.565943021527" calcext:value-type="float">
            <text:p>0.56594</text:p>
          </table:table-cell>
          <table:table-cell office:value-type="float" office:value="50" calcext:value-type="float">
            <text:p>50</text:p>
          </table:table-cell>
          <table:table-cell office:value-type="float" office:value="0.559397073665" calcext:value-type="float">
            <text:p>0.55940</text:p>
          </table:table-cell>
          <table:table-cell office:value-type="float" office:value="0.561643030204" calcext:value-type="float">
            <text:p>0.56164</text:p>
          </table:table-cell>
          <table:table-cell office:value-type="float" office:value="0.559963927036" calcext:value-type="float">
            <text:p>0.55996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0085523773" calcext:value-type="float">
            <text:p>0.55009</text:p>
          </table:table-cell>
          <table:table-cell office:value-type="float" office:value="0.544772735532" calcext:value-type="float">
            <text:p>0.54477</text:p>
          </table:table-cell>
          <table:table-cell office:value-type="float" office:value="0.54687046569" calcext:value-type="float">
            <text:p>0.54687</text:p>
          </table:table-cell>
          <table:table-cell office:value-type="float" office:value="100" calcext:value-type="float">
            <text:p>100</text:p>
          </table:table-cell>
          <table:table-cell office:value-type="float" office:value="0.551094607347" calcext:value-type="float">
            <text:p>0.55109</text:p>
          </table:table-cell>
          <table:table-cell office:value-type="float" office:value="0.557449136134" calcext:value-type="float">
            <text:p>0.55745</text:p>
          </table:table-cell>
          <table:table-cell office:value-type="float" office:value="0.559689801897" calcext:value-type="float">
            <text:p>0.55969</text:p>
          </table:table-cell>
          <table:table-cell table:number-columns-repeated="1016"/>
        </table:table-row>
      </table:table>
      <table:table table:name="avg_80" table:style-name="ta1">
        <table:table-column table:style-name="co1" table:default-cell-style-name="ce9"/>
        <table:table-column table:style-name="co1" table:number-columns-repeated="3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-K 600 -k 100 --method Lasso -b generate</text:p>
          </table:table-cell>
          <table:covered-table-cell table:number-columns-repeated="3" table:style-name="ce17"/>
          <table:table-cell table:style-name="ce17"/>
          <table:table-cell table:style-name="ce17" office:value-type="string" calcext:value-type="string">
            <text:p>Sigma = 2.4</text:p>
          </table:table-cell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entropic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plain</text:p>
          </table:table-cell>
          <table:covered-table-cell table:number-columns-repeated="3" table:style-name="ce17"/>
          <table:table-cell table:number-columns-repeated="1016"/>
        </table:table-row>
        <table:table-row table:style-name="ro1"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331280180242" calcext:value-type="float">
            <text:p>0.3313</text:p>
          </table:table-cell>
          <table:table-cell office:value-type="float" office:value="0.400668818504" calcext:value-type="float">
            <text:p>0.4007</text:p>
          </table:table-cell>
          <table:table-cell office:value-type="string" calcext:value-type="string">
            <text:p>8</text:p>
          </table:table-cell>
          <table:table-cell office:value-type="float" office:value="0.294820282934" calcext:value-type="float">
            <text:p>0.2948</text:p>
          </table:table-cell>
          <table:table-cell office:value-type="float" office:value="0.33128321435" calcext:value-type="float">
            <text:p>0.3313</text:p>
          </table:table-cell>
          <table:table-cell office:value-type="float" office:value="0.449629950667" calcext:value-type="float">
            <text:p>0.4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2917682606" calcext:value-type="float">
            <text:p>0.6329</text:p>
          </table:table-cell>
          <table:table-cell office:value-type="float" office:value="0.640174605514" calcext:value-type="float">
            <text:p>0.6402</text:p>
          </table:table-cell>
          <table:table-cell office:value-type="float" office:value="0.661239407744" calcext:value-type="float">
            <text:p>0.6612</text:p>
          </table:table-cell>
          <table:table-cell office:value-type="string" calcext:value-type="string">
            <text:p>10</text:p>
          </table:table-cell>
          <table:table-cell office:value-type="float" office:value="0.470161375239" calcext:value-type="float">
            <text:p>0.4702</text:p>
          </table:table-cell>
          <table:table-cell office:value-type="float" office:value="0.639978734549" calcext:value-type="float">
            <text:p>0.6400</text:p>
          </table:table-cell>
          <table:table-cell office:value-type="float" office:value="0.776009314141" calcext:value-type="float">
            <text:p>0.7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33879246221" calcext:value-type="float">
            <text:p>0.5339</text:p>
          </table:table-cell>
          <table:table-cell office:value-type="float" office:value="0.484522360328" calcext:value-type="float">
            <text:p>0.4845</text:p>
          </table:table-cell>
          <table:table-cell office:value-type="float" office:value="0.541065335584" calcext:value-type="float">
            <text:p>0.5411</text:p>
          </table:table-cell>
          <table:table-cell office:value-type="string" calcext:value-type="string">
            <text:p>15</text:p>
          </table:table-cell>
          <table:table-cell office:value-type="float" office:value="0.432724423272" calcext:value-type="float">
            <text:p>0.4327</text:p>
          </table:table-cell>
          <table:table-cell office:value-type="float" office:value="0.484115730035" calcext:value-type="float">
            <text:p>0.4841</text:p>
          </table:table-cell>
          <table:table-cell office:value-type="float" office:value="0.606664128576" calcext:value-type="float">
            <text:p>0.60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73685558449" calcext:value-type="float">
            <text:p>0.5737</text:p>
          </table:table-cell>
          <table:table-cell office:value-type="float" office:value="0.479475849729" calcext:value-type="float">
            <text:p>0.4795</text:p>
          </table:table-cell>
          <table:table-cell office:value-type="float" office:value="0.598575837171" calcext:value-type="float">
            <text:p>0.5986</text:p>
          </table:table-cell>
          <table:table-cell office:value-type="string" calcext:value-type="string">
            <text:p>20</text:p>
          </table:table-cell>
          <table:table-cell office:value-type="float" office:value="0.517143968403" calcext:value-type="float">
            <text:p>0.5171</text:p>
          </table:table-cell>
          <table:table-cell office:value-type="float" office:value="0.478553867607" calcext:value-type="float">
            <text:p>0.4786</text:p>
          </table:table-cell>
          <table:table-cell office:value-type="float" office:value="0.690143159162" calcext:value-type="float">
            <text:p>0.69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65220675273" calcext:value-type="float">
            <text:p>0.5652</text:p>
          </table:table-cell>
          <table:table-cell office:value-type="float" office:value="0.474639910724" calcext:value-type="float">
            <text:p>0.4746</text:p>
          </table:table-cell>
          <table:table-cell office:value-type="float" office:value="0.554552306003" calcext:value-type="float">
            <text:p>0.5546</text:p>
          </table:table-cell>
          <table:table-cell office:value-type="string" calcext:value-type="string">
            <text:p>50</text:p>
          </table:table-cell>
          <table:table-cell office:value-type="float" office:value="0.557770148595" calcext:value-type="float">
            <text:p>0.5578</text:p>
          </table:table-cell>
          <table:table-cell office:value-type="float" office:value="0.476939823407" calcext:value-type="float">
            <text:p>0.4769</text:p>
          </table:table-cell>
          <table:table-cell office:value-type="float" office:value="0.62820467949" calcext:value-type="float">
            <text:p>0.62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46601220552" calcext:value-type="float">
            <text:p>0.5466</text:p>
          </table:table-cell>
          <table:table-cell office:value-type="float" office:value="0.473277218605" calcext:value-type="float">
            <text:p>0.4733</text:p>
          </table:table-cell>
          <table:table-cell office:value-type="float" office:value="0.509773027477" calcext:value-type="float">
            <text:p>0.5098</text:p>
          </table:table-cell>
          <table:table-cell office:value-type="string" calcext:value-type="string">
            <text:p>100</text:p>
          </table:table-cell>
          <table:table-cell office:value-type="float" office:value="0.550271143489" calcext:value-type="float">
            <text:p>0.5503</text:p>
          </table:table-cell>
          <table:table-cell office:value-type="float" office:value="0.473900917434" calcext:value-type="float">
            <text:p>0.4739</text:p>
          </table:table-cell>
          <table:table-cell office:value-type="float" office:value="0.605966848244" calcext:value-type="float">
            <text:p>0.6060</text:p>
          </table:table-cell>
          <table:table-cell table:number-columns-repeated="1016"/>
        </table:table-row>
        <table:table-row table:style-name="ro1">
          <table:table-cell/>
          <table:table-cell table:style-name="ce7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gb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gb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28175037205" calcext:value-type="float">
            <text:p>0.3282</text:p>
          </table:table-cell>
          <table:table-cell office:value-type="float" office:value="0.201837783437" calcext:value-type="float">
            <text:p>0.2018</text:p>
          </table:table-cell>
          <table:table-cell office:value-type="float" office:value="0.296855036007" calcext:value-type="float">
            <text:p>0.2969</text:p>
          </table:table-cell>
          <table:table-cell office:value-type="string" calcext:value-type="string">
            <text:p>8</text:p>
          </table:table-cell>
          <table:table-cell office:value-type="float" office:value="0.328287020173" calcext:value-type="float">
            <text:p>0.3283</text:p>
          </table:table-cell>
          <table:table-cell office:value-type="float" office:value="0.201764910136" calcext:value-type="float">
            <text:p>0.2018</text:p>
          </table:table-cell>
          <table:table-cell office:value-type="float" office:value="0.296855997599" calcext:value-type="float">
            <text:p>0.2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493466221752" calcext:value-type="float">
            <text:p>0.4935</text:p>
          </table:table-cell>
          <table:table-cell office:value-type="float" office:value="0.368635369792" calcext:value-type="float">
            <text:p>0.3686</text:p>
          </table:table-cell>
          <table:table-cell office:value-type="float" office:value="0.465129175399" calcext:value-type="float">
            <text:p>0.4651</text:p>
          </table:table-cell>
          <table:table-cell office:value-type="string" calcext:value-type="string">
            <text:p>10</text:p>
          </table:table-cell>
          <table:table-cell office:value-type="float" office:value="0.493320689747" calcext:value-type="float">
            <text:p>0.4933</text:p>
          </table:table-cell>
          <table:table-cell office:value-type="float" office:value="0.368638342092" calcext:value-type="float">
            <text:p>0.3686</text:p>
          </table:table-cell>
          <table:table-cell office:value-type="float" office:value="0.465129175399" calcext:value-type="float">
            <text:p>0.46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420038438333" calcext:value-type="float">
            <text:p>0.4200</text:p>
          </table:table-cell>
          <table:table-cell office:value-type="float" office:value="0.304189309491" calcext:value-type="float">
            <text:p>0.3042</text:p>
          </table:table-cell>
          <table:table-cell office:value-type="float" office:value="0.405528163073" calcext:value-type="float">
            <text:p>0.4055</text:p>
          </table:table-cell>
          <table:table-cell office:value-type="string" calcext:value-type="string">
            <text:p>15</text:p>
          </table:table-cell>
          <table:table-cell office:value-type="float" office:value="0.420102488901" calcext:value-type="float">
            <text:p>0.4201</text:p>
          </table:table-cell>
          <table:table-cell office:value-type="float" office:value="0.303679484014" calcext:value-type="float">
            <text:p>0.3037</text:p>
          </table:table-cell>
          <table:table-cell office:value-type="float" office:value="0.405529572626" calcext:value-type="float">
            <text:p>0.40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449474718452" calcext:value-type="float">
            <text:p>0.4495</text:p>
          </table:table-cell>
          <table:table-cell office:value-type="float" office:value="0.322276668256" calcext:value-type="float">
            <text:p>0.3223</text:p>
          </table:table-cell>
          <table:table-cell office:value-type="float" office:value="0.407786683592" calcext:value-type="float">
            <text:p>0.4078</text:p>
          </table:table-cell>
          <table:table-cell office:value-type="string" calcext:value-type="string">
            <text:p>20</text:p>
          </table:table-cell>
          <table:table-cell office:value-type="float" office:value="0.448139510021" calcext:value-type="float">
            <text:p>0.4481</text:p>
          </table:table-cell>
          <table:table-cell office:value-type="float" office:value="0.318836484164" calcext:value-type="float">
            <text:p>0.3188</text:p>
          </table:table-cell>
          <table:table-cell office:value-type="float" office:value="0.407650781782" calcext:value-type="float">
            <text:p>0.40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386491170344" calcext:value-type="float">
            <text:p>0.3865</text:p>
          </table:table-cell>
          <table:table-cell office:value-type="float" office:value="0.33215035866" calcext:value-type="float">
            <text:p>0.3322</text:p>
          </table:table-cell>
          <table:table-cell office:value-type="float" office:value="0.363690716624" calcext:value-type="float">
            <text:p>0.3637</text:p>
          </table:table-cell>
          <table:table-cell office:value-type="string" calcext:value-type="string">
            <text:p>50</text:p>
          </table:table-cell>
          <table:table-cell office:value-type="float" office:value="0.386531103496" calcext:value-type="float">
            <text:p>0.3865</text:p>
          </table:table-cell>
          <table:table-cell office:value-type="float" office:value="0.330838573431" calcext:value-type="float">
            <text:p>0.3308</text:p>
          </table:table-cell>
          <table:table-cell office:value-type="float" office:value="0.364305305177" calcext:value-type="float">
            <text:p>0.36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3832069786" calcext:value-type="float">
            <text:p>0.3832</text:p>
          </table:table-cell>
          <table:table-cell office:value-type="float" office:value="0.365433956219" calcext:value-type="float">
            <text:p>0.3654</text:p>
          </table:table-cell>
          <table:table-cell office:value-type="float" office:value="0.383060292517" calcext:value-type="float">
            <text:p>0.3831</text:p>
          </table:table-cell>
          <table:table-cell office:value-type="string" calcext:value-type="string">
            <text:p>100</text:p>
          </table:table-cell>
          <table:table-cell office:value-type="float" office:value="0.382332625092" calcext:value-type="float">
            <text:p>0.3823</text:p>
          </table:table-cell>
          <table:table-cell office:value-type="float" office:value="0.364951576773" calcext:value-type="float">
            <text:p>0.3650</text:p>
          </table:table-cell>
          <table:table-cell office:value-type="float" office:value="0.382318019461" calcext:value-type="float">
            <text:p>0.3823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rp-cage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Trp-cage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246814191815" calcext:value-type="float">
            <text:p>0.2468</text:p>
          </table:table-cell>
          <table:table-cell office:value-type="float" office:value="0.456844910658" calcext:value-type="float">
            <text:p>0.4568</text:p>
          </table:table-cell>
          <table:table-cell office:value-type="string" calcext:value-type="string">
            <text:p>8</text:p>
          </table:table-cell>
          <table:table-cell office:value-type="float" office:value="0.294683329011" calcext:value-type="float">
            <text:p>0.2947</text:p>
          </table:table-cell>
          <table:table-cell office:value-type="float" office:value="0.246814191815" calcext:value-type="float">
            <text:p>0.2468</text:p>
          </table:table-cell>
          <table:table-cell office:value-type="float" office:value="0.402452625935" calcext:value-type="float">
            <text:p>0.40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2740310129" calcext:value-type="float">
            <text:p>0.6327</text:p>
          </table:table-cell>
          <table:table-cell office:value-type="float" office:value="0.393891696742" calcext:value-type="float">
            <text:p>0.3939</text:p>
          </table:table-cell>
          <table:table-cell office:value-type="float" office:value="0.685052464363" calcext:value-type="float">
            <text:p>0.6851</text:p>
          </table:table-cell>
          <table:table-cell office:value-type="string" calcext:value-type="string">
            <text:p>10</text:p>
          </table:table-cell>
          <table:table-cell office:value-type="float" office:value="0.469662111857" calcext:value-type="float">
            <text:p>0.4697</text:p>
          </table:table-cell>
          <table:table-cell office:value-type="float" office:value="0.39392001611" calcext:value-type="float">
            <text:p>0.3939</text:p>
          </table:table-cell>
          <table:table-cell office:value-type="float" office:value="0.709159361731" calcext:value-type="float">
            <text:p>0.70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3522786288" calcext:value-type="float">
            <text:p>0.5352</text:p>
          </table:table-cell>
          <table:table-cell office:value-type="float" office:value="0.323698918978" calcext:value-type="float">
            <text:p>0.3237</text:p>
          </table:table-cell>
          <table:table-cell office:value-type="float" office:value="0.591875518622" calcext:value-type="float">
            <text:p>0.5919</text:p>
          </table:table-cell>
          <table:table-cell office:value-type="string" calcext:value-type="string">
            <text:p>15</text:p>
          </table:table-cell>
          <table:table-cell office:value-type="float" office:value="0.433598849624" calcext:value-type="float">
            <text:p>0.4336</text:p>
          </table:table-cell>
          <table:table-cell office:value-type="float" office:value="0.323203392397" calcext:value-type="float">
            <text:p>0.3232</text:p>
          </table:table-cell>
          <table:table-cell office:value-type="float" office:value="0.527852213587" calcext:value-type="float">
            <text:p>0.52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72438085438" calcext:value-type="float">
            <text:p>0.5724</text:p>
          </table:table-cell>
          <table:table-cell office:value-type="float" office:value="0.348927608687" calcext:value-type="float">
            <text:p>0.3489</text:p>
          </table:table-cell>
          <table:table-cell office:value-type="float" office:value="0.620816142201" calcext:value-type="float">
            <text:p>0.6208</text:p>
          </table:table-cell>
          <table:table-cell office:value-type="string" calcext:value-type="string">
            <text:p>20</text:p>
          </table:table-cell>
          <table:table-cell office:value-type="float" office:value="0.521391863493" calcext:value-type="float">
            <text:p>0.5214</text:p>
          </table:table-cell>
          <table:table-cell office:value-type="float" office:value="0.349429704243" calcext:value-type="float">
            <text:p>0.3494</text:p>
          </table:table-cell>
          <table:table-cell office:value-type="float" office:value="0.59525810003" calcext:value-type="float">
            <text:p>0.59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65880068067" calcext:value-type="float">
            <text:p>0.5659</text:p>
          </table:table-cell>
          <table:table-cell office:value-type="float" office:value="0.351450028528" calcext:value-type="float">
            <text:p>0.3515</text:p>
          </table:table-cell>
          <table:table-cell office:value-type="float" office:value="0.579263823366" calcext:value-type="float">
            <text:p>0.5793</text:p>
          </table:table-cell>
          <table:table-cell office:value-type="string" calcext:value-type="string">
            <text:p>50</text:p>
          </table:table-cell>
          <table:table-cell office:value-type="float" office:value="0.557463675527" calcext:value-type="float">
            <text:p>0.5575</text:p>
          </table:table-cell>
          <table:table-cell office:value-type="float" office:value="0.351626539168" calcext:value-type="float">
            <text:p>0.3516</text:p>
          </table:table-cell>
          <table:table-cell office:value-type="float" office:value="0.599065633046" calcext:value-type="float">
            <text:p>0.59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47621555744" calcext:value-type="float">
            <text:p>0.5476</text:p>
          </table:table-cell>
          <table:table-cell office:value-type="float" office:value="0.384160807088" calcext:value-type="float">
            <text:p>0.3842</text:p>
          </table:table-cell>
          <table:table-cell office:value-type="float" office:value="0.572436335693" calcext:value-type="float">
            <text:p>0.5724</text:p>
          </table:table-cell>
          <table:table-cell office:value-type="string" calcext:value-type="string">
            <text:p>100</text:p>
          </table:table-cell>
          <table:table-cell office:value-type="float" office:value="0.552741786527" calcext:value-type="float">
            <text:p>0.5527</text:p>
          </table:table-cell>
          <table:table-cell office:value-type="float" office:value="0.384215070626" calcext:value-type="float">
            <text:p>0.3842</text:p>
          </table:table-cell>
          <table:table-cell office:value-type="float" office:value="0.601858105111" calcext:value-type="float">
            <text:p>0.6019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sp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nsp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23379919105" calcext:value-type="float">
            <text:p>0.2338</text:p>
          </table:table-cell>
          <table:table-cell office:value-type="float" office:value="0.466419758896" calcext:value-type="float">
            <text:p>0.4664</text:p>
          </table:table-cell>
          <table:table-cell office:value-type="string" calcext:value-type="string">
            <text:p>8</text:p>
          </table:table-cell>
          <table:table-cell office:value-type="float" office:value="0.294782989139" calcext:value-type="float">
            <text:p>0.2948</text:p>
          </table:table-cell>
          <table:table-cell office:value-type="float" office:value="0.233701460451" calcext:value-type="float">
            <text:p>0.2337</text:p>
          </table:table-cell>
          <table:table-cell office:value-type="float" office:value="0.343079844431" calcext:value-type="float">
            <text:p>0.3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2997708961" calcext:value-type="float">
            <text:p>0.6330</text:p>
          </table:table-cell>
          <table:table-cell office:value-type="float" office:value="0.419337326224" calcext:value-type="float">
            <text:p>0.4193</text:p>
          </table:table-cell>
          <table:table-cell office:value-type="float" office:value="0.842826190391" calcext:value-type="float">
            <text:p>0.8428</text:p>
          </table:table-cell>
          <table:table-cell office:value-type="string" calcext:value-type="string">
            <text:p>10</text:p>
          </table:table-cell>
          <table:table-cell office:value-type="float" office:value="0.469853850468" calcext:value-type="float">
            <text:p>0.4699</text:p>
          </table:table-cell>
          <table:table-cell office:value-type="float" office:value="0.41945559696" calcext:value-type="float">
            <text:p>0.4195</text:p>
          </table:table-cell>
          <table:table-cell office:value-type="float" office:value="0.546884393801" calcext:value-type="float">
            <text:p>0.54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35232116588" calcext:value-type="float">
            <text:p>0.5352</text:p>
          </table:table-cell>
          <table:table-cell office:value-type="float" office:value="0.402629752995" calcext:value-type="float">
            <text:p>0.4026</text:p>
          </table:table-cell>
          <table:table-cell office:value-type="float" office:value="0.662588703666" calcext:value-type="float">
            <text:p>0.6626</text:p>
          </table:table-cell>
          <table:table-cell office:value-type="string" calcext:value-type="string">
            <text:p>15</text:p>
          </table:table-cell>
          <table:table-cell office:value-type="float" office:value="0.431881456231" calcext:value-type="float">
            <text:p>0.4319</text:p>
          </table:table-cell>
          <table:table-cell office:value-type="float" office:value="0.401407852317" calcext:value-type="float">
            <text:p>0.4014</text:p>
          </table:table-cell>
          <table:table-cell office:value-type="float" office:value="0.443122962708" calcext:value-type="float">
            <text:p>0.4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74275724894" calcext:value-type="float">
            <text:p>0.5743</text:p>
          </table:table-cell>
          <table:table-cell office:value-type="float" office:value="0.488910574108" calcext:value-type="float">
            <text:p>0.4889</text:p>
          </table:table-cell>
          <table:table-cell office:value-type="float" office:value="0.703117193195" calcext:value-type="float">
            <text:p>0.7031</text:p>
          </table:table-cell>
          <table:table-cell office:value-type="string" calcext:value-type="string">
            <text:p>20</text:p>
          </table:table-cell>
          <table:table-cell office:value-type="float" office:value="0.519449447254" calcext:value-type="float">
            <text:p>0.5194</text:p>
          </table:table-cell>
          <table:table-cell office:value-type="float" office:value="0.489844904254" calcext:value-type="float">
            <text:p>0.4898</text:p>
          </table:table-cell>
          <table:table-cell office:value-type="float" office:value="0.541742522466" calcext:value-type="float">
            <text:p>0.54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67084939245" calcext:value-type="float">
            <text:p>0.5671</text:p>
          </table:table-cell>
          <table:table-cell office:value-type="float" office:value="0.474063346589" calcext:value-type="float">
            <text:p>0.4741</text:p>
          </table:table-cell>
          <table:table-cell office:value-type="float" office:value="0.648407594768" calcext:value-type="float">
            <text:p>0.6484</text:p>
          </table:table-cell>
          <table:table-cell office:value-type="string" calcext:value-type="string">
            <text:p>50</text:p>
          </table:table-cell>
          <table:table-cell office:value-type="float" office:value="0.559794426964" calcext:value-type="float">
            <text:p>0.5598</text:p>
          </table:table-cell>
          <table:table-cell office:value-type="float" office:value="0.480311589772" calcext:value-type="float">
            <text:p>0.4803</text:p>
          </table:table-cell>
          <table:table-cell office:value-type="float" office:value="0.534290013843" calcext:value-type="float">
            <text:p>0.53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48924822918" calcext:value-type="float">
            <text:p>0.5489</text:p>
          </table:table-cell>
          <table:table-cell office:value-type="float" office:value="0.496250865182" calcext:value-type="float">
            <text:p>0.4963</text:p>
          </table:table-cell>
          <table:table-cell office:value-type="float" office:value="0.605910725462" calcext:value-type="float">
            <text:p>0.6059</text:p>
          </table:table-cell>
          <table:table-cell office:value-type="string" calcext:value-type="string">
            <text:p>100</text:p>
          </table:table-cell>
          <table:table-cell office:value-type="float" office:value="0.550841511519" calcext:value-type="float">
            <text:p>0.5508</text:p>
          </table:table-cell>
          <table:table-cell office:value-type="float" office:value="0.495664133508" calcext:value-type="float">
            <text:p>0.4957</text:p>
          </table:table-cell>
          <table:table-cell office:value-type="float" office:value="0.543433035016" calcext:value-type="float">
            <text:p>0.5434</text:p>
          </table:table-cell>
          <table:table-cell table:number-columns-repeated="1016"/>
        </table:table-row>
      </table:table>
      <table:table table:name="med_20" table:style-name="ta1">
        <table:table-column table:style-name="co1" table:default-cell-style-name="ce9"/>
        <table:table-column table:style-name="co1" table:number-columns-repeated="3" table:default-cell-style-name="ce7"/>
        <table:table-column table:style-name="co1" table:default-cell-style-name="ce9"/>
        <table:table-column table:style-name="co1" table:number-columns-repeated="3" table:default-cell-style-name="ce7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-K 600 -k 100 --method Lasso -b generate</text:p>
          </table:table-cell>
          <table:covered-table-cell table:number-columns-repeated="3" table:style-name="ce17"/>
          <table:table-cell table:style-name="ce17"/>
          <table:table-cell table:style-name="ce17" office:value-type="string" calcext:value-type="string">
            <text:p>Sigma = 2.4</text:p>
          </table:table-cell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entropic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plain</text:p>
          </table:table-cell>
          <table:covered-table-cell table:number-columns-repeated="3" table:style-name="ce17"/>
          <table:table-cell table:number-columns-repeated="1016"/>
        </table:table-row>
        <table:table-row table:style-name="ro1"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65890371" calcext:value-type="float">
            <text:p>0.38877</text:p>
          </table:table-cell>
          <table:table-cell office:value-type="float" office:value="0.387184273664" calcext:value-type="float">
            <text:p>0.38718</text:p>
          </table:table-cell>
          <table:table-cell office:value-type="float" office:value="0.329328542181" calcext:value-type="float">
            <text:p>0.32933</text:p>
          </table:table-cell>
          <table:table-cell office:value-type="float" office:value="8" calcext:value-type="float">
            <text:p>8</text:p>
          </table:table-cell>
          <table:table-cell office:value-type="float" office:value="0.294708757271" calcext:value-type="float">
            <text:p>0.29471</text:p>
          </table:table-cell>
          <table:table-cell office:value-type="float" office:value="0.294769400285" calcext:value-type="float">
            <text:p>0.29477</text:p>
          </table:table-cell>
          <table:table-cell office:value-type="float" office:value="0.327584896945" calcext:value-type="float">
            <text:p>0.3275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3777209626" calcext:value-type="float">
            <text:p>0.63378</text:p>
          </table:table-cell>
          <table:table-cell office:value-type="float" office:value="0.631852758272" calcext:value-type="float">
            <text:p>0.63185</text:p>
          </table:table-cell>
          <table:table-cell office:value-type="float" office:value="0.493649659653" calcext:value-type="float">
            <text:p>0.493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69980075412" calcext:value-type="float">
            <text:p>0.46998</text:p>
          </table:table-cell>
          <table:table-cell office:value-type="float" office:value="0.493649659653" calcext:value-type="float">
            <text:p>0.4936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5475629195" calcext:value-type="float">
            <text:p>0.53548</text:p>
          </table:table-cell>
          <table:table-cell office:value-type="float" office:value="0.539806579267" calcext:value-type="float">
            <text:p>0.53981</text:p>
          </table:table-cell>
          <table:table-cell office:value-type="float" office:value="0.414193642288" calcext:value-type="float">
            <text:p>0.41419</text:p>
          </table:table-cell>
          <table:table-cell office:value-type="float" office:value="15" calcext:value-type="float">
            <text:p>15</text:p>
          </table:table-cell>
          <table:table-cell office:value-type="float" office:value="0.433523436385" calcext:value-type="float">
            <text:p>0.43352</text:p>
          </table:table-cell>
          <table:table-cell office:value-type="float" office:value="0.43414210949" calcext:value-type="float">
            <text:p>0.43414</text:p>
          </table:table-cell>
          <table:table-cell office:value-type="float" office:value="0.413935897139" calcext:value-type="float">
            <text:p>0.4139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4697234489" calcext:value-type="float">
            <text:p>0.57470</text:p>
          </table:table-cell>
          <table:table-cell office:value-type="float" office:value="0.581315651314" calcext:value-type="float">
            <text:p>0.58132</text:p>
          </table:table-cell>
          <table:table-cell office:value-type="float" office:value="0.44678477657" calcext:value-type="float">
            <text:p>0.44678</text:p>
          </table:table-cell>
          <table:table-cell office:value-type="float" office:value="20" calcext:value-type="float">
            <text:p>20</text:p>
          </table:table-cell>
          <table:table-cell office:value-type="float" office:value="0.501784512943" calcext:value-type="float">
            <text:p>0.50178</text:p>
          </table:table-cell>
          <table:table-cell office:value-type="float" office:value="0.538870041052" calcext:value-type="float">
            <text:p>0.53887</text:p>
          </table:table-cell>
          <table:table-cell office:value-type="float" office:value="0.445905850444" calcext:value-type="float">
            <text:p>0.44591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347870246" calcext:value-type="float">
            <text:p>0.56348</text:p>
          </table:table-cell>
          <table:table-cell office:value-type="float" office:value="0.563789294777" calcext:value-type="float">
            <text:p>0.56379</text:p>
          </table:table-cell>
          <table:table-cell office:value-type="float" office:value="0.387061573397" calcext:value-type="float">
            <text:p>0.38706</text:p>
          </table:table-cell>
          <table:table-cell office:value-type="float" office:value="50" calcext:value-type="float">
            <text:p>50</text:p>
          </table:table-cell>
          <table:table-cell office:value-type="float" office:value="0.558919001852" calcext:value-type="float">
            <text:p>0.55892</text:p>
          </table:table-cell>
          <table:table-cell office:value-type="float" office:value="0.563120720942" calcext:value-type="float">
            <text:p>0.56312</text:p>
          </table:table-cell>
          <table:table-cell office:value-type="float" office:value="0.387753957588" calcext:value-type="float">
            <text:p>0.3877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9037189198" calcext:value-type="float">
            <text:p>0.54904</text:p>
          </table:table-cell>
          <table:table-cell office:value-type="float" office:value="0.547374896353" calcext:value-type="float">
            <text:p>0.54737</text:p>
          </table:table-cell>
          <table:table-cell office:value-type="float" office:value="0.378699627586" calcext:value-type="float">
            <text:p>0.37870</text:p>
          </table:table-cell>
          <table:table-cell office:value-type="float" office:value="100" calcext:value-type="float">
            <text:p>100</text:p>
          </table:table-cell>
          <table:table-cell office:value-type="float" office:value="0.551500931808" calcext:value-type="float">
            <text:p>0.55150</text:p>
          </table:table-cell>
          <table:table-cell office:value-type="float" office:value="0.558868237445" calcext:value-type="float">
            <text:p>0.55887</text:p>
          </table:table-cell>
          <table:table-cell office:value-type="float" office:value="0.378062857055" calcext:value-type="float">
            <text:p>0.37806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gb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gb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8695523466" calcext:value-type="float">
            <text:p>0.32870</text:p>
          </table:table-cell>
          <table:table-cell office:value-type="float" office:value="0.328688248628" calcext:value-type="float">
            <text:p>0.32869</text:p>
          </table:table-cell>
          <table:table-cell office:value-type="float" office:value="0.387184273664" calcext:value-type="float">
            <text:p>0.38718</text:p>
          </table:table-cell>
          <table:table-cell office:value-type="float" office:value="8" calcext:value-type="float">
            <text:p>8</text:p>
          </table:table-cell>
          <table:table-cell office:value-type="float" office:value="0.32803282648" calcext:value-type="float">
            <text:p>0.32803</text:p>
          </table:table-cell>
          <table:table-cell office:value-type="float" office:value="0.328699572546" calcext:value-type="float">
            <text:p>0.32870</text:p>
          </table:table-cell>
          <table:table-cell office:value-type="float" office:value="0.294769400285" calcext:value-type="float">
            <text:p>0.2947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3649659653" calcext:value-type="float">
            <text:p>0.49365</text:p>
          </table:table-cell>
          <table:table-cell office:value-type="float" office:value="0.492194339603" calcext:value-type="float">
            <text:p>0.49219</text:p>
          </table:table-cell>
          <table:table-cell office:value-type="float" office:value="0.633894678207" calcext:value-type="float">
            <text:p>0.633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93649659653" calcext:value-type="float">
            <text:p>0.49365</text:p>
          </table:table-cell>
          <table:table-cell office:value-type="float" office:value="0.470307340989" calcext:value-type="float">
            <text:p>0.4703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5671351265" calcext:value-type="float">
            <text:p>0.43567</text:p>
          </table:table-cell>
          <table:table-cell office:value-type="float" office:value="0.432636522246" calcext:value-type="float">
            <text:p>0.43264</text:p>
          </table:table-cell>
          <table:table-cell office:value-type="float" office:value="0.539806579267" calcext:value-type="float">
            <text:p>0.53981</text:p>
          </table:table-cell>
          <table:table-cell office:value-type="float" office:value="15" calcext:value-type="float">
            <text:p>15</text:p>
          </table:table-cell>
          <table:table-cell office:value-type="float" office:value="0.416363252161" calcext:value-type="float">
            <text:p>0.41636</text:p>
          </table:table-cell>
          <table:table-cell office:value-type="float" office:value="0.414193642288" calcext:value-type="float">
            <text:p>0.41419</text:p>
          </table:table-cell>
          <table:table-cell office:value-type="float" office:value="0.434246777618" calcext:value-type="float">
            <text:p>0.4342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9110853308" calcext:value-type="float">
            <text:p>0.44911</text:p>
          </table:table-cell>
          <table:table-cell office:value-type="float" office:value="0.444691995524" calcext:value-type="float">
            <text:p>0.44469</text:p>
          </table:table-cell>
          <table:table-cell office:value-type="float" office:value="0.577818852056" calcext:value-type="float">
            <text:p>0.57782</text:p>
          </table:table-cell>
          <table:table-cell office:value-type="float" office:value="20" calcext:value-type="float">
            <text:p>20</text:p>
          </table:table-cell>
          <table:table-cell office:value-type="float" office:value="0.448288145796" calcext:value-type="float">
            <text:p>0.44829</text:p>
          </table:table-cell>
          <table:table-cell office:value-type="float" office:value="0.447201276942" calcext:value-type="float">
            <text:p>0.44720</text:p>
          </table:table-cell>
          <table:table-cell office:value-type="float" office:value="0.520695726488" calcext:value-type="float">
            <text:p>0.5207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8610566698" calcext:value-type="float">
            <text:p>0.38611</text:p>
          </table:table-cell>
          <table:table-cell office:value-type="float" office:value="0.384737438703" calcext:value-type="float">
            <text:p>0.38474</text:p>
          </table:table-cell>
          <table:table-cell office:value-type="float" office:value="0.565363703235" calcext:value-type="float">
            <text:p>0.56536</text:p>
          </table:table-cell>
          <table:table-cell office:value-type="float" office:value="50" calcext:value-type="float">
            <text:p>50</text:p>
          </table:table-cell>
          <table:table-cell office:value-type="float" office:value="0.384774698495" calcext:value-type="float">
            <text:p>0.38477</text:p>
          </table:table-cell>
          <table:table-cell office:value-type="float" office:value="0.386059498227" calcext:value-type="float">
            <text:p>0.38606</text:p>
          </table:table-cell>
          <table:table-cell office:value-type="float" office:value="0.558991582066" calcext:value-type="float">
            <text:p>0.55899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1583860553" calcext:value-type="float">
            <text:p>0.38158</text:p>
          </table:table-cell>
          <table:table-cell office:value-type="float" office:value="0.376859386929" calcext:value-type="float">
            <text:p>0.37686</text:p>
          </table:table-cell>
          <table:table-cell office:value-type="float" office:value="0.543277118266" calcext:value-type="float">
            <text:p>0.54328</text:p>
          </table:table-cell>
          <table:table-cell office:value-type="float" office:value="100" calcext:value-type="float">
            <text:p>100</text:p>
          </table:table-cell>
          <table:table-cell office:value-type="float" office:value="0.380697239562" calcext:value-type="float">
            <text:p>0.38070</text:p>
          </table:table-cell>
          <table:table-cell office:value-type="float" office:value="0.378395590836" calcext:value-type="float">
            <text:p>0.37840</text:p>
          </table:table-cell>
          <table:table-cell office:value-type="float" office:value="0.55798493437" calcext:value-type="float">
            <text:p>0.55798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rp-cage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Trp-cage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65890371" calcext:value-type="float">
            <text:p>0.38877</text:p>
          </table:table-cell>
          <table:table-cell table:number-columns-repeated="2" office:value-type="float" office:value="0.387184273664" calcext:value-type="float">
            <text:p>0.38718</text:p>
          </table:table-cell>
          <table:table-cell office:value-type="float" office:value="8" calcext:value-type="float">
            <text:p>8</text:p>
          </table:table-cell>
          <table:table-cell office:value-type="float" office:value="0.294928519937" calcext:value-type="float">
            <text:p>0.29493</text:p>
          </table:table-cell>
          <table:table-cell office:value-type="float" office:value="0.294983953732" calcext:value-type="float">
            <text:p>0.29498</text:p>
          </table:table-cell>
          <table:table-cell office:value-type="float" office:value="0.294456724204" calcext:value-type="float">
            <text:p>0.2944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3894678207" calcext:value-type="float">
            <text:p>0.63389</text:p>
          </table:table-cell>
          <table:table-cell office:value-type="float" office:value="0.633777209626" calcext:value-type="float">
            <text:p>0.63378</text:p>
          </table:table-cell>
          <table:table-cell office:value-type="float" office:value="0.633894678207" calcext:value-type="float">
            <text:p>0.63389</text:p>
          </table:table-cell>
          <table:table-cell office:value-type="float" office:value="10" calcext:value-type="float">
            <text:p>10</text:p>
          </table:table-cell>
          <table:table-cell office:value-type="float" office:value="0.469953496883" calcext:value-type="float">
            <text:p>0.46995</text:p>
          </table:table-cell>
          <table:table-cell office:value-type="float" office:value="0.470226212552" calcext:value-type="float">
            <text:p>0.47023</text:p>
          </table:table-cell>
          <table:table-cell office:value-type="float" office:value="0.469980075412" calcext:value-type="float">
            <text:p>0.4699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5825233955" calcext:value-type="float">
            <text:p>0.53583</text:p>
          </table:table-cell>
          <table:table-cell table:number-columns-repeated="2" office:value-type="float" office:value="0.539806579267" calcext:value-type="float">
            <text:p>0.53981</text:p>
          </table:table-cell>
          <table:table-cell office:value-type="float" office:value="15" calcext:value-type="float">
            <text:p>15</text:p>
          </table:table-cell>
          <table:table-cell office:value-type="float" office:value="0.433537912905" calcext:value-type="float">
            <text:p>0.43354</text:p>
          </table:table-cell>
          <table:table-cell office:value-type="float" office:value="0.434153323836" calcext:value-type="float">
            <text:p>0.43415</text:p>
          </table:table-cell>
          <table:table-cell office:value-type="float" office:value="0.434278239101" calcext:value-type="float">
            <text:p>0.4342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8640809083" calcext:value-type="float">
            <text:p>0.57864</text:p>
          </table:table-cell>
          <table:table-cell office:value-type="float" office:value="0.574707423548" calcext:value-type="float">
            <text:p>0.57471</text:p>
          </table:table-cell>
          <table:table-cell office:value-type="float" office:value="0.577998466274" calcext:value-type="float">
            <text:p>0.57800</text:p>
          </table:table-cell>
          <table:table-cell office:value-type="float" office:value="20" calcext:value-type="float">
            <text:p>20</text:p>
          </table:table-cell>
          <table:table-cell office:value-type="float" office:value="0.504654451133" calcext:value-type="float">
            <text:p>0.50465</text:p>
          </table:table-cell>
          <table:table-cell office:value-type="float" office:value="0.53709990302" calcext:value-type="float">
            <text:p>0.53710</text:p>
          </table:table-cell>
          <table:table-cell office:value-type="float" office:value="0.527827997984" calcext:value-type="float">
            <text:p>0.5278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9213043565" calcext:value-type="float">
            <text:p>0.56921</text:p>
          </table:table-cell>
          <table:table-cell office:value-type="float" office:value="0.566882017519" calcext:value-type="float">
            <text:p>0.56688</text:p>
          </table:table-cell>
          <table:table-cell office:value-type="float" office:value="0.561851639268" calcext:value-type="float">
            <text:p>0.56185</text:p>
          </table:table-cell>
          <table:table-cell office:value-type="float" office:value="50" calcext:value-type="float">
            <text:p>50</text:p>
          </table:table-cell>
          <table:table-cell office:value-type="float" office:value="0.558695212213" calcext:value-type="float">
            <text:p>0.55870</text:p>
          </table:table-cell>
          <table:table-cell office:value-type="float" office:value="0.563969552838" calcext:value-type="float">
            <text:p>0.56397</text:p>
          </table:table-cell>
          <table:table-cell office:value-type="float" office:value="0.562487263359" calcext:value-type="float">
            <text:p>0.56249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9194859633" calcext:value-type="float">
            <text:p>0.54919</text:p>
          </table:table-cell>
          <table:table-cell office:value-type="float" office:value="0.54813305456" calcext:value-type="float">
            <text:p>0.54813</text:p>
          </table:table-cell>
          <table:table-cell office:value-type="float" office:value="0.544553645881" calcext:value-type="float">
            <text:p>0.54455</text:p>
          </table:table-cell>
          <table:table-cell office:value-type="float" office:value="100" calcext:value-type="float">
            <text:p>100</text:p>
          </table:table-cell>
          <table:table-cell office:value-type="float" office:value="0.550977982592" calcext:value-type="float">
            <text:p>0.55098</text:p>
          </table:table-cell>
          <table:table-cell office:value-type="float" office:value="0.559940987119" calcext:value-type="float">
            <text:p>0.55994</text:p>
          </table:table-cell>
          <table:table-cell office:value-type="float" office:value="0.55634998218" calcext:value-type="float">
            <text:p>0.55635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sp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nsp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765890371" calcext:value-type="float">
            <text:p>0.38877</text:p>
          </table:table-cell>
          <table:table-cell table:number-columns-repeated="2" office:value-type="float" office:value="0.387184273664" calcext:value-type="float">
            <text:p>0.38718</text:p>
          </table:table-cell>
          <table:table-cell office:value-type="float" office:value="8" calcext:value-type="float">
            <text:p>8</text:p>
          </table:table-cell>
          <table:table-cell office:value-type="float" office:value="0.294928519937" calcext:value-type="float">
            <text:p>0.29493</text:p>
          </table:table-cell>
          <table:table-cell office:value-type="float" office:value="0.294456724204" calcext:value-type="float">
            <text:p>0.29446</text:p>
          </table:table-cell>
          <table:table-cell office:value-type="float" office:value="0.294769400285" calcext:value-type="float">
            <text:p>0.2947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3777209626" calcext:value-type="float">
            <text:p>0.63378</text:p>
          </table:table-cell>
          <table:table-cell office:value-type="float" office:value="0.631852758272" calcext:value-type="float">
            <text:p>0.63185</text:p>
          </table:table-cell>
          <table:table-cell office:value-type="float" office:value="0.63261698979" calcext:value-type="float">
            <text:p>0.63262</text:p>
          </table:table-cell>
          <table:table-cell office:value-type="float" office:value="10" calcext:value-type="float">
            <text:p>10</text:p>
          </table:table-cell>
          <table:table-cell office:value-type="float" office:value="0.470788524601" calcext:value-type="float">
            <text:p>0.47079</text:p>
          </table:table-cell>
          <table:table-cell office:value-type="float" office:value="0.469850823829" calcext:value-type="float">
            <text:p>0.46985</text:p>
          </table:table-cell>
          <table:table-cell office:value-type="float" office:value="0.469980075412" calcext:value-type="float">
            <text:p>0.4699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5825233955" calcext:value-type="float">
            <text:p>0.53583</text:p>
          </table:table-cell>
          <table:table-cell table:number-columns-repeated="2" office:value-type="float" office:value="0.539806579267" calcext:value-type="float">
            <text:p>0.53981</text:p>
          </table:table-cell>
          <table:table-cell office:value-type="float" office:value="15" calcext:value-type="float">
            <text:p>15</text:p>
          </table:table-cell>
          <table:table-cell office:value-type="float" office:value="0.433439121821" calcext:value-type="float">
            <text:p>0.43344</text:p>
          </table:table-cell>
          <table:table-cell office:value-type="float" office:value="0.43414210949" calcext:value-type="float">
            <text:p>0.43414</text:p>
          </table:table-cell>
          <table:table-cell office:value-type="float" office:value="0.434064600536" calcext:value-type="float">
            <text:p>0.4340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1595355654" calcext:value-type="float">
            <text:p>0.57160</text:p>
          </table:table-cell>
          <table:table-cell office:value-type="float" office:value="0.575702928108" calcext:value-type="float">
            <text:p>0.57570</text:p>
          </table:table-cell>
          <table:table-cell office:value-type="float" office:value="0.578070461089" calcext:value-type="float">
            <text:p>0.57807</text:p>
          </table:table-cell>
          <table:table-cell office:value-type="float" office:value="20" calcext:value-type="float">
            <text:p>20</text:p>
          </table:table-cell>
          <table:table-cell office:value-type="float" office:value="0.526362178306" calcext:value-type="float">
            <text:p>0.52636</text:p>
          </table:table-cell>
          <table:table-cell office:value-type="float" office:value="0.530672806501" calcext:value-type="float">
            <text:p>0.53067</text:p>
          </table:table-cell>
          <table:table-cell office:value-type="float" office:value="0.530294817865" calcext:value-type="float">
            <text:p>0.53029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3250995602" calcext:value-type="float">
            <text:p>0.56325</text:p>
          </table:table-cell>
          <table:table-cell office:value-type="float" office:value="0.563704747157" calcext:value-type="float">
            <text:p>0.56370</text:p>
          </table:table-cell>
          <table:table-cell office:value-type="float" office:value="0.563250439272" calcext:value-type="float">
            <text:p>0.56325</text:p>
          </table:table-cell>
          <table:table-cell office:value-type="float" office:value="50" calcext:value-type="float">
            <text:p>50</text:p>
          </table:table-cell>
          <table:table-cell office:value-type="float" office:value="0.557875150084" calcext:value-type="float">
            <text:p>0.55788</text:p>
          </table:table-cell>
          <table:table-cell office:value-type="float" office:value="0.561985497169" calcext:value-type="float">
            <text:p>0.56199</text:p>
          </table:table-cell>
          <table:table-cell office:value-type="float" office:value="0.561455058789" calcext:value-type="float">
            <text:p>0.56146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1068997662" calcext:value-type="float">
            <text:p>0.55107</text:p>
          </table:table-cell>
          <table:table-cell office:value-type="float" office:value="0.543891863757" calcext:value-type="float">
            <text:p>0.54389</text:p>
          </table:table-cell>
          <table:table-cell office:value-type="float" office:value="0.546263326653" calcext:value-type="float">
            <text:p>0.54626</text:p>
          </table:table-cell>
          <table:table-cell office:value-type="float" office:value="100" calcext:value-type="float">
            <text:p>100</text:p>
          </table:table-cell>
          <table:table-cell office:value-type="float" office:value="0.55113697599" calcext:value-type="float">
            <text:p>0.55114</text:p>
          </table:table-cell>
          <table:table-cell office:value-type="float" office:value="0.561549818698" calcext:value-type="float">
            <text:p>0.56155</text:p>
          </table:table-cell>
          <table:table-cell office:value-type="float" office:value="0.559332709189" calcext:value-type="float">
            <text:p>0.55933</text:p>
          </table:table-cell>
          <table:table-cell table:number-columns-repeated="1016"/>
        </table:table-row>
      </table:table>
      <table:table table:name="med_80" table:style-name="ta1">
        <table:table-column table:style-name="co1" table:default-cell-style-name="ce9"/>
        <table:table-column table:style-name="co1" table:number-columns-repeated="3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" table:number-columns-repeated="1016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-K 600 -k 100 --method Lasso -b generate</text:p>
          </table:table-cell>
          <table:covered-table-cell table:number-columns-repeated="3" table:style-name="ce17"/>
          <table:table-cell table:style-name="ce17"/>
          <table:table-cell table:style-name="ce17" office:value-type="string" calcext:value-type="string">
            <text:p>Sigma = 2.4</text:p>
          </table:table-cell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entropic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plain</text:p>
          </table:table-cell>
          <table:covered-table-cell table:number-columns-repeated="3" table:style-name="ce17"/>
          <table:table-cell table:number-columns-repeated="1016"/>
        </table:table-row>
        <table:table-row table:style-name="ro1"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nup116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33103087301" calcext:value-type="float">
            <text:p>0.3310</text:p>
          </table:table-cell>
          <table:table-cell office:value-type="float" office:value="0.400668818504" calcext:value-type="float">
            <text:p>0.4007</text:p>
          </table:table-cell>
          <table:table-cell office:value-type="string" calcext:value-type="string">
            <text:p>8</text:p>
          </table:table-cell>
          <table:table-cell office:value-type="float" office:value="0.294708757271" calcext:value-type="float">
            <text:p>0.2947</text:p>
          </table:table-cell>
          <table:table-cell office:value-type="float" office:value="0.331337225602" calcext:value-type="float">
            <text:p>0.3313</text:p>
          </table:table-cell>
          <table:table-cell office:value-type="float" office:value="0.449629950667" calcext:value-type="float">
            <text:p>0.4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3777209626" calcext:value-type="float">
            <text:p>0.6338</text:p>
          </table:table-cell>
          <table:table-cell office:value-type="float" office:value="0.63954303786" calcext:value-type="float">
            <text:p>0.6395</text:p>
          </table:table-cell>
          <table:table-cell office:value-type="float" office:value="0.661239407744" calcext:value-type="float">
            <text:p>0.6612</text:p>
          </table:table-cell>
          <table:table-cell office:value-type="string" calcext:value-type="string">
            <text:p>10</text:p>
          </table:table-cell>
          <table:table-cell office:value-type="float" office:value="0.469980075412" calcext:value-type="float">
            <text:p>0.4700</text:p>
          </table:table-cell>
          <table:table-cell office:value-type="float" office:value="0.63954303786" calcext:value-type="float">
            <text:p>0.6395</text:p>
          </table:table-cell>
          <table:table-cell office:value-type="float" office:value="0.776053773817" calcext:value-type="float">
            <text:p>0.77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35825233955" calcext:value-type="float">
            <text:p>0.5358</text:p>
          </table:table-cell>
          <table:table-cell office:value-type="float" office:value="0.484701200404" calcext:value-type="float">
            <text:p>0.4847</text:p>
          </table:table-cell>
          <table:table-cell office:value-type="float" office:value="0.541179683087" calcext:value-type="float">
            <text:p>0.5412</text:p>
          </table:table-cell>
          <table:table-cell office:value-type="string" calcext:value-type="string">
            <text:p>15</text:p>
          </table:table-cell>
          <table:table-cell office:value-type="float" office:value="0.433537912905" calcext:value-type="float">
            <text:p>0.4335</text:p>
          </table:table-cell>
          <table:table-cell office:value-type="float" office:value="0.48430465895" calcext:value-type="float">
            <text:p>0.4843</text:p>
          </table:table-cell>
          <table:table-cell office:value-type="float" office:value="0.607821202191" calcext:value-type="float">
            <text:p>0.60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72505075121" calcext:value-type="float">
            <text:p>0.5725</text:p>
          </table:table-cell>
          <table:table-cell office:value-type="float" office:value="0.47838196276" calcext:value-type="float">
            <text:p>0.4784</text:p>
          </table:table-cell>
          <table:table-cell office:value-type="float" office:value="0.598240271311" calcext:value-type="float">
            <text:p>0.5982</text:p>
          </table:table-cell>
          <table:table-cell office:value-type="string" calcext:value-type="string">
            <text:p>20</text:p>
          </table:table-cell>
          <table:table-cell office:value-type="float" office:value="0.522815108851" calcext:value-type="float">
            <text:p>0.5228</text:p>
          </table:table-cell>
          <table:table-cell office:value-type="float" office:value="0.477533050306" calcext:value-type="float">
            <text:p>0.4775</text:p>
          </table:table-cell>
          <table:table-cell office:value-type="float" office:value="0.69034334943" calcext:value-type="float">
            <text:p>0.69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65862517042" calcext:value-type="float">
            <text:p>0.5659</text:p>
          </table:table-cell>
          <table:table-cell office:value-type="float" office:value="0.474192469565" calcext:value-type="float">
            <text:p>0.4742</text:p>
          </table:table-cell>
          <table:table-cell office:value-type="float" office:value="0.554286522987" calcext:value-type="float">
            <text:p>0.5543</text:p>
          </table:table-cell>
          <table:table-cell office:value-type="string" calcext:value-type="string">
            <text:p>50</text:p>
          </table:table-cell>
          <table:table-cell office:value-type="float" office:value="0.559279946858" calcext:value-type="float">
            <text:p>0.5593</text:p>
          </table:table-cell>
          <table:table-cell office:value-type="float" office:value="0.47624516214" calcext:value-type="float">
            <text:p>0.4762</text:p>
          </table:table-cell>
          <table:table-cell office:value-type="float" office:value="0.628365662025" calcext:value-type="float">
            <text:p>0.62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45794310808" calcext:value-type="float">
            <text:p>0.5458</text:p>
          </table:table-cell>
          <table:table-cell office:value-type="float" office:value="0.472993982553" calcext:value-type="float">
            <text:p>0.4730</text:p>
          </table:table-cell>
          <table:table-cell office:value-type="float" office:value="0.509969752705" calcext:value-type="float">
            <text:p>0.5100</text:p>
          </table:table-cell>
          <table:table-cell office:value-type="string" calcext:value-type="string">
            <text:p>100</text:p>
          </table:table-cell>
          <table:table-cell office:value-type="float" office:value="0.550596459848" calcext:value-type="float">
            <text:p>0.5506</text:p>
          </table:table-cell>
          <table:table-cell office:value-type="float" office:value="0.474394502615" calcext:value-type="float">
            <text:p>0.4744</text:p>
          </table:table-cell>
          <table:table-cell office:value-type="float" office:value="0.605822399316" calcext:value-type="float">
            <text:p>0.6058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gb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gb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2803282648" calcext:value-type="float">
            <text:p>0.3280</text:p>
          </table:table-cell>
          <table:table-cell office:value-type="float" office:value="0.201920963458" calcext:value-type="float">
            <text:p>0.2019</text:p>
          </table:table-cell>
          <table:table-cell office:value-type="float" office:value="0.296863690332" calcext:value-type="float">
            <text:p>0.2969</text:p>
          </table:table-cell>
          <table:table-cell office:value-type="string" calcext:value-type="string">
            <text:p>8</text:p>
          </table:table-cell>
          <table:table-cell office:value-type="float" office:value="0.32803282648" calcext:value-type="float">
            <text:p>0.3280</text:p>
          </table:table-cell>
          <table:table-cell office:value-type="float" office:value="0.201713967343" calcext:value-type="float">
            <text:p>0.2017</text:p>
          </table:table-cell>
          <table:table-cell office:value-type="float" office:value="0.296863690332" calcext:value-type="float">
            <text:p>0.2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493649659653" calcext:value-type="float">
            <text:p>0.4936</text:p>
          </table:table-cell>
          <table:table-cell office:value-type="float" office:value="0.368771311831" calcext:value-type="float">
            <text:p>0.3688</text:p>
          </table:table-cell>
          <table:table-cell office:value-type="float" office:value="0.465129175399" calcext:value-type="float">
            <text:p>0.4651</text:p>
          </table:table-cell>
          <table:table-cell office:value-type="string" calcext:value-type="string">
            <text:p>10</text:p>
          </table:table-cell>
          <table:table-cell office:value-type="float" office:value="0.493649659653" calcext:value-type="float">
            <text:p>0.4936</text:p>
          </table:table-cell>
          <table:table-cell office:value-type="float" office:value="0.368771311831" calcext:value-type="float">
            <text:p>0.3688</text:p>
          </table:table-cell>
          <table:table-cell office:value-type="float" office:value="0.465129175399" calcext:value-type="float">
            <text:p>0.46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416339016943" calcext:value-type="float">
            <text:p>0.4163</text:p>
          </table:table-cell>
          <table:table-cell office:value-type="float" office:value="0.306366529462" calcext:value-type="float">
            <text:p>0.3064</text:p>
          </table:table-cell>
          <table:table-cell office:value-type="float" office:value="0.405529572626" calcext:value-type="float">
            <text:p>0.4055</text:p>
          </table:table-cell>
          <table:table-cell office:value-type="string" calcext:value-type="string">
            <text:p>15</text:p>
          </table:table-cell>
          <table:table-cell office:value-type="float" office:value="0.416372994419" calcext:value-type="float">
            <text:p>0.4164</text:p>
          </table:table-cell>
          <table:table-cell office:value-type="float" office:value="0.304899307775" calcext:value-type="float">
            <text:p>0.3049</text:p>
          </table:table-cell>
          <table:table-cell office:value-type="float" office:value="0.405529572626" calcext:value-type="float">
            <text:p>0.40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449166848961" calcext:value-type="float">
            <text:p>0.4492</text:p>
          </table:table-cell>
          <table:table-cell office:value-type="float" office:value="0.323206851334" calcext:value-type="float">
            <text:p>0.3232</text:p>
          </table:table-cell>
          <table:table-cell office:value-type="float" office:value="0.407863783568" calcext:value-type="float">
            <text:p>0.4079</text:p>
          </table:table-cell>
          <table:table-cell office:value-type="string" calcext:value-type="string">
            <text:p>20</text:p>
          </table:table-cell>
          <table:table-cell office:value-type="float" office:value="0.449195359617" calcext:value-type="float">
            <text:p>0.4492</text:p>
          </table:table-cell>
          <table:table-cell office:value-type="float" office:value="0.317082398144" calcext:value-type="float">
            <text:p>0.3171</text:p>
          </table:table-cell>
          <table:table-cell office:value-type="float" office:value="0.407752213122" calcext:value-type="float">
            <text:p>0.40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386416919701" calcext:value-type="float">
            <text:p>0.3864</text:p>
          </table:table-cell>
          <table:table-cell office:value-type="float" office:value="0.332356637294" calcext:value-type="float">
            <text:p>0.3324</text:p>
          </table:table-cell>
          <table:table-cell office:value-type="float" office:value="0.363358214633" calcext:value-type="float">
            <text:p>0.3634</text:p>
          </table:table-cell>
          <table:table-cell office:value-type="string" calcext:value-type="string">
            <text:p>50</text:p>
          </table:table-cell>
          <table:table-cell office:value-type="float" office:value="0.386757344689" calcext:value-type="float">
            <text:p>0.3868</text:p>
          </table:table-cell>
          <table:table-cell office:value-type="float" office:value="0.331143130049" calcext:value-type="float">
            <text:p>0.3311</text:p>
          </table:table-cell>
          <table:table-cell office:value-type="float" office:value="0.364721273019" calcext:value-type="float">
            <text:p>0.3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382522647942" calcext:value-type="float">
            <text:p>0.3825</text:p>
          </table:table-cell>
          <table:table-cell office:value-type="float" office:value="0.36558645307" calcext:value-type="float">
            <text:p>0.3656</text:p>
          </table:table-cell>
          <table:table-cell office:value-type="float" office:value="0.382846571436" calcext:value-type="float">
            <text:p>0.3828</text:p>
          </table:table-cell>
          <table:table-cell office:value-type="string" calcext:value-type="string">
            <text:p>100</text:p>
          </table:table-cell>
          <table:table-cell office:value-type="float" office:value="0.382761138262" calcext:value-type="float">
            <text:p>0.3828</text:p>
          </table:table-cell>
          <table:table-cell office:value-type="float" office:value="0.365691587735" calcext:value-type="float">
            <text:p>0.3657</text:p>
          </table:table-cell>
          <table:table-cell office:value-type="float" office:value="0.382133798508" calcext:value-type="float">
            <text:p>0.3821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rp-cage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Trp-cage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246814191815" calcext:value-type="float">
            <text:p>0.2468</text:p>
          </table:table-cell>
          <table:table-cell office:value-type="float" office:value="0.456844910658" calcext:value-type="float">
            <text:p>0.4568</text:p>
          </table:table-cell>
          <table:table-cell office:value-type="string" calcext:value-type="string">
            <text:p>8</text:p>
          </table:table-cell>
          <table:table-cell office:value-type="float" office:value="0.294708757271" calcext:value-type="float">
            <text:p>0.2947</text:p>
          </table:table-cell>
          <table:table-cell office:value-type="float" office:value="0.246814191815" calcext:value-type="float">
            <text:p>0.2468</text:p>
          </table:table-cell>
          <table:table-cell office:value-type="float" office:value="0.403878647643" calcext:value-type="float">
            <text:p>0.4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3618827308" calcext:value-type="float">
            <text:p>0.6336</text:p>
          </table:table-cell>
          <table:table-cell office:value-type="float" office:value="0.393992131018" calcext:value-type="float">
            <text:p>0.3940</text:p>
          </table:table-cell>
          <table:table-cell office:value-type="float" office:value="0.684913586313" calcext:value-type="float">
            <text:p>0.6849</text:p>
          </table:table-cell>
          <table:table-cell office:value-type="string" calcext:value-type="string">
            <text:p>10</text:p>
          </table:table-cell>
          <table:table-cell office:value-type="float" office:value="0.469980075412" calcext:value-type="float">
            <text:p>0.4700</text:p>
          </table:table-cell>
          <table:table-cell office:value-type="float" office:value="0.393992131018" calcext:value-type="float">
            <text:p>0.3940</text:p>
          </table:table-cell>
          <table:table-cell office:value-type="float" office:value="0.709186886554" calcext:value-type="float">
            <text:p>0.70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35825233955" calcext:value-type="float">
            <text:p>0.5358</text:p>
          </table:table-cell>
          <table:table-cell office:value-type="float" office:value="0.32216801875" calcext:value-type="float">
            <text:p>0.3222</text:p>
          </table:table-cell>
          <table:table-cell office:value-type="float" office:value="0.591875518622" calcext:value-type="float">
            <text:p>0.5919</text:p>
          </table:table-cell>
          <table:table-cell office:value-type="string" calcext:value-type="string">
            <text:p>15</text:p>
          </table:table-cell>
          <table:table-cell office:value-type="float" office:value="0.433537912905" calcext:value-type="float">
            <text:p>0.4335</text:p>
          </table:table-cell>
          <table:table-cell office:value-type="float" office:value="0.322310014878" calcext:value-type="float">
            <text:p>0.3223</text:p>
          </table:table-cell>
          <table:table-cell office:value-type="float" office:value="0.527930908015" calcext:value-type="float">
            <text:p>0.52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7123067824" calcext:value-type="float">
            <text:p>0.5712</text:p>
          </table:table-cell>
          <table:table-cell office:value-type="float" office:value="0.348875699756" calcext:value-type="float">
            <text:p>0.3489</text:p>
          </table:table-cell>
          <table:table-cell office:value-type="float" office:value="0.620664216349" calcext:value-type="float">
            <text:p>0.6207</text:p>
          </table:table-cell>
          <table:table-cell office:value-type="string" calcext:value-type="string">
            <text:p>20</text:p>
          </table:table-cell>
          <table:table-cell office:value-type="float" office:value="0.526362178306" calcext:value-type="float">
            <text:p>0.5264</text:p>
          </table:table-cell>
          <table:table-cell office:value-type="float" office:value="0.349916735254" calcext:value-type="float">
            <text:p>0.3499</text:p>
          </table:table-cell>
          <table:table-cell office:value-type="float" office:value="0.595287284411" calcext:value-type="float">
            <text:p>0.59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65087788278" calcext:value-type="float">
            <text:p>0.5651</text:p>
          </table:table-cell>
          <table:table-cell office:value-type="float" office:value="0.351332680588" calcext:value-type="float">
            <text:p>0.3513</text:p>
          </table:table-cell>
          <table:table-cell office:value-type="float" office:value="0.578925842464" calcext:value-type="float">
            <text:p>0.5789</text:p>
          </table:table-cell>
          <table:table-cell office:value-type="string" calcext:value-type="string">
            <text:p>50</text:p>
          </table:table-cell>
          <table:table-cell office:value-type="float" office:value="0.557260461606" calcext:value-type="float">
            <text:p>0.5573</text:p>
          </table:table-cell>
          <table:table-cell office:value-type="float" office:value="0.352237448646" calcext:value-type="float">
            <text:p>0.3522</text:p>
          </table:table-cell>
          <table:table-cell office:value-type="float" office:value="0.599178348834" calcext:value-type="float">
            <text:p>0.59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48408450115" calcext:value-type="float">
            <text:p>0.5484</text:p>
          </table:table-cell>
          <table:table-cell office:value-type="float" office:value="0.384274711893" calcext:value-type="float">
            <text:p>0.3843</text:p>
          </table:table-cell>
          <table:table-cell office:value-type="float" office:value="0.572376927927" calcext:value-type="float">
            <text:p>0.5724</text:p>
          </table:table-cell>
          <table:table-cell office:value-type="string" calcext:value-type="string">
            <text:p>100</text:p>
          </table:table-cell>
          <table:table-cell office:value-type="float" office:value="0.553148466126" calcext:value-type="float">
            <text:p>0.5531</text:p>
          </table:table-cell>
          <table:table-cell office:value-type="float" office:value="0.384145275041" calcext:value-type="float">
            <text:p>0.3841</text:p>
          </table:table-cell>
          <table:table-cell office:value-type="float" office:value="0.602709705585" calcext:value-type="float">
            <text:p>0.6027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sp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office:value-type="string" calcext:value-type="string">
            <text:p>nsp1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sub space</text:p>
          </table:table-cell>
          <table:table-cell table:style-name="ce4" office:value-type="string" calcext:value-type="string">
            <text:p>mix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388765890371" calcext:value-type="float">
            <text:p>0.3888</text:p>
          </table:table-cell>
          <table:table-cell office:value-type="float" office:value="0.233502823719" calcext:value-type="float">
            <text:p>0.2335</text:p>
          </table:table-cell>
          <table:table-cell office:value-type="float" office:value="0.466419758896" calcext:value-type="float">
            <text:p>0.4664</text:p>
          </table:table-cell>
          <table:table-cell office:value-type="string" calcext:value-type="string">
            <text:p>8</text:p>
          </table:table-cell>
          <table:table-cell office:value-type="float" office:value="0.294708757271" calcext:value-type="float">
            <text:p>0.2947</text:p>
          </table:table-cell>
          <table:table-cell office:value-type="float" office:value="0.233502823719" calcext:value-type="float">
            <text:p>0.2335</text:p>
          </table:table-cell>
          <table:table-cell office:value-type="float" office:value="0.343079844431" calcext:value-type="float">
            <text:p>0.3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633777209626" calcext:value-type="float">
            <text:p>0.6338</text:p>
          </table:table-cell>
          <table:table-cell office:value-type="float" office:value="0.419323871025" calcext:value-type="float">
            <text:p>0.4193</text:p>
          </table:table-cell>
          <table:table-cell office:value-type="float" office:value="0.842833929439" calcext:value-type="float">
            <text:p>0.8428</text:p>
          </table:table-cell>
          <table:table-cell office:value-type="string" calcext:value-type="string">
            <text:p>10</text:p>
          </table:table-cell>
          <table:table-cell office:value-type="float" office:value="0.469980075412" calcext:value-type="float">
            <text:p>0.4700</text:p>
          </table:table-cell>
          <table:table-cell office:value-type="float" office:value="0.41945146051" calcext:value-type="float">
            <text:p>0.4195</text:p>
          </table:table-cell>
          <table:table-cell office:value-type="float" office:value="0.546884393801" calcext:value-type="float">
            <text:p>0.54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35825233955" calcext:value-type="float">
            <text:p>0.5358</text:p>
          </table:table-cell>
          <table:table-cell office:value-type="float" office:value="0.403841544458" calcext:value-type="float">
            <text:p>0.4038</text:p>
          </table:table-cell>
          <table:table-cell office:value-type="float" office:value="0.662591568057" calcext:value-type="float">
            <text:p>0.6626</text:p>
          </table:table-cell>
          <table:table-cell office:value-type="string" calcext:value-type="string">
            <text:p>15</text:p>
          </table:table-cell>
          <table:table-cell office:value-type="float" office:value="0.433433596378" calcext:value-type="float">
            <text:p>0.4334</text:p>
          </table:table-cell>
          <table:table-cell office:value-type="float" office:value="0.404389004519" calcext:value-type="float">
            <text:p>0.4044</text:p>
          </table:table-cell>
          <table:table-cell office:value-type="float" office:value="0.443225096424" calcext:value-type="float">
            <text:p>0.44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73494900203" calcext:value-type="float">
            <text:p>0.5735</text:p>
          </table:table-cell>
          <table:table-cell office:value-type="float" office:value="0.486846579228" calcext:value-type="float">
            <text:p>0.4868</text:p>
          </table:table-cell>
          <table:table-cell office:value-type="float" office:value="0.703372808787" calcext:value-type="float">
            <text:p>0.7034</text:p>
          </table:table-cell>
          <table:table-cell office:value-type="string" calcext:value-type="string">
            <text:p>20</text:p>
          </table:table-cell>
          <table:table-cell office:value-type="float" office:value="0.525031345809" calcext:value-type="float">
            <text:p>0.5250</text:p>
          </table:table-cell>
          <table:table-cell office:value-type="float" office:value="0.492579665723" calcext:value-type="float">
            <text:p>0.4926</text:p>
          </table:table-cell>
          <table:table-cell office:value-type="float" office:value="0.541769832843" calcext:value-type="float">
            <text:p>0.54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567600042101" calcext:value-type="float">
            <text:p>0.5676</text:p>
          </table:table-cell>
          <table:table-cell office:value-type="float" office:value="0.471640823031" calcext:value-type="float">
            <text:p>0.4716</text:p>
          </table:table-cell>
          <table:table-cell office:value-type="float" office:value="0.649033407291" calcext:value-type="float">
            <text:p>0.6490</text:p>
          </table:table-cell>
          <table:table-cell office:value-type="string" calcext:value-type="string">
            <text:p>50</text:p>
          </table:table-cell>
          <table:table-cell office:value-type="float" office:value="0.560925145965" calcext:value-type="float">
            <text:p>0.5609</text:p>
          </table:table-cell>
          <table:table-cell office:value-type="float" office:value="0.480088644034" calcext:value-type="float">
            <text:p>0.4801</text:p>
          </table:table-cell>
          <table:table-cell office:value-type="float" office:value="0.53372721767" calcext:value-type="float">
            <text:p>0.53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549218515345" calcext:value-type="float">
            <text:p>0.5492</text:p>
          </table:table-cell>
          <table:table-cell office:value-type="float" office:value="0.495813988996" calcext:value-type="float">
            <text:p>0.4958</text:p>
          </table:table-cell>
          <table:table-cell office:value-type="float" office:value="0.606230956871" calcext:value-type="float">
            <text:p>0.6062</text:p>
          </table:table-cell>
          <table:table-cell office:value-type="string" calcext:value-type="string">
            <text:p>100</text:p>
          </table:table-cell>
          <table:table-cell office:value-type="float" office:value="0.5501150309" calcext:value-type="float">
            <text:p>0.5501</text:p>
          </table:table-cell>
          <table:table-cell office:value-type="float" office:value="0.494857855673" calcext:value-type="float">
            <text:p>0.4949</text:p>
          </table:table-cell>
          <table:table-cell office:value-type="float" office:value="0.543990456225" calcext:value-type="float">
            <text:p>0.5440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2" table:target-range-address="max_20.K4:max_20.L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19" loext:min-decimal-places="19" number:min-integer-digits="1"/>
    </number:number-style>
    <number:number-style style:name="N133">
      <number:number number:decimal-places="20" loext:min-decimal-places="20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8:12:10.85186208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 Syzonenko</meta:initial-creator>
    <meta:creation-date>2017-05-30T14:02:29.679839492</meta:creation-date>
    <dc:date>2017-06-07T08:31:29.177445484</dc:date>
    <dc:creator>Ivan Syzonenko</dc:creator>
    <meta:editing-duration>P1DT9H34M50S</meta:editing-duration>
    <meta:editing-cycles>193</meta:editing-cycles>
    <meta:generator>LibreOffice/5.3.3.2$Linux_X86_64 LibreOffice_project/30m0$Build-2</meta:generator>
    <meta:document-statistic meta:table-count="10" meta:cell-count="2317" meta:object-count="0"/>
  </office:meta>
</office:document-meta>
</file>